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992in"/>
    </style:style>
    <style:style style:name="ro5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1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2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03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09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10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111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12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13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4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15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16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17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18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19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0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21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22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3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4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25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6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27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28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9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30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1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2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133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4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35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36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7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38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39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14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1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2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43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44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45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6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7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48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9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0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1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15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5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55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156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57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5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59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60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61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Liberation Sans" fo:font-size="9pt" style:font-size-asian="9pt" style:font-size-complex="9pt"/>
    </style:style>
    <style:style style:name="ce59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1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2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3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66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7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8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6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70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71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72" style:family="table-cell" style:parent-style-name="Default"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ext-properties style:font-name="Liberation Sans"/>
    </style:style>
    <style:style style:name="ce74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75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7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79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80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82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3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4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7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88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92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3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4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6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97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98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99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2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55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257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8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259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0" style:family="table-cell" style:parent-style-name="DataPilot_20_Value" style:data-style-name="N153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261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2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63" style:family="table-cell" style:parent-style-name="DataPilot_20_Value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64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5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66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18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91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92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153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197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98" style:family="table-cell" style:parent-style-name="Default" style:data-style-name="N153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153">
      <style:text-properties fo:font-size="9pt" style:font-size-asian="9pt" style:font-size-complex="9pt"/>
    </style:style>
    <style:style style:name="ce200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01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0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204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205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206" style:family="table-cell" style:parent-style-name="Default" style:data-style-name="N153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09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210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>
      <style:table-cell-properties fo:border-bottom="0.0008in solid #00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13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214" style:family="table-cell" style:parent-style-name="Default" style:data-style-name="N146">
      <style:table-cell-properties fo:border-bottom="0.0071in solid #000000" fo:border-left="0.0071in solid #000000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16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148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19" style:family="table-cell" style:parent-style-name="Default" style:data-style-name="N148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22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223" style:family="table-cell" style:parent-style-name="Default" style:data-style-name="N153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146">
      <style:table-cell-properties fo:border-bottom="none" fo:background-color="#83ca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26" style:family="table-cell" style:parent-style-name="Default" style:data-style-name="N15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228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230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46">
      <style:table-cell-properties fo:background-color="#99ccff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33" style:family="table-cell" style:parent-style-name="Default" style:data-style-name="N148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34" style:family="table-cell" style:parent-style-name="Default" style:data-style-name="N14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35" style:family="table-cell" style:parent-style-name="Default" style:data-style-name="N148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238" style:family="table-cell" style:parent-style-name="Default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239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41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242" style:family="table-cell" style:parent-style-name="Default" style:data-style-name="N153">
      <style:table-cell-properties fo:background-color="#e6e6ff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3" style:family="table-cell" style:parent-style-name="Default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4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5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6" style:family="table-cell" style:parent-style-name="Default" style:data-style-name="N153">
      <style:table-cell-properties fo:background-color="#e6e6ff" fo:border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7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48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49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0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1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3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7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9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0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1" style:family="table-cell" style:parent-style-name="Default" style:data-style-name="N153">
      <style:table-cell-properties fo:border-bottom="none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5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76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7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7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79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erfall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"/>
        <table:table-column table:style-name="co2" table:number-columns-repeated="1023" table:default-cell-style-name="ce3"/>
        <table:table-row table:style-name="ro10">
          <table:table-cell table:style-name="ce182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83" office:value-type="string">
            <text:p>Colors:</text:p>
          </table:table-cell>
          <table:table-cell table:style-name="ce191" office:value-type="string">
            <text:p>Plan</text:p>
          </table:table-cell>
          <table:table-cell table:style-name="ce204" office:value-type="string">
            <text:p>Actual</text:p>
          </table:table-cell>
          <table:table-cell office:value-type="string">
            <text:p>Source: GNUCash file June 14th, 2011</text:p>
          </table:table-cell>
          <table:table-cell table:number-columns-repeated="2"/>
          <table:table-cell table:style-name="ce216" office:value-type="string">
            <text:p>May</text:p>
          </table:table-cell>
          <table:table-cell table:number-columns-repeated="6"/>
          <table:table-cell table:style-name="ce229"/>
          <table:table-cell table:number-columns-repeated="1010"/>
        </table:table-row>
        <table:table-row table:style-name="ro2">
          <table:table-cell table:number-columns-repeated="13"/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184" office:value-type="string" table:number-columns-spanned="1" table:number-rows-spanned="2">
            <text:p>Expenses</text:p>
          </table:table-cell>
          <table:table-cell table:style-name="ce192" office:value-type="string" table:number-columns-spanned="12" table:number-rows-spanned="1">
            <text:p>Fiscal Year 2010</text:p>
          </table:table-cell>
          <table:covered-table-cell table:number-columns-repeated="11" table:style-name="ce205"/>
          <table:table-cell table:number-columns-repeated="1011"/>
        </table:table-row>
        <table:table-row table:style-name="ro2">
          <table:covered-table-cell table:style-name="ce185"/>
          <table:table-cell table:style-name="ce193" office:value-type="string">
            <text:p>October</text:p>
          </table:table-cell>
          <table:table-cell table:style-name="ce193" office:value-type="string">
            <text:p>November</text:p>
          </table:table-cell>
          <table:table-cell table:style-name="ce193" office:value-type="string">
            <text:p>December</text:p>
          </table:table-cell>
          <table:table-cell table:style-name="ce193" office:value-type="string">
            <text:p>January</text:p>
          </table:table-cell>
          <table:table-cell table:style-name="ce193" office:value-type="string">
            <text:p>February</text:p>
          </table:table-cell>
          <table:table-cell table:style-name="ce193" office:value-type="string">
            <text:p>March</text:p>
          </table:table-cell>
          <table:table-cell table:style-name="ce193" office:value-type="string">
            <text:p>April</text:p>
          </table:table-cell>
          <table:table-cell table:style-name="ce193" office:value-type="string">
            <text:p>May</text:p>
          </table:table-cell>
          <table:table-cell table:style-name="ce193" office:value-type="string">
            <text:p>June</text:p>
          </table:table-cell>
          <table:table-cell table:style-name="ce193" office:value-type="string">
            <text:p>July</text:p>
          </table:table-cell>
          <table:table-cell table:style-name="ce193" office:value-type="string">
            <text:p>August</text:p>
          </table:table-cell>
          <table:table-cell table:style-name="ce193" office:value-type="string">
            <text:p>September</text:p>
          </table:table-cell>
          <table:table-cell table:style-name="ce230" office:value-type="string">
            <text:p>Current plan</text:p>
          </table:table-cell>
          <table:table-cell table:style-name="ce236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186" office:value-type="string">
            <text:p>Plan</text:p>
          </table:table-cell>
          <table:table-cell table:style-name="ce194" table:formula="of:=[Budget.B47]" office:value-type="float" office:value="26665.5533333333">
            <text:p>$26,666</text:p>
          </table:table-cell>
          <table:table-cell table:style-name="ce194" table:formula="of:=[Budget.C47]" office:value-type="float" office:value="47664.3333333333">
            <text:p>$47,664</text:p>
          </table:table-cell>
          <table:table-cell table:style-name="ce194" table:formula="of:=[Budget.D47]" office:value-type="float" office:value="44136.3333333333">
            <text:p>$44,136</text:p>
          </table:table-cell>
          <table:table-cell table:style-name="ce194" table:formula="of:=[Budget.E47]" office:value-type="float" office:value="11388.1833333333">
            <text:p>$11,388</text:p>
          </table:table-cell>
          <table:table-cell table:style-name="ce194" table:formula="of:=[Budget.F47]" office:value-type="float" office:value="38272.3333333333">
            <text:p>$38,272</text:p>
          </table:table-cell>
          <table:table-cell table:style-name="ce194" table:formula="of:=[Budget.G47]" office:value-type="float" office:value="57581.5533333333">
            <text:p>$57,582</text:p>
          </table:table-cell>
          <table:table-cell table:style-name="ce194" table:formula="of:=[Budget.H47]" office:value-type="float" office:value="38028.7033333333">
            <text:p>$38,029</text:p>
          </table:table-cell>
          <table:table-cell table:style-name="ce194" table:formula="of:=[Budget.I47]" office:value-type="float" office:value="24098.9033333333">
            <text:p>$24,099</text:p>
          </table:table-cell>
          <table:table-cell table:style-name="ce194" table:formula="of:=[Budget.J47]" office:value-type="float" office:value="31219.3533333333">
            <text:p>$31,219</text:p>
          </table:table-cell>
          <table:table-cell table:style-name="ce194" table:formula="of:=[Budget.K47]" office:value-type="float" office:value="51751.8433333333">
            <text:p>$51,752</text:p>
          </table:table-cell>
          <table:table-cell table:style-name="ce194" table:formula="of:=[Budget.L47]" office:value-type="float" office:value="66530.1233333333">
            <text:p>$66,530</text:p>
          </table:table-cell>
          <table:table-cell table:style-name="ce194" table:formula="of:=[Budget.M47]" office:value-type="float" office:value="80662.3233333333">
            <text:p>$80,662</text:p>
          </table:table-cell>
          <table:table-cell table:style-name="ce231" table:formula="of:=SUM([.B6:.M6])" office:value-type="float" office:value="517999.54">
            <text:p>$518,000</text:p>
          </table:table-cell>
          <table:table-cell table:style-name="ce237"/>
          <table:table-cell table:number-columns-repeated="1009"/>
        </table:table-row>
        <table:table-row table:style-name="ro2">
          <table:table-cell table:style-name="ce187" office:value-type="string">
            <text:p>October</text:p>
          </table:table-cell>
          <table:table-cell table:style-name="ce195" table:formula="of:=[Real.B$47]" office:value-type="float" office:value="47974.99">
            <text:p>$47,975</text:p>
          </table:table-cell>
          <table:table-cell table:style-name="ce199" table:formula="of:=[.C$6]" office:value-type="float" office:value="47664.3333333333">
            <text:p>$47,664</text:p>
          </table:table-cell>
          <table:table-cell table:style-name="ce199" table:formula="of:=[.D$6]" office:value-type="float" office:value="44136.3333333333">
            <text:p>$44,136</text:p>
          </table:table-cell>
          <table:table-cell table:style-name="ce199" table:formula="of:=[.E$6]" office:value-type="float" office:value="11388.1833333333">
            <text:p>$11,388</text:p>
          </table:table-cell>
          <table:table-cell table:style-name="ce199" table:formula="of:=[.F$6]" office:value-type="float" office:value="38272.3333333333">
            <text:p>$38,272</text:p>
          </table:table-cell>
          <table:table-cell table:style-name="ce199" table:formula="of:=[.G$6]" office:value-type="float" office:value="57581.5533333333">
            <text:p>$57,582</text:p>
          </table:table-cell>
          <table:table-cell table:style-name="ce199" table:formula="of:=[.H$6]" office:value-type="float" office:value="38028.7033333333">
            <text:p>$38,029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SUM([.B7:.M7])" office:value-type="float" office:value="539308.976666666">
            <text:p>$539,309</text:p>
          </table:table-cell>
          <table:table-cell table:style-name="ce215" table:formula="of:=[.B7]" office:value-type="float" office:value="47974.99">
            <text:p>$47,975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November</text:p>
          </table:table-cell>
          <table:table-cell table:style-name="ce196"/>
          <table:table-cell table:style-name="ce206" table:formula="of:=[Real.C$47]" office:value-type="float" office:value="42183.35">
            <text:p>$42,183</text:p>
          </table:table-cell>
          <table:table-cell table:style-name="ce199" table:formula="of:=[.D$6]" office:value-type="float" office:value="44136.3333333333">
            <text:p>$44,136</text:p>
          </table:table-cell>
          <table:table-cell table:style-name="ce199" table:formula="of:=[.E$6]" office:value-type="float" office:value="11388.1833333333">
            <text:p>$11,388</text:p>
          </table:table-cell>
          <table:table-cell table:style-name="ce199" table:formula="of:=[.F$6]" office:value-type="float" office:value="38272.3333333333">
            <text:p>$38,272</text:p>
          </table:table-cell>
          <table:table-cell table:style-name="ce199" table:formula="of:=[.G$6]" office:value-type="float" office:value="57581.5533333333">
            <text:p>$57,582</text:p>
          </table:table-cell>
          <table:table-cell table:style-name="ce199" table:formula="of:=[.H$6]" office:value-type="float" office:value="38028.7033333333">
            <text:p>$38,029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[.O7]+SUM([.C8:.M8])" office:value-type="float" office:value="533827.993333333">
            <text:p>$533,828</text:p>
          </table:table-cell>
          <table:table-cell table:style-name="ce215" table:formula="of:=[.O7]+[.C8]" office:value-type="float" office:value="90158.34">
            <text:p>$90,158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December</text:p>
          </table:table-cell>
          <table:table-cell table:style-name="ce196" table:number-columns-repeated="2"/>
          <table:table-cell table:style-name="ce206" table:formula="of:=[Real.D$47]" office:value-type="float" office:value="15452.59">
            <text:p>$15,453</text:p>
          </table:table-cell>
          <table:table-cell table:style-name="ce199" table:formula="of:=[.E$6]" office:value-type="float" office:value="11388.1833333333">
            <text:p>$11,388</text:p>
          </table:table-cell>
          <table:table-cell table:style-name="ce199" table:formula="of:=[.F$6]" office:value-type="float" office:value="38272.3333333333">
            <text:p>$38,272</text:p>
          </table:table-cell>
          <table:table-cell table:style-name="ce199" table:formula="of:=[.G$6]" office:value-type="float" office:value="57581.5533333333">
            <text:p>$57,582</text:p>
          </table:table-cell>
          <table:table-cell table:style-name="ce199" table:formula="of:=[.H$6]" office:value-type="float" office:value="38028.7033333333">
            <text:p>$38,029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[.O8]+SUM([.C9:.M9])" office:value-type="float" office:value="505144.25">
            <text:p>$505,144</text:p>
          </table:table-cell>
          <table:table-cell table:style-name="ce215" table:formula="of:=[.O8]+[.D9]" office:value-type="float" office:value="105610.93">
            <text:p>$105,611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January</text:p>
          </table:table-cell>
          <table:table-cell table:style-name="ce196" table:number-columns-repeated="2"/>
          <table:table-cell table:style-name="ce199"/>
          <table:table-cell table:style-name="ce206" table:formula="of:=[Real.E$47]" office:value-type="float" office:value="8716.42">
            <text:p>$8,716</text:p>
          </table:table-cell>
          <table:table-cell table:style-name="ce199" table:formula="of:=[.F$6]" office:value-type="float" office:value="38272.3333333333">
            <text:p>$38,272</text:p>
          </table:table-cell>
          <table:table-cell table:style-name="ce199" table:formula="of:=[.G$6]" office:value-type="float" office:value="57581.5533333333">
            <text:p>$57,582</text:p>
          </table:table-cell>
          <table:table-cell table:style-name="ce199" table:formula="of:=[.H$6]" office:value-type="float" office:value="38028.7033333333">
            <text:p>$38,029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[.O9]+SUM([.C10:.M10])" office:value-type="float" office:value="502472.486666666">
            <text:p>$502,472</text:p>
          </table:table-cell>
          <table:table-cell table:style-name="ce215" table:formula="of:=[.E10]+[.O9]" office:value-type="float" office:value="114327.35">
            <text:p>$114,327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February</text:p>
          </table:table-cell>
          <table:table-cell table:style-name="ce196" table:number-columns-repeated="4"/>
          <table:table-cell table:style-name="ce206" table:formula="of:=[Real.F$47]" office:value-type="float" office:value="42456.06">
            <text:p>$42,456</text:p>
          </table:table-cell>
          <table:table-cell table:style-name="ce199" table:formula="of:=[.G$6]" office:value-type="float" office:value="57581.5533333333">
            <text:p>$57,582</text:p>
          </table:table-cell>
          <table:table-cell table:style-name="ce199" table:formula="of:=[.H$6]" office:value-type="float" office:value="38028.7033333333">
            <text:p>$38,029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[.O10]+SUM([.C11:.M11])" office:value-type="float" office:value="506656.213333333">
            <text:p>$506,656</text:p>
          </table:table-cell>
          <table:table-cell table:style-name="ce215" table:formula="of:=[.F11]+[.O10]" office:value-type="float" office:value="156783.41">
            <text:p>$156,783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March</text:p>
          </table:table-cell>
          <table:table-cell table:style-name="ce196" table:number-columns-repeated="5"/>
          <table:table-cell table:style-name="ce206" table:formula="of:=[Real.G$47]" office:value-type="float" office:value="44639.06">
            <text:p>$44,639</text:p>
          </table:table-cell>
          <table:table-cell table:style-name="ce199" table:formula="of:=[.H$6]" office:value-type="float" office:value="38028.7033333333">
            <text:p>$38,029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[.O11]+SUM([.C12:.M12])" office:value-type="float" office:value="493713.72">
            <text:p>$493,714</text:p>
          </table:table-cell>
          <table:table-cell table:style-name="ce215" table:formula="of:=[.G12]+[.O11]" office:value-type="float" office:value="201422.47">
            <text:p>$201,422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April</text:p>
          </table:table-cell>
          <table:table-cell table:style-name="ce196" table:number-columns-repeated="6"/>
          <table:table-cell table:style-name="ce206" table:formula="of:=[Real.H$47]" office:value-type="float" office:value="8804.44">
            <text:p>$8,804</text:p>
          </table:table-cell>
          <table:table-cell table:style-name="ce199" table:formula="of:=[.I$6]" office:value-type="float" office:value="24098.9033333333">
            <text:p>$24,099</text:p>
          </table:table-cell>
          <table:table-cell table:style-name="ce199" table:formula="of:=[.J$6]" office:value-type="float" office:value="31219.3533333333">
            <text:p>$31,219</text:p>
          </table:table-cell>
          <table:table-cell table:style-name="ce199" table:formula="of:=[.K$6]" office:value-type="float" office:value="51751.8433333333">
            <text:p>$51,752</text:p>
          </table:table-cell>
          <table:table-cell table:style-name="ce199" table:formula="of:=[.L$6]" office:value-type="float" office:value="66530.1233333333">
            <text:p>$66,530</text:p>
          </table:table-cell>
          <table:table-cell table:style-name="ce199" table:formula="of:=[.M$6]" office:value-type="float" office:value="80662.3233333333">
            <text:p>$80,662</text:p>
          </table:table-cell>
          <table:table-cell table:style-name="ce208" table:formula="of:=[.O12]+SUM([.C13:.M13])" office:value-type="float" office:value="464489.456666666">
            <text:p>$464,489</text:p>
          </table:table-cell>
          <table:table-cell table:style-name="ce215" table:formula="of:=[.H13]+[.O12]" office:value-type="float" office:value="210226.91">
            <text:p>$210,227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May</text:p>
          </table:table-cell>
          <table:table-cell table:style-name="ce196" table:number-columns-repeated="7"/>
          <table:table-cell table:style-name="ce206" table:formula="of:=[Real.I$47]" office:value-type="float" office:value="29677.46">
            <text:p>$29,677</text:p>
          </table:table-cell>
          <table:table-cell table:style-name="ce199" table:formula="of:=['Real+Proj'.J$47]" office:value-type="float" office:value="29700.52">
            <text:p>$29,701</text:p>
          </table:table-cell>
          <table:table-cell table:style-name="ce199" table:formula="of:=['Real+Proj'.K$47]" office:value-type="float" office:value="49655.51">
            <text:p>$49,656</text:p>
          </table:table-cell>
          <table:table-cell table:style-name="ce199" table:formula="of:=['Real+Proj'.L$47]" office:value-type="float" office:value="70246.79">
            <text:p>$70,247</text:p>
          </table:table-cell>
          <table:table-cell table:style-name="ce199" table:formula="of:=['Real+Proj'.M$47]" office:value-type="float" office:value="108529.99">
            <text:p>$108,530</text:p>
          </table:table-cell>
          <table:table-cell table:style-name="ce208" table:formula="of:=[.O13]+SUM([.C14:.M14])" office:value-type="float" office:value="498037.18">
            <text:p>$498,037</text:p>
          </table:table-cell>
          <table:table-cell table:style-name="ce215" table:formula="of:=[.I14]+[.O13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June</text:p>
          </table:table-cell>
          <table:table-cell table:style-name="ce196" table:number-columns-repeated="8"/>
          <table:table-cell table:style-name="ce206" table:formula="of:=[Real.J$47]" office:value-type="float" office:value="0">
            <text:p/>
          </table:table-cell>
          <table:table-cell table:style-name="ce199" table:formula="of:=['Real+Proj'.K$47]" office:value-type="float" office:value="49655.51">
            <text:p>$49,656</text:p>
          </table:table-cell>
          <table:table-cell table:style-name="ce199" table:formula="of:=['Real+Proj'.L$47]" office:value-type="float" office:value="70246.79">
            <text:p>$70,247</text:p>
          </table:table-cell>
          <table:table-cell table:style-name="ce199" table:formula="of:=['Real+Proj'.M$47]" office:value-type="float" office:value="108529.99">
            <text:p>$108,530</text:p>
          </table:table-cell>
          <table:table-cell table:style-name="ce208" table:formula="of:=[.O14]+SUM([.C15:.M15])" office:value-type="float" office:value="468336.66">
            <text:p>$468,337</text:p>
          </table:table-cell>
          <table:table-cell table:style-name="ce215" table:formula="of:=[.J15]+[.O14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July</text:p>
          </table:table-cell>
          <table:table-cell table:style-name="ce196" table:number-columns-repeated="9"/>
          <table:table-cell table:style-name="ce206" table:formula="of:=[Real.K$47]" office:value-type="float" office:value="0">
            <text:p/>
          </table:table-cell>
          <table:table-cell table:style-name="ce199" table:formula="of:=['Real+Proj'.L$47]" office:value-type="float" office:value="70246.79">
            <text:p>$70,247</text:p>
          </table:table-cell>
          <table:table-cell table:style-name="ce199" table:formula="of:=['Real+Proj'.M$47]" office:value-type="float" office:value="108529.99">
            <text:p>$108,530</text:p>
          </table:table-cell>
          <table:table-cell table:style-name="ce208" table:formula="of:=[.O15]+SUM([.C16:.M16])" office:value-type="float" office:value="418681.15">
            <text:p>$418,681</text:p>
          </table:table-cell>
          <table:table-cell table:style-name="ce215" table:formula="of:=[.K16]+[.O15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August</text:p>
          </table:table-cell>
          <table:table-cell table:style-name="ce196" table:number-columns-repeated="10"/>
          <table:table-cell table:style-name="ce206" table:formula="of:=[Real.L$47]" office:value-type="float" office:value="0">
            <text:p/>
          </table:table-cell>
          <table:table-cell table:style-name="ce199" table:formula="of:=['Real+Proj'.M$47]" office:value-type="float" office:value="108529.99">
            <text:p>$108,530</text:p>
          </table:table-cell>
          <table:table-cell table:style-name="ce208" table:formula="of:=[.O16]+SUM([.C17:.M17])" office:value-type="float" office:value="348434.36">
            <text:p>$348,434</text:p>
          </table:table-cell>
          <table:table-cell table:style-name="ce215" table:formula="of:=[.L17]+[.O16]" office:value-type="float" office:value="239904.37">
            <text:p>$239,904</text:p>
          </table:table-cell>
          <table:table-cell table:number-columns-repeated="1009"/>
        </table:table-row>
        <table:table-row table:style-name="ro2">
          <table:table-cell table:style-name="ce189" office:value-type="string">
            <text:p>September</text:p>
          </table:table-cell>
          <table:table-cell table:style-name="ce197" table:number-columns-repeated="11"/>
          <table:table-cell table:style-name="ce226" table:formula="of:=[Real.M$47]" office:value-type="float" office:value="0">
            <text:p/>
          </table:table-cell>
          <table:table-cell table:style-name="ce232" table:formula="of:=[.O17]+SUM([.C18:.M18])" office:value-type="float" office:value="239904.37">
            <text:p>$239,904</text:p>
          </table:table-cell>
          <table:table-cell table:style-name="ce228" table:formula="of:=[.M18]+[.O17]" office:value-type="float" office:value="239904.37">
            <text:p>$239,904</text:p>
          </table:table-cell>
          <table:table-cell table:number-columns-repeated="1009"/>
        </table:table-row>
        <table:table-row table:style-name="ro2" table:number-rows-repeated="2">
          <table:table-cell table:number-columns-repeated="13"/>
          <table:table-cell table:style-name="ce227" table:number-columns-repeated="2"/>
          <table:table-cell table:number-columns-repeated="1009"/>
        </table:table-row>
        <table:table-row table:style-name="ro2">
          <table:table-cell table:style-name="ce184" office:value-type="string" table:number-columns-spanned="1" table:number-rows-spanned="2">
            <text:p>Income</text:p>
          </table:table-cell>
          <table:table-cell table:style-name="ce192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227" table:number-columns-repeated="2"/>
          <table:table-cell table:number-columns-repeated="1009"/>
        </table:table-row>
        <table:table-row table:style-name="ro2">
          <table:covered-table-cell table:style-name="ce190" office:value-type="string">
            <text:p>Plan</text:p>
          </table:covered-table-cell>
          <table:table-cell table:style-name="ce193" office:value-type="string">
            <text:p>October</text:p>
          </table:table-cell>
          <table:table-cell table:style-name="ce193" office:value-type="string">
            <text:p>November</text:p>
          </table:table-cell>
          <table:table-cell table:style-name="ce193" office:value-type="string">
            <text:p>December</text:p>
          </table:table-cell>
          <table:table-cell table:style-name="ce193" office:value-type="string">
            <text:p>January</text:p>
          </table:table-cell>
          <table:table-cell table:style-name="ce193" office:value-type="string">
            <text:p>February</text:p>
          </table:table-cell>
          <table:table-cell table:style-name="ce193" office:value-type="string">
            <text:p>March</text:p>
          </table:table-cell>
          <table:table-cell table:style-name="ce193" office:value-type="string">
            <text:p>April</text:p>
          </table:table-cell>
          <table:table-cell table:style-name="ce193" office:value-type="string">
            <text:p>May</text:p>
          </table:table-cell>
          <table:table-cell table:style-name="ce193" office:value-type="string">
            <text:p>June</text:p>
          </table:table-cell>
          <table:table-cell table:style-name="ce193" office:value-type="string">
            <text:p>July</text:p>
          </table:table-cell>
          <table:table-cell table:style-name="ce193" office:value-type="string">
            <text:p>August</text:p>
          </table:table-cell>
          <table:table-cell table:style-name="ce193" office:value-type="string">
            <text:p>September</text:p>
          </table:table-cell>
          <table:table-cell table:style-name="ce230" office:value-type="string">
            <text:p>Current plan</text:p>
          </table:table-cell>
          <table:table-cell table:style-name="ce236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184" office:value-type="string">
            <text:p>Plan</text:p>
          </table:table-cell>
          <table:table-cell table:style-name="ce194" table:formula="of:=[Budget.B79]" office:value-type="float" office:value="7471">
            <text:p>$7,471</text:p>
          </table:table-cell>
          <table:table-cell table:style-name="ce194" table:formula="of:=[Budget.C79]" office:value-type="float" office:value="26470">
            <text:p>$26,470</text:p>
          </table:table-cell>
          <table:table-cell table:style-name="ce194" table:formula="of:=[Budget.D79]" office:value-type="float" office:value="53143">
            <text:p>$53,143</text:p>
          </table:table-cell>
          <table:table-cell table:style-name="ce194" table:formula="of:=[Budget.E79]" office:value-type="float" office:value="19720">
            <text:p>$19,720</text:p>
          </table:table-cell>
          <table:table-cell table:style-name="ce194" table:formula="of:=[Budget.F79]" office:value-type="float" office:value="74870">
            <text:p>$74,870</text:p>
          </table:table-cell>
          <table:table-cell table:style-name="ce194" table:formula="of:=[Budget.G79]" office:value-type="float" office:value="26470">
            <text:p>$26,470</text:p>
          </table:table-cell>
          <table:table-cell table:style-name="ce194" table:formula="of:=[Budget.H79]" office:value-type="float" office:value="63820">
            <text:p>$63,820</text:p>
          </table:table-cell>
          <table:table-cell table:style-name="ce194" table:formula="of:=[Budget.I79]" office:value-type="float" office:value="23470">
            <text:p>$23,470</text:p>
          </table:table-cell>
          <table:table-cell table:style-name="ce194" table:formula="of:=[Budget.J79]" office:value-type="float" office:value="3770">
            <text:p>$3,770</text:p>
          </table:table-cell>
          <table:table-cell table:style-name="ce194" table:formula="of:=[Budget.K79]" office:value-type="float" office:value="24070">
            <text:p>$24,070</text:p>
          </table:table-cell>
          <table:table-cell table:style-name="ce194" table:formula="of:=[Budget.L79]" office:value-type="float" office:value="62500.29">
            <text:p>$62,500</text:p>
          </table:table-cell>
          <table:table-cell table:style-name="ce194" table:formula="of:=[Budget.M79]" office:value-type="float" office:value="26730">
            <text:p>$26,730</text:p>
          </table:table-cell>
          <table:table-cell table:style-name="ce231" table:formula="of:=[Budget.N79]" office:value-type="float" office:value="412504.29">
            <text:p>$412,504</text:p>
          </table:table-cell>
          <table:table-cell table:style-name="ce237"/>
          <table:table-cell table:number-columns-repeated="1009"/>
        </table:table-row>
        <table:table-row table:style-name="ro2">
          <table:table-cell table:style-name="ce188" office:value-type="string">
            <text:p>October</text:p>
          </table:table-cell>
          <table:table-cell table:style-name="ce198" table:formula="of:=[Real.B$79]" office:value-type="float" office:value="11570.7">
            <text:p>$11,571</text:p>
          </table:table-cell>
          <table:table-cell table:style-name="ce199" table:formula="of:=[.C$23]" office:value-type="float" office:value="26470">
            <text:p>$26,470</text:p>
          </table:table-cell>
          <table:table-cell table:style-name="ce199" table:formula="of:=[.D$23]" office:value-type="float" office:value="53143">
            <text:p>$53,143</text:p>
          </table:table-cell>
          <table:table-cell table:style-name="ce199" table:formula="of:=[.E$23]" office:value-type="float" office:value="19720">
            <text:p>$19,720</text:p>
          </table:table-cell>
          <table:table-cell table:style-name="ce199" table:formula="of:=[.F$23]" office:value-type="float" office:value="74870">
            <text:p>$74,870</text:p>
          </table:table-cell>
          <table:table-cell table:style-name="ce199" table:formula="of:=[.G$23]" office:value-type="float" office:value="26470">
            <text:p>$26,470</text:p>
          </table:table-cell>
          <table:table-cell table:style-name="ce199" table:formula="of:=[.H$23]" office:value-type="float" office:value="63820">
            <text:p>$63,820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SUM([.B24:.M24])" office:value-type="float" office:value="416603.99">
            <text:p>$416,604</text:p>
          </table:table-cell>
          <table:table-cell table:style-name="ce215" table:formula="of:=[.B24]" office:value-type="float" office:value="11570.7">
            <text:p>$11,571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November</text:p>
          </table:table-cell>
          <table:table-cell table:style-name="ce199"/>
          <table:table-cell table:style-name="ce206" table:formula="of:=[Real.C$79]" office:value-type="float" office:value="23429.68">
            <text:p>$23,430</text:p>
          </table:table-cell>
          <table:table-cell table:style-name="ce199" table:formula="of:=[.D$23]" office:value-type="float" office:value="53143">
            <text:p>$53,143</text:p>
          </table:table-cell>
          <table:table-cell table:style-name="ce199" table:formula="of:=[.E$23]" office:value-type="float" office:value="19720">
            <text:p>$19,720</text:p>
          </table:table-cell>
          <table:table-cell table:style-name="ce199" table:formula="of:=[.F$23]" office:value-type="float" office:value="74870">
            <text:p>$74,870</text:p>
          </table:table-cell>
          <table:table-cell table:style-name="ce199" table:formula="of:=[.G$23]" office:value-type="float" office:value="26470">
            <text:p>$26,470</text:p>
          </table:table-cell>
          <table:table-cell table:style-name="ce199" table:formula="of:=[.H$23]" office:value-type="float" office:value="63820">
            <text:p>$63,820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[.O24]+SUM([.C25:.M25])" office:value-type="float" office:value="413563.67">
            <text:p>$413,564</text:p>
          </table:table-cell>
          <table:table-cell table:style-name="ce215" table:formula="of:=[.O24]+[.C25]" office:value-type="float" office:value="35000.38">
            <text:p>$35,000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December</text:p>
          </table:table-cell>
          <table:table-cell table:style-name="ce200"/>
          <table:table-cell table:style-name="ce199"/>
          <table:table-cell table:style-name="ce206" table:formula="of:=[Real.D$79]" office:value-type="float" office:value="8922.71">
            <text:p>$8,923</text:p>
          </table:table-cell>
          <table:table-cell table:style-name="ce199" table:formula="of:=[.E$23]" office:value-type="float" office:value="19720">
            <text:p>$19,720</text:p>
          </table:table-cell>
          <table:table-cell table:style-name="ce199" table:formula="of:=[.F$23]" office:value-type="float" office:value="74870">
            <text:p>$74,870</text:p>
          </table:table-cell>
          <table:table-cell table:style-name="ce199" table:formula="of:=[.G$23]" office:value-type="float" office:value="26470">
            <text:p>$26,470</text:p>
          </table:table-cell>
          <table:table-cell table:style-name="ce199" table:formula="of:=[.H$23]" office:value-type="float" office:value="63820">
            <text:p>$63,820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[.O25]+SUM([.C26:.M26])" office:value-type="float" office:value="369343.38">
            <text:p>$369,343</text:p>
          </table:table-cell>
          <table:table-cell table:style-name="ce215" table:formula="of:=[.O25]+[.D26]" office:value-type="float" office:value="43923.09">
            <text:p>$43,923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January</text:p>
          </table:table-cell>
          <table:table-cell table:style-name="ce200"/>
          <table:table-cell table:style-name="ce196"/>
          <table:table-cell table:style-name="ce199"/>
          <table:table-cell table:style-name="ce206" table:formula="of:=[Real.E$79]" office:value-type="float" office:value="21363.69">
            <text:p>$21,364</text:p>
          </table:table-cell>
          <table:table-cell table:style-name="ce199" table:formula="of:=[.F$23]" office:value-type="float" office:value="74870">
            <text:p>$74,870</text:p>
          </table:table-cell>
          <table:table-cell table:style-name="ce199" table:formula="of:=[.G$23]" office:value-type="float" office:value="26470">
            <text:p>$26,470</text:p>
          </table:table-cell>
          <table:table-cell table:style-name="ce199" table:formula="of:=[.H$23]" office:value-type="float" office:value="63820">
            <text:p>$63,820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[.O26]+SUM([.C27:.M27])" office:value-type="float" office:value="370987.07">
            <text:p>$370,987</text:p>
          </table:table-cell>
          <table:table-cell table:style-name="ce215" table:formula="of:=[.E27]+[.O26]" office:value-type="float" office:value="65286.78">
            <text:p>$65,287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February</text:p>
          </table:table-cell>
          <table:table-cell table:style-name="ce200"/>
          <table:table-cell table:style-name="ce196" table:number-columns-repeated="2"/>
          <table:table-cell table:style-name="ce199"/>
          <table:table-cell table:style-name="ce206" table:formula="of:=[Real.F$79]" office:value-type="float" office:value="21840.48">
            <text:p>$21,840</text:p>
          </table:table-cell>
          <table:table-cell table:style-name="ce199" table:formula="of:=[.G$23]" office:value-type="float" office:value="26470">
            <text:p>$26,470</text:p>
          </table:table-cell>
          <table:table-cell table:style-name="ce199" table:formula="of:=[.H$23]" office:value-type="float" office:value="63820">
            <text:p>$63,820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[.O27]+SUM([.C28:.M28])" office:value-type="float" office:value="317957.55">
            <text:p>$317,958</text:p>
          </table:table-cell>
          <table:table-cell table:style-name="ce215" table:formula="of:=[.F28]+[.O27]" office:value-type="float" office:value="87127.26">
            <text:p>$87,127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March</text:p>
          </table:table-cell>
          <table:table-cell table:style-name="ce200"/>
          <table:table-cell table:style-name="ce196" table:number-columns-repeated="3"/>
          <table:table-cell table:style-name="ce199"/>
          <table:table-cell table:style-name="ce206" table:formula="of:=[Real.G$79]" office:value-type="float" office:value="26232.95">
            <text:p>$26,233</text:p>
          </table:table-cell>
          <table:table-cell table:style-name="ce199" table:formula="of:=[.H$23]" office:value-type="float" office:value="63820">
            <text:p>$63,820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[.O28]+SUM([.C29:.M29])" office:value-type="float" office:value="317720.5">
            <text:p>$317,721</text:p>
          </table:table-cell>
          <table:table-cell table:style-name="ce215" table:formula="of:=[.G29]+[.O28]" office:value-type="float" office:value="113360.21">
            <text:p>$113,360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April</text:p>
          </table:table-cell>
          <table:table-cell table:style-name="ce200"/>
          <table:table-cell table:style-name="ce196" table:number-columns-repeated="4"/>
          <table:table-cell table:style-name="ce199"/>
          <table:table-cell table:style-name="ce206" table:formula="of:=[Real.H$79]" office:value-type="float" office:value="77460.64">
            <text:p>$77,461</text:p>
          </table:table-cell>
          <table:table-cell table:style-name="ce199" table:formula="of:=[.I$23]" office:value-type="float" office:value="23470">
            <text:p>$23,470</text:p>
          </table:table-cell>
          <table:table-cell table:style-name="ce199" table:formula="of:=[.J$23]" office:value-type="float" office:value="3770">
            <text:p>$3,770</text:p>
          </table:table-cell>
          <table:table-cell table:style-name="ce199" table:formula="of:=[.K$23]" office:value-type="float" office:value="24070">
            <text:p>$24,070</text:p>
          </table:table-cell>
          <table:table-cell table:style-name="ce199" table:formula="of:=[.L$23]" office:value-type="float" office:value="62500.29">
            <text:p>$62,500</text:p>
          </table:table-cell>
          <table:table-cell table:style-name="ce199" table:formula="of:=[.M$23]" office:value-type="float" office:value="26730">
            <text:p>$26,730</text:p>
          </table:table-cell>
          <table:table-cell table:style-name="ce208" table:formula="of:=[.O29]+SUM([.C30:.M30])" office:value-type="float" office:value="331361.14">
            <text:p>$331,361</text:p>
          </table:table-cell>
          <table:table-cell table:style-name="ce215" table:formula="of:=[.H30]+[.O29]" office:value-type="float" office:value="190820.85">
            <text:p>$190,821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May</text:p>
          </table:table-cell>
          <table:table-cell table:style-name="ce200"/>
          <table:table-cell table:style-name="ce196" table:number-columns-repeated="6"/>
          <table:table-cell table:style-name="ce206" table:formula="of:=[Real.I$79]" office:value-type="float" office:value="4230.06">
            <text:p>$4,230</text:p>
          </table:table-cell>
          <table:table-cell table:style-name="ce199" table:formula="of:=['Real+Proj'.J$79]" office:value-type="float" office:value="2911">
            <text:p>$2,911</text:p>
          </table:table-cell>
          <table:table-cell table:style-name="ce199" table:formula="of:=['Real+Proj'.K$79]" office:value-type="float" office:value="58804">
            <text:p>$58,804</text:p>
          </table:table-cell>
          <table:table-cell table:style-name="ce199" table:formula="of:=['Real+Proj'.L$79]" office:value-type="float" office:value="32911">
            <text:p>$32,911</text:p>
          </table:table-cell>
          <table:table-cell table:style-name="ce199" table:formula="of:=['Real+Proj'.M$79]" office:value-type="float" office:value="100471">
            <text:p>$100,471</text:p>
          </table:table-cell>
          <table:table-cell table:style-name="ce208" table:formula="of:=[.O30]+SUM([.C31:.M31])" office:value-type="float" office:value="390147.91">
            <text:p>$390,148</text:p>
          </table:table-cell>
          <table:table-cell table:style-name="ce215" table:formula="of:=[.I31]+[.O30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June</text:p>
          </table:table-cell>
          <table:table-cell table:style-name="ce200"/>
          <table:table-cell table:style-name="ce196" table:number-columns-repeated="6"/>
          <table:table-cell table:style-name="ce199"/>
          <table:table-cell table:style-name="ce206" table:formula="of:=[Real.J$79]" office:value-type="float" office:value="0">
            <text:p/>
          </table:table-cell>
          <table:table-cell table:style-name="ce199" table:formula="of:=['Real+Proj'.K$79]" office:value-type="float" office:value="58804">
            <text:p>$58,804</text:p>
          </table:table-cell>
          <table:table-cell table:style-name="ce199" table:formula="of:=['Real+Proj'.L$79]" office:value-type="float" office:value="32911">
            <text:p>$32,911</text:p>
          </table:table-cell>
          <table:table-cell table:style-name="ce199" table:formula="of:=['Real+Proj'.M$79]" office:value-type="float" office:value="100471">
            <text:p>$100,471</text:p>
          </table:table-cell>
          <table:table-cell table:style-name="ce208" table:formula="of:=[.O31]+SUM([.C32:.M32])" office:value-type="float" office:value="387236.91">
            <text:p>$387,237</text:p>
          </table:table-cell>
          <table:table-cell table:style-name="ce215" table:formula="of:=[.J32]+[.O31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July</text:p>
          </table:table-cell>
          <table:table-cell table:style-name="ce200"/>
          <table:table-cell table:style-name="ce196" table:number-columns-repeated="8"/>
          <table:table-cell table:style-name="ce206" table:formula="of:=[Real.K$79]" office:value-type="float" office:value="0">
            <text:p/>
          </table:table-cell>
          <table:table-cell table:style-name="ce199" table:formula="of:=['Real+Proj'.L$79]" office:value-type="float" office:value="32911">
            <text:p>$32,911</text:p>
          </table:table-cell>
          <table:table-cell table:style-name="ce199" table:formula="of:=['Real+Proj'.M$79]" office:value-type="float" office:value="100471">
            <text:p>$100,471</text:p>
          </table:table-cell>
          <table:table-cell table:style-name="ce208" table:formula="of:=[.O32]+SUM([.C33:.M33])" office:value-type="float" office:value="328432.91">
            <text:p>$328,433</text:p>
          </table:table-cell>
          <table:table-cell table:style-name="ce215" table:formula="of:=[.K33]+[.O32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188" office:value-type="string">
            <text:p>August</text:p>
          </table:table-cell>
          <table:table-cell table:style-name="ce200"/>
          <table:table-cell table:style-name="ce196" table:number-columns-repeated="9"/>
          <table:table-cell table:style-name="ce206" table:formula="of:=[Real.L$79]" office:value-type="float" office:value="0">
            <text:p/>
          </table:table-cell>
          <table:table-cell table:style-name="ce199" table:formula="of:=['Real+Proj'.M$79]" office:value-type="float" office:value="100471">
            <text:p>$100,471</text:p>
          </table:table-cell>
          <table:table-cell table:style-name="ce208" table:formula="of:=[.O33]+SUM([.C34:.M34])" office:value-type="float" office:value="295521.91">
            <text:p>$295,522</text:p>
          </table:table-cell>
          <table:table-cell table:style-name="ce215" table:formula="of:=[.L34]+[.O33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style-name="ce189" office:value-type="string">
            <text:p>September</text:p>
          </table:table-cell>
          <table:table-cell table:style-name="ce201"/>
          <table:table-cell table:style-name="ce197" table:number-columns-repeated="9"/>
          <table:table-cell table:style-name="ce223"/>
          <table:table-cell table:style-name="ce226" table:formula="of:=[Real.M$79]" office:value-type="float" office:value="0">
            <text:p/>
          </table:table-cell>
          <table:table-cell table:style-name="ce232" table:formula="of:=[.O34]+SUM([.C35:.M35])" office:value-type="float" office:value="195050.91">
            <text:p>$195,051</text:p>
          </table:table-cell>
          <table:table-cell table:style-name="ce228" table:formula="of:=[.M35]+[.O34]" office:value-type="float" office:value="195050.91">
            <text:p>$195,0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227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2" office:value-type="string" table:number-columns-spanned="6" table:number-rows-spanned="1">
            <text:p>Expenses per category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192" office:value-type="string" table:number-columns-spanned="6" table:number-rows-spanned="1">
            <text:p>Income per category</text:p>
          </table:table-cell>
          <table:covered-table-cell table:number-columns-repeated="5"/>
          <table:table-cell table:number-columns-repeated="1010"/>
        </table:table-row>
        <table:table-row table:style-name="ro4">
          <table:table-cell/>
          <table:table-cell table:style-name="ce202" office:value-type="string">
            <text:p>Category</text:p>
          </table:table-cell>
          <table:table-cell table:style-name="ce207" office:value-type="string">
            <text:p>Plan Orig</text:p>
          </table:table-cell>
          <table:table-cell table:style-name="ce207" office:value-type="string">
            <text:p>Plan+Proj</text:p>
          </table:table-cell>
          <table:table-cell table:style-name="ce211" table:formula="of:=CONCATENATE(&quot;Plan &quot;; [.$G$2])" office:value-type="string" office:string-value="Plan May">
            <text:p>Plan May</text:p>
          </table:table-cell>
          <table:table-cell table:style-name="ce207" office:value-type="string">
            <text:p>Year to date</text:p>
          </table:table-cell>
          <table:table-cell table:style-name="ce217" office:value-type="string">
            <text:p>Difference</text:p>
          </table:table-cell>
          <table:table-cell/>
          <table:table-cell table:style-name="ce220" office:value-type="string">
            <text:p>Category</text:p>
          </table:table-cell>
          <table:table-cell table:style-name="ce207" office:value-type="string">
            <text:p>Plan Orig</text:p>
          </table:table-cell>
          <table:table-cell table:style-name="ce207" office:value-type="string">
            <text:p>Plan+Proj</text:p>
          </table:table-cell>
          <table:table-cell table:style-name="ce224" table:formula="of:=CONCATENATE(&quot;Plan &quot;; [.$G$2])" office:value-type="string" office:string-value="Plan May">
            <text:p>Plan May</text:p>
          </table:table-cell>
          <table:table-cell table:style-name="ce207" office:value-type="string">
            <text:p>Year to date</text:p>
          </table:table-cell>
          <table:table-cell table:style-name="ce217" office:value-type="string">
            <text:p>Difference</text:p>
          </table:table-cell>
          <table:table-cell table:number-columns-repeated="1010"/>
        </table:table-row>
        <table:table-row table:style-name="ro3">
          <table:table-cell/>
          <table:table-cell table:style-name="ce203" table:formula="of:=[Budget.A6]" office:value-type="string" office:string-value="A11y">
            <text:p>A11y</text:p>
          </table:table-cell>
          <table:table-cell table:style-name="ce208" table:formula="of:=[Budget.$N6]" office:value-type="float" office:value="41700">
            <text:p>$41,700</text:p>
          </table:table-cell>
          <table:table-cell table:style-name="ce208" table:formula="of:=['Real+Proj'.$N6]" office:value-type="float" office:value="23757.57">
            <text:p>$23,758</text:p>
          </table:table-cell>
          <table:table-cell table:style-name="ce212" table:formula="of:=SUM(bg_expense_ally)" office:value-type="float" office:value="21700">
            <text:p>$21,700</text:p>
          </table:table-cell>
          <table:table-cell table:style-name="ce215" table:formula="of:=[Real.$N6]" office:value-type="float" office:value="3757.57">
            <text:p>$3,758</text:p>
          </table:table-cell>
          <table:table-cell table:style-name="ce218" table:formula="of:=[.E40]-[.F40]" office:value-type="float" office:value="17942.43">
            <text:p>17,942</text:p>
          </table:table-cell>
          <table:table-cell/>
          <table:table-cell table:style-name="ce221" table:formula="of:=[Budget.A55]" office:value-type="string" office:string-value="A11y">
            <text:p>A11y</text:p>
          </table:table-cell>
          <table:table-cell table:style-name="ce208" table:formula="of:=[Budget.$N55]" office:value-type="float" office:value="30501">
            <text:p>$30,501</text:p>
          </table:table-cell>
          <table:table-cell table:style-name="ce208" table:formula="of:=['Real+Proj'.$N55]" office:value-type="float" office:value="25000">
            <text:p>$25,000</text:p>
          </table:table-cell>
          <table:table-cell table:style-name="ce225" table:formula="of:=SUM(bg_income_ally)" office:value-type="float" office:value="30501">
            <text:p>$30,501</text:p>
          </table:table-cell>
          <table:table-cell table:style-name="ce215" table:formula="of:=[Real.N55]" office:value-type="float" office:value="25000">
            <text:p>$25,000</text:p>
          </table:table-cell>
          <table:table-cell table:style-name="ce233" table:formula="of:=[.M40]-[.L40]" office:value-type="float" office:value="-5501">
            <text:p>-5,501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03" table:formula="of:=[Budget.A9]" office:value-type="string" office:string-value="Administrivia">
            <text:p>Administrivia</text:p>
          </table:table-cell>
          <table:table-cell table:style-name="ce209" table:formula="of:=[Budget.$N9]" office:value-type="float" office:value="31808.82">
            <text:p>$31,809</text:p>
          </table:table-cell>
          <table:table-cell table:style-name="ce209" table:formula="of:=['Real+Proj'.$N9]" office:value-type="float" office:value="30640.16">
            <text:p>$30,640</text:p>
          </table:table-cell>
          <table:table-cell table:style-name="ce213" table:formula="of:=SUM(bg_expense_administrivia)" office:value-type="float" office:value="27908.83">
            <text:p>$27,909</text:p>
          </table:table-cell>
          <table:table-cell table:style-name="ce215" table:formula="of:=[Real.$N9]" office:value-type="float" office:value="14740.17">
            <text:p>$14,740</text:p>
          </table:table-cell>
          <table:table-cell table:style-name="ce218" table:formula="of:=[.E41]-[.F41]" office:value-type="float" office:value="13168.66">
            <text:p>13,169</text:p>
          </table:table-cell>
          <table:table-cell/>
          <table:table-cell table:style-name="ce222" table:formula="of:=[Budget.A58]" office:value-type="string" office:string-value="Adboard">
            <text:p>Adboard</text:p>
          </table:table-cell>
          <table:table-cell table:style-name="ce208" table:formula="of:=[Budget.$N58]" office:value-type="float" office:value="179973">
            <text:p>$179,973</text:p>
          </table:table-cell>
          <table:table-cell table:style-name="ce208" table:formula="of:=['Real+Proj'.$N58]" office:value-type="float" office:value="160000">
            <text:p>$160,000</text:p>
          </table:table-cell>
          <table:table-cell table:style-name="ce225" table:formula="of:=SUM(bg_income_adboard)" office:value-type="float" office:value="149973">
            <text:p>$149,973</text:p>
          </table:table-cell>
          <table:table-cell table:style-name="ce215" table:formula="of:=[Real.$N58]" office:value-type="float" office:value="75000">
            <text:p>$75,000</text:p>
          </table:table-cell>
          <table:table-cell table:style-name="ce233" table:formula="of:=[.M41]-[.L41]" office:value-type="float" office:value="-74973">
            <text:p>-74,97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03" table:formula="of:=[Budget.A18]" office:value-type="string" office:string-value="Employees">
            <text:p>Employees</text:p>
          </table:table-cell>
          <table:table-cell table:style-name="ce209" table:formula="of:=[Budget.$N18]" office:value-type="float" office:value="145510">
            <text:p>$145,510</text:p>
          </table:table-cell>
          <table:table-cell table:style-name="ce209" table:formula="of:=['Real+Proj'.$N18]" office:value-type="float" office:value="133799.37">
            <text:p>$133,799</text:p>
          </table:table-cell>
          <table:table-cell table:style-name="ce213" table:formula="of:=SUM(bg_expense_employees)" office:value-type="float" office:value="86996.6666666665">
            <text:p>$86,997</text:p>
          </table:table-cell>
          <table:table-cell table:style-name="ce215" table:formula="of:=[Real.$N18]" office:value-type="float" office:value="72371.87">
            <text:p>$72,372</text:p>
          </table:table-cell>
          <table:table-cell table:style-name="ce218" table:formula="of:=[.E42]-[.F42]" office:value-type="float" office:value="14624.7966666665">
            <text:p>14,625</text:p>
          </table:table-cell>
          <table:table-cell/>
          <table:table-cell table:style-name="ce222" table:formula="of:=[Budget.A61]" office:value-type="string" office:string-value="Affiliate programs">
            <text:p>Affiliate programs</text:p>
          </table:table-cell>
          <table:table-cell table:style-name="ce208" table:formula="of:=[Budget.$N61]" office:value-type="float" office:value="2520.29">
            <text:p>$2,520</text:p>
          </table:table-cell>
          <table:table-cell table:style-name="ce208" table:formula="of:=['Real+Proj'.$N61]" office:value-type="float" office:value="9762.74">
            <text:p>$9,763</text:p>
          </table:table-cell>
          <table:table-cell table:style-name="ce225" table:formula="of:=SUM(bg_income_affiliate_programs)" office:value-type="float" office:value="1770">
            <text:p>$1,770</text:p>
          </table:table-cell>
          <table:table-cell table:style-name="ce215" table:formula="of:=[Real.$N61]" office:value-type="float" office:value="7702.74">
            <text:p>$7,703</text:p>
          </table:table-cell>
          <table:table-cell table:style-name="ce233" table:formula="of:=[.M42]-[.L42]" office:value-type="float" office:value="5932.74">
            <text:p>5,933</text:p>
          </table:table-cell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203" table:formula="of:=[Budget.A26]" office:value-type="string" office:string-value="Events">
            <text:p>Events</text:p>
          </table:table-cell>
          <table:table-cell table:style-name="ce209" table:formula="of:=[Budget.$N26]" office:value-type="float" office:value="115574.58">
            <text:p>$115,575</text:p>
          </table:table-cell>
          <table:table-cell table:style-name="ce209" table:formula="of:=['Real+Proj'.$N26]" office:value-type="float" office:value="122965.54">
            <text:p>$122,966</text:p>
          </table:table-cell>
          <table:table-cell table:style-name="ce213" table:formula="of:=SUM(bg_expense_events)" office:value-type="float" office:value="37452.26">
            <text:p>$37,452</text:p>
          </table:table-cell>
          <table:table-cell table:style-name="ce215" table:formula="of:=[Real.$N26]" office:value-type="float" office:value="44327.22">
            <text:p>$44,327</text:p>
          </table:table-cell>
          <table:table-cell table:style-name="ce218" table:formula="of:=[.E43]-[.F43]" office:value-type="float" office:value="-6874.96">
            <text:p>-6,875</text:p>
          </table:table-cell>
          <table:table-cell/>
          <table:table-cell table:style-name="ce222" table:formula="of:=[Budget.A64]" office:value-type="string" office:string-value="Events">
            <text:p>Events</text:p>
          </table:table-cell>
          <table:table-cell table:style-name="ce208" table:formula="of:=[Budget.$N64]" office:value-type="float" office:value="97900">
            <text:p>$97,900</text:p>
          </table:table-cell>
          <table:table-cell table:style-name="ce208" table:formula="of:=['Real+Proj'.$N64]" office:value-type="float" office:value="101365.53">
            <text:p>$101,366</text:p>
          </table:table-cell>
          <table:table-cell table:style-name="ce225" table:formula="of:=SUM(bg_income_events)" office:value-type="float" office:value="27900">
            <text:p>$27,900</text:p>
          </table:table-cell>
          <table:table-cell table:style-name="ce215" table:formula="of:=[Real.$N64]" office:value-type="float" office:value="22515.53">
            <text:p>$22,516</text:p>
          </table:table-cell>
          <table:table-cell table:style-name="ce233" table:formula="of:=[.M43]-[.L43]" office:value-type="float" office:value="-5384.47">
            <text:p>-5,384</text:p>
          </table:table-cell>
          <table:table-cell table:number-columns-repeated="1010"/>
        </table:table-row>
        <table:table-row table:style-name="ro4">
          <table:table-cell/>
          <table:table-cell table:style-name="ce203" table:formula="of:=[Budget.A35]" office:value-type="string" office:string-value="Hackfests">
            <text:p>Hackfests</text:p>
          </table:table-cell>
          <table:table-cell table:style-name="ce209" table:formula="of:=[Budget.$N35]" office:value-type="float" office:value="46797.14">
            <text:p>$46,797</text:p>
          </table:table-cell>
          <table:table-cell table:style-name="ce209" table:formula="of:=['Real+Proj'.$N35]" office:value-type="float" office:value="47396.98">
            <text:p>$47,397</text:p>
          </table:table-cell>
          <table:table-cell table:style-name="ce213" table:formula="of:=SUM(bg_expense_hackfests)" office:value-type="float" office:value="41997.14">
            <text:p>$41,997</text:p>
          </table:table-cell>
          <table:table-cell table:style-name="ce215" table:formula="of:=[Real.$N35]" office:value-type="float" office:value="35420.98">
            <text:p>$35,421</text:p>
          </table:table-cell>
          <table:table-cell table:style-name="ce218" table:formula="of:=[.E44]-[.F44]" office:value-type="float" office:value="6576.16">
            <text:p>6,576</text:p>
          </table:table-cell>
          <table:table-cell/>
          <table:table-cell table:style-name="ce222" table:formula="of:=[Budget.A69]" office:value-type="string" office:string-value="Hackfests">
            <text:p>Hackfests</text:p>
          </table:table-cell>
          <table:table-cell table:style-name="ce208" table:formula="of:=[Budget.$N69]" office:value-type="float" office:value="17000">
            <text:p>$17,000</text:p>
          </table:table-cell>
          <table:table-cell table:style-name="ce208" table:formula="of:=['Real+Proj'.$N69]" office:value-type="float" office:value="19072.19">
            <text:p>$19,072</text:p>
          </table:table-cell>
          <table:table-cell table:style-name="ce225" table:formula="of:=SUM(bg_income_hackfests)" office:value-type="float" office:value="17000">
            <text:p>$17,000</text:p>
          </table:table-cell>
          <table:table-cell table:style-name="ce215" table:formula="of:=[Real.$N69]" office:value-type="float" office:value="9529.19">
            <text:p>$9,529</text:p>
          </table:table-cell>
          <table:table-cell table:style-name="ce233" table:formula="of:=[.M44]-[.L44]" office:value-type="float" office:value="-7470.81">
            <text:p>-7,471</text:p>
          </table:table-cell>
          <table:table-cell table:number-columns-repeated="1010"/>
        </table:table-row>
        <table:table-row table:style-name="ro4">
          <table:table-cell/>
          <table:table-cell table:style-name="ce203" table:formula="of:=[Budget.A36]" office:value-type="string" office:string-value="Local outreach">
            <text:p>Local outreach</text:p>
          </table:table-cell>
          <table:table-cell table:style-name="ce209" table:formula="of:=[Budget.$N36]" office:value-type="float" office:value="20825">
            <text:p>$20,825</text:p>
          </table:table-cell>
          <table:table-cell table:style-name="ce209" table:formula="of:=['Real+Proj'.$N36]" office:value-type="float" office:value="18639.36">
            <text:p>$18,639</text:p>
          </table:table-cell>
          <table:table-cell table:style-name="ce213" table:formula="of:=SUM(bg_expense_local_outreach)" office:value-type="float" office:value="20825">
            <text:p>$20,825</text:p>
          </table:table-cell>
          <table:table-cell table:style-name="ce215" table:formula="of:=[Real.$N36]" office:value-type="float" office:value="13276.36">
            <text:p>$13,276</text:p>
          </table:table-cell>
          <table:table-cell table:style-name="ce218" table:formula="of:=[.E45]-[.F45]" office:value-type="float" office:value="7548.64">
            <text:p>7,549</text:p>
          </table:table-cell>
          <table:table-cell/>
          <table:table-cell table:style-name="ce222" table:formula="of:=[Budget.A70]" office:value-type="string" office:string-value="Friends of GNOME">
            <text:p>Friends of GNOME</text:p>
          </table:table-cell>
          <table:table-cell table:style-name="ce208" table:formula="of:=[Budget.$N70]" office:value-type="float" office:value="45620">
            <text:p>$45,620</text:p>
          </table:table-cell>
          <table:table-cell table:style-name="ce208" table:formula="of:=['Real+Proj'.$N70]" office:value-type="float" office:value="35616.92">
            <text:p>$35,617</text:p>
          </table:table-cell>
          <table:table-cell table:style-name="ce225" table:formula="of:=SUM(bg_income_fog)" office:value-type="float" office:value="29580">
            <text:p>$29,580</text:p>
          </table:table-cell>
          <table:table-cell table:style-name="ce215" table:formula="of:=[Real.$N70]" office:value-type="float" office:value="26036.92">
            <text:p>$26,037</text:p>
          </table:table-cell>
          <table:table-cell table:style-name="ce233" table:formula="of:=[.M45]-[.L45]" office:value-type="float" office:value="-3543.08">
            <text:p>-3,543</text:p>
          </table:table-cell>
          <table:table-cell table:number-columns-repeated="1010"/>
        </table:table-row>
        <table:table-row table:style-name="ro4">
          <table:table-cell/>
          <table:table-cell table:style-name="ce203" table:formula="of:=[Budget.A40]" office:value-type="string" office:string-value="Friends of GNOME">
            <text:p>Friends of GNOME</text:p>
          </table:table-cell>
          <table:table-cell table:style-name="ce209" table:formula="of:=[Budget.$N40]" office:value-type="float" office:value="3784">
            <text:p>$3,784</text:p>
          </table:table-cell>
          <table:table-cell table:style-name="ce209" table:formula="of:=['Real+Proj'.$N40]" office:value-type="float" office:value="4028">
            <text:p>$4,028</text:p>
          </table:table-cell>
          <table:table-cell table:style-name="ce213" table:formula="of:=SUM(bg_expense_fog)" office:value-type="float" office:value="956">
            <text:p>$956</text:p>
          </table:table-cell>
          <table:table-cell table:style-name="ce215" table:formula="of:=[Real.$N40]" office:value-type="float" office:value="1200">
            <text:p>$1,200</text:p>
          </table:table-cell>
          <table:table-cell table:style-name="ce218" table:formula="of:=[.E46]-[.F46]" office:value-type="float" office:value="-244">
            <text:p>-244</text:p>
          </table:table-cell>
          <table:table-cell/>
          <table:table-cell table:style-name="ce222" table:formula="of:=[Budget.A73]" office:value-type="string" office:string-value="Interest – Bank">
            <text:p>Interest – Bank</text:p>
          </table:table-cell>
          <table:table-cell table:style-name="ce208" table:formula="of:=[Budget.$N73]" office:value-type="float" office:value="840">
            <text:p>$840</text:p>
          </table:table-cell>
          <table:table-cell table:style-name="ce208" table:formula="of:=['Real+Proj'.$N73]" office:value-type="float" office:value="330.53">
            <text:p>$331</text:p>
          </table:table-cell>
          <table:table-cell table:style-name="ce225" table:formula="of:=SUM(bg_income_interests)" office:value-type="float" office:value="560">
            <text:p>$560</text:p>
          </table:table-cell>
          <table:table-cell table:style-name="ce215" table:formula="of:=[Real.$N73]" office:value-type="float" office:value="266.53">
            <text:p>$267</text:p>
          </table:table-cell>
          <table:table-cell table:style-name="ce233" table:formula="of:=[.M46]-[.L46]" office:value-type="float" office:value="-293.47">
            <text:p>-293</text:p>
          </table:table-cell>
          <table:table-cell table:number-columns-repeated="1010"/>
        </table:table-row>
        <table:table-row table:style-name="ro4">
          <table:table-cell/>
          <table:table-cell table:style-name="ce203" table:formula="of:=[Budget.A41]" office:value-type="string" office:string-value="Marketing">
            <text:p>Marketing</text:p>
          </table:table-cell>
          <table:table-cell table:style-name="ce209" table:formula="of:=[Budget.$N41]" office:value-type="float" office:value="12500">
            <text:p>$12,500</text:p>
          </table:table-cell>
          <table:table-cell table:style-name="ce209" table:formula="of:=['Real+Proj'.$N41]" office:value-type="float" office:value="17310.2">
            <text:p>$17,310</text:p>
          </table:table-cell>
          <table:table-cell table:style-name="ce213" table:formula="of:=SUM(bg_expense_marketing)" office:value-type="float" office:value="12500">
            <text:p>$12,500</text:p>
          </table:table-cell>
          <table:table-cell table:style-name="ce215" table:formula="of:=[Real.$N41]" office:value-type="float" office:value="17310.2">
            <text:p>$17,310</text:p>
          </table:table-cell>
          <table:table-cell table:style-name="ce218" table:formula="of:=[.E47]-[.F47]" office:value-type="float" office:value="-4810.2">
            <text:p>-4,810</text:p>
          </table:table-cell>
          <table:table-cell/>
          <table:table-cell table:style-name="ce222" table:formula="of:=[Budget.A74]" office:value-type="string" office:string-value="Other Corp. donations">
            <text:p>Other Corp. donations</text:p>
          </table:table-cell>
          <table:table-cell table:style-name="ce208" table:formula="of:=[Budget.$N74]" office:value-type="float" office:value="0">
            <text:p>$0</text:p>
          </table:table-cell>
          <table:table-cell table:style-name="ce208" table:formula="of:=['Real+Proj'.$N74]" office:value-type="float" office:value="0">
            <text:p>$0</text:p>
          </table:table-cell>
          <table:table-cell table:style-name="ce225" table:formula="of:=SUM(bg_income_other_corp_donations)" office:value-type="float" office:value="0">
            <text:p>$0</text:p>
          </table:table-cell>
          <table:table-cell table:style-name="ce215" table:formula="of:=[Real.$N74]" office:value-type="float" office:value="0">
            <text:p>$0</text:p>
          </table:table-cell>
          <table:table-cell table:style-name="ce233" table:formula="of:=[.M47]-[.L47]" office:value-type="float" office:value="0">
            <text:p>0</text:p>
          </table:table-cell>
          <table:table-cell table:number-columns-repeated="1010"/>
        </table:table-row>
        <table:table-row table:style-name="ro4">
          <table:table-cell/>
          <table:table-cell table:style-name="ce203" table:formula="of:=[Budget.A45]" office:value-type="string" office:string-value="Mobile">
            <text:p>Mobile</text:p>
          </table:table-cell>
          <table:table-cell table:style-name="ce209" table:formula="of:=[Budget.$N45]" office:value-type="float" office:value="50000">
            <text:p>$50,000</text:p>
          </table:table-cell>
          <table:table-cell table:style-name="ce209" table:formula="of:=['Real+Proj'.$N45]" office:value-type="float" office:value="50000">
            <text:p>$50,000</text:p>
          </table:table-cell>
          <table:table-cell table:style-name="ce213" table:formula="of:=SUM(bg_expense_mobile)" office:value-type="float" office:value="0">
            <text:p>$0</text:p>
          </table:table-cell>
          <table:table-cell table:style-name="ce215" table:formula="of:=[Real.$N45]" office:value-type="float" office:value="0">
            <text:p>$0</text:p>
          </table:table-cell>
          <table:table-cell table:style-name="ce218" table:formula="of:=[.E48]-[.F48]" office:value-type="float" office:value="0">
            <text:p>0</text:p>
          </table:table-cell>
          <table:table-cell/>
          <table:table-cell table:style-name="ce222" table:formula="of:=[Budget.A75]" office:value-type="string" office:string-value="Other">
            <text:p>Other</text:p>
          </table:table-cell>
          <table:table-cell table:style-name="ce208" table:formula="of:=[Budget.$N75]" office:value-type="float" office:value="15650">
            <text:p>$15,650</text:p>
          </table:table-cell>
          <table:table-cell table:style-name="ce208" table:formula="of:=['Real+Proj'.$N75]" office:value-type="float" office:value="11000">
            <text:p>$11,000</text:p>
          </table:table-cell>
          <table:table-cell table:style-name="ce225" table:formula="of:=SUM(bg_income_other)" office:value-type="float" office:value="15650">
            <text:p>$15,650</text:p>
          </table:table-cell>
          <table:table-cell table:style-name="ce215" table:formula="of:=[Real.$N75]" office:value-type="float" office:value="11000">
            <text:p>$11,000</text:p>
          </table:table-cell>
          <table:table-cell table:style-name="ce233" table:formula="of:=[.M48]-[.L48]" office:value-type="float" office:value="-4650">
            <text:p>-4,650</text:p>
          </table:table-cell>
          <table:table-cell table:number-columns-repeated="1010"/>
        </table:table-row>
        <table:table-row table:style-name="ro4">
          <table:table-cell/>
          <table:table-cell table:style-name="ce203" table:formula="of:=[Budget.A46]" office:value-type="string" office:string-value="Women's outreach">
            <text:p>Women's outreach</text:p>
          </table:table-cell>
          <table:table-cell table:style-name="ce209" table:formula="of:=[Budget.$N46]" office:value-type="float" office:value="49500">
            <text:p>$49,500</text:p>
          </table:table-cell>
          <table:table-cell table:style-name="ce209" table:formula="of:=['Real+Proj'.$N46]" office:value-type="float" office:value="49500">
            <text:p>$49,500</text:p>
          </table:table-cell>
          <table:table-cell table:style-name="ce213" table:formula="of:=SUM(bg_expense_wop)" office:value-type="float" office:value="37500">
            <text:p>$37,500</text:p>
          </table:table-cell>
          <table:table-cell table:style-name="ce215" table:formula="of:=[Real.$N46]" office:value-type="float" office:value="37500">
            <text:p>$37,500</text:p>
          </table:table-cell>
          <table:table-cell table:style-name="ce218" table:formula="of:=[.E49]-[.F49]" office:value-type="float" office:value="0">
            <text:p>0</text:p>
          </table:table-cell>
          <table:table-cell/>
          <table:table-cell table:style-name="ce222" table:formula="of:=[Budget.A78]" office:value-type="string" office:string-value="Women's outreach">
            <text:p>Women's outreach</text:p>
          </table:table-cell>
          <table:table-cell table:style-name="ce208" table:formula="of:=[Budget.$N78]" office:value-type="float" office:value="22500">
            <text:p>$22,500</text:p>
          </table:table-cell>
          <table:table-cell table:style-name="ce208" table:formula="of:=['Real+Proj'.$N78]" office:value-type="float" office:value="28000">
            <text:p>$28,000</text:p>
          </table:table-cell>
          <table:table-cell table:style-name="ce225" table:formula="of:=SUM(bg_income_wop)" office:value-type="float" office:value="22500">
            <text:p>$22,500</text:p>
          </table:table-cell>
          <table:table-cell table:style-name="ce228" table:formula="of:=[Real.$N78]" office:value-type="float" office:value="18000">
            <text:p>$18,000</text:p>
          </table:table-cell>
          <table:table-cell table:style-name="ce234" table:formula="of:=[.M49]-[.L49]" office:value-type="float" office:value="-4500">
            <text:p>-4,500</text:p>
          </table:table-cell>
          <table:table-cell table:number-columns-repeated="1010"/>
        </table:table-row>
        <table:table-row table:style-name="ro4">
          <table:table-cell/>
          <table:table-cell table:style-name="ce186" office:value-type="string">
            <text:p>Total</text:p>
          </table:table-cell>
          <table:table-cell table:style-name="ce210" table:formula="of:=SUM([.C40:.C49])" office:value-type="float" office:value="517999.54">
            <text:p>$518,000</text:p>
          </table:table-cell>
          <table:table-cell table:style-name="ce210" table:formula="of:=SUM([.D40:.D49])" office:value-type="float" office:value="498037.18">
            <text:p>$498,037</text:p>
          </table:table-cell>
          <table:table-cell table:style-name="ce214" table:formula="of:=SUM([.E40:.E49])" office:value-type="float" office:value="287835.896666666">
            <text:p>$287,836</text:p>
          </table:table-cell>
          <table:table-cell table:style-name="ce210" table:formula="of:=SUM([.F40:.F49])" office:value-type="float" office:value="239904.37">
            <text:p>$239,904</text:p>
          </table:table-cell>
          <table:table-cell table:style-name="ce219" table:formula="of:=SUM([.G40:.G49])" office:value-type="float" office:value="47931.5266666665">
            <text:p>47,932</text:p>
          </table:table-cell>
          <table:table-cell/>
          <table:table-cell table:style-name="ce186" office:value-type="string">
            <text:p>Total</text:p>
          </table:table-cell>
          <table:table-cell table:style-name="ce210" table:formula="of:=SUM([.J40:.J49])" office:value-type="float" office:value="412504.29">
            <text:p>$412,504</text:p>
          </table:table-cell>
          <table:table-cell table:style-name="ce210" table:formula="of:=SUM([.K40:.K49])" office:value-type="float" office:value="390147.91">
            <text:p>$390,148</text:p>
          </table:table-cell>
          <table:table-cell table:style-name="ce210" table:formula="of:=SUM([.L40:.L49])" office:value-type="float" office:value="295434">
            <text:p>$295,434</text:p>
          </table:table-cell>
          <table:table-cell table:style-name="ce210" table:formula="of:=SUM([.M40:.M49])" office:value-type="float" office:value="195050.91">
            <text:p>$195,051</text:p>
          </table:table-cell>
          <table:table-cell table:style-name="ce235" table:formula="of:=SUM([.N40:.N49])" office:value-type="float" office:value="-100383.09">
            <text:p>-100,383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1"/>
          <table:table-cell table:number-columns-repeated="4"/>
          <table:table-cell table:style-name="ce11" table:number-columns-repeated="1019"/>
        </table:table-row>
        <table:table-row table:style-name="ro2" table:number-rows-repeated="65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5">
          <table:table-cell/>
          <table:table-cell table:style-name="ce77" office:value-type="string" table:number-columns-spanned="12" table:number-rows-spanned="1">
            <text:p>GNOME Foundation's Budget – 2011 (FY 2010)</text:p>
          </table:table-cell>
          <table:covered-table-cell table:number-columns-repeated="11" table:style-name="Default"/>
          <table:table-cell table:number-columns-repeated="1011"/>
        </table:table-row>
        <table:table-row table:style-name="ro2">
          <table:table-cell/>
          <table:table-cell table:style-name="ce78" table:number-columns-repeated="12"/>
          <table:table-cell table:number-columns-repeated="1011"/>
        </table:table-row>
        <table:table-row table:style-name="ro2">
          <table:table-cell table:style-name="ce59" office:value-type="string" table:number-columns-spanned="1" table:number-rows-spanned="2">
            <text:p>Expenses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11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1" office:value-type="string">
            <text:p>A11y</text:p>
          </table:table-cell>
          <table:table-cell table:style-name="ce82" office:value-type="float" office:value="12800">
            <text:p>$12,800</text:p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8900">
            <text:p>$8,900</text:p>
          </table:table-cell>
          <table:table-cell table:number-columns-repeated="2" table:style-name="ce143" office:value-type="float" office:value="0">
            <text:p/>
          </table:table-cell>
          <table:table-cell table:style-name="ce143" office:value-type="float" office:value="10000">
            <text:p>$10,000</text:p>
          </table:table-cell>
          <table:table-cell table:style-name="ce143" office:value-type="float" office:value="0">
            <text:p/>
          </table:table-cell>
          <table:table-cell table:style-name="ce143" office:value-type="float" office:value="10000">
            <text:p>$10,000</text:p>
          </table:table-cell>
          <table:table-cell table:style-name="ce149" office:value-type="float" office:value="0">
            <text:p/>
          </table:table-cell>
          <table:table-cell table:style-name="ce158" office:value-type="currency" office:currency="USD" office:value="41700">
            <text:p>$41,7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/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5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SUN &amp; hackfests</text:p>
          </table:table-cell>
          <table:table-cell table:style-name="ce83" office:value-type="float" office:value="12800">
            <text:p>$12,8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8900">
            <text:p>$8,900</text:p>
          </table:table-cell>
          <table:table-cell table:style-name="ce100"/>
          <table:table-cell table:number-columns-repeated="4" table:style-name="ce100" office:value-type="float" office:value="0">
            <text:p/>
          </table:table-cell>
          <table:table-cell table:style-name="ce100"/>
          <table:table-cell table:style-name="ce159" office:value-type="float" office:value="21700">
            <text:p>$21,7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ministrivia</text:p>
          </table:table-cell>
          <table:table-cell table:style-name="ce82" office:value-type="float" office:value="181">
            <text:p>$181</text:p>
          </table:table-cell>
          <table:table-cell table:style-name="ce99" office:value-type="float" office:value="144">
            <text:p>$144</text:p>
          </table:table-cell>
          <table:table-cell table:style-name="ce117" office:value-type="float" office:value="10851">
            <text:p>$10,851</text:p>
          </table:table-cell>
          <table:table-cell table:style-name="ce82" office:value-type="float" office:value="248">
            <text:p>$248</text:p>
          </table:table-cell>
          <table:table-cell table:style-name="ce99" office:value-type="float" office:value="357">
            <text:p>$357</text:p>
          </table:table-cell>
          <table:table-cell table:style-name="ce99" office:value-type="float" office:value="840.96">
            <text:p>$841</text:p>
          </table:table-cell>
          <table:table-cell table:style-name="ce143" office:value-type="float" office:value="14775.4">
            <text:p>$14,775</text:p>
          </table:table-cell>
          <table:table-cell table:style-name="ce143" office:value-type="float" office:value="511.47">
            <text:p>$511</text:p>
          </table:table-cell>
          <table:table-cell table:style-name="ce143" office:value-type="float" office:value="415">
            <text:p>$415</text:p>
          </table:table-cell>
          <table:table-cell table:style-name="ce143" office:value-type="float" office:value="252">
            <text:p>$252</text:p>
          </table:table-cell>
          <table:table-cell table:style-name="ce143" office:value-type="float" office:value="656">
            <text:p>$656</text:p>
          </table:table-cell>
          <table:table-cell table:style-name="ce149" office:value-type="float" office:value="2576.99">
            <text:p>$2,577</text:p>
          </table:table-cell>
          <table:table-cell table:style-name="ce158" office:value-type="currency" office:currency="USD" office:value="31808.82">
            <text:p>$31,809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1" draw:text-style-name="P1" svg:width="1.1413in" svg:height="0.3902in" svg:x="2.2618in" svg:y="0.9083in" draw:caption-point-x="-0.2402in" draw:caption-point-y="0.5969in">
              <dc:creator>gpoo</dc:creator>
              <dc:date>2010-11-02T00:00:00</dc:date>
              <text:p text:style-name="P1"><text:span text:style-name="T1">Accountant &amp; </text:span><text:span text:style-name="T1">Insurance agent</text:span></text:p>
            </office:annotation>
            <text:p>Professional fe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2600">
            <text:p>$2,6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525">
            <text:p>$2,525</text:p>
          </table:table-cell>
          <table:table-cell table:number-columns-repeated="5" table:style-name="ce100" office:value-type="float" office:value="0">
            <text:p/>
          </table:table-cell>
          <table:table-cell table:style-name="ce159" office:value-type="float" office:value="5125">
            <text:p>$5,12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/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00" office:value-type="float" office:value="2121">
            <text:p>$2,121</text:p>
          </table:table-cell>
          <table:table-cell table:style-name="ce159" office:value-type="float" office:value="2121">
            <text:p>$2,12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53.25">
            <text:p>$53</text:p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44">
            <text:p>$44</text:p>
          </table:table-cell>
          <table:table-cell table:style-name="ce100" office:value-type="float" office:value="0">
            <text:p/>
          </table:table-cell>
          <table:table-cell table:style-name="ce159" office:value-type="float" office:value="97.25">
            <text:p>$97</text:p>
          </table:table-cell>
          <table:table-cell table:number-columns-repeated="1010"/>
        </table:table-row>
        <table:table-row table:style-name="ro3">
          <table:table-cell table:style-name="ce62" office:value-type="string">
            <text:p>Infrastructure</text:p>
          </table:table-cell>
          <table:table-cell table:style-name="ce83"/>
          <table:table-cell table:style-name="ce100" office:value-type="float" office:value="0">
            <text:p/>
          </table:table-cell>
          <table:table-cell table:style-name="ce118" office:value-type="float" office:value="8000">
            <office:annotation draw:style-name="gr1" draw:text-style-name="P1" svg:width="1.1413in" svg:height="0.2346in" svg:x="4.5138in" svg:y="1.3937in" draw:caption-point-x="-0.2402in" draw:caption-point-y="0.5969in">
              <dc:creator>gpoo</dc:creator>
              <dc:date>2010-11-03T00:00:00</dc:date>
              <text:p text:style-name="P1"><text:span text:style-name="T1">Servers upgrade</text:span></text:p>
            </office:annotation>
            <text:p>$8,000</text:p>
          </table:table-cell>
          <table:table-cell table:style-name="ce83" office:value-type="float" office:value="0">
            <text:p/>
          </table:table-cell>
          <table:table-cell table:style-name="Default"/>
          <table:table-cell table:style-name="ce100" office:value-type="float" office:value="0">
            <text:p/>
          </table:table-cell>
          <table:table-cell table:style-name="ce100" office:value-type="float" office:value="12000">
            <office:annotation draw:style-name="gr1" draw:text-style-name="P1" svg:width="1.1413in" svg:height="0.7012in" svg:x="7.5165in" svg:y="1.3937in" draw:caption-point-x="-0.2402in" draw:caption-point-y="0.5969in">
              <dc:creator>gpoo</dc:creator>
              <dc:date>2010-11-03T00:00:00</dc:date>
              <text:p text:style-name="P1"><text:span text:style-name="T1">Potentially new servers for new services (i.e. gitorious)</text:span></text:p>
            </office:annotation>
            <text:p>$12,000</text:p>
          </table:table-cell>
          <table:table-cell table:style-name="Default"/>
          <table:table-cell table:number-columns-repeated="4" table:style-name="ce100" office:value-type="float" office:value="0">
            <text:p/>
          </table:table-cell>
          <table:table-cell table:style-name="ce15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1" draw:text-style-name="P1" svg:width="1.1413in" svg:height="0.5457in" svg:x="2.2618in" svg:y="1.5709in" draw:caption-point-x="-0.2402in" draw:caption-point-y="0.5969in">
              <dc:creator>gpoo</dc:creator>
              <dc:date>2010-11-03T00:00:00</dc:date>
              <text:p text:style-name="P1"><text:span text:style-name="T1">Based on wire fees of previous fiscal year</text:span></text:p>
            </office:annotation>
            <text:p>Bank fees</text:p>
          </table:table-cell>
          <table:table-cell table:style-name="ce83" office:value-type="float" office:value="108">
            <text:p>$108</text:p>
          </table:table-cell>
          <table:table-cell table:style-name="ce100" office:value-type="float" office:value="71">
            <text:p>$71</text:p>
          </table:table-cell>
          <table:table-cell table:style-name="ce118" office:value-type="float" office:value="163">
            <text:p>$163</text:p>
          </table:table-cell>
          <table:table-cell table:style-name="ce83" office:value-type="float" office:value="145">
            <text:p>$145</text:p>
          </table:table-cell>
          <table:table-cell table:style-name="ce100" office:value-type="float" office:value="139">
            <text:p>$139</text:p>
          </table:table-cell>
          <table:table-cell table:style-name="ce100" office:value-type="float" office:value="93">
            <text:p>$93</text:p>
          </table:table-cell>
          <table:table-cell table:style-name="ce100" office:value-type="float" office:value="102.4">
            <text:p>$102</text:p>
          </table:table-cell>
          <table:table-cell table:style-name="ce100" office:value-type="float" office:value="270.79">
            <text:p>$271</text:p>
          </table:table-cell>
          <table:table-cell table:style-name="ce100" office:value-type="float" office:value="237">
            <text:p>$237</text:p>
          </table:table-cell>
          <table:table-cell table:style-name="ce100" office:value-type="float" office:value="59">
            <text:p>$59</text:p>
          </table:table-cell>
          <table:table-cell table:style-name="ce100" office:value-type="float" office:value="404">
            <text:p>$404</text:p>
          </table:table-cell>
          <table:table-cell table:style-name="ce100" office:value-type="float" office:value="148">
            <text:p>$148</text:p>
          </table:table-cell>
          <table:table-cell table:style-name="ce159" office:value-type="float" office:value="1940.19">
            <text:p>$1,94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1" draw:text-style-name="P1" svg:width="1.1413in" svg:height="0.3902in" svg:x="2.2618in" svg:y="1.7331in" draw:caption-point-x="-0.2402in" draw:caption-point-y="0.5969in">
              <dc:creator>gpoo</dc:creator>
              <dc:date>2010-11-02T00:00:00</dc:date>
              <text:p text:style-name="P1"><text:span text:style-name="T1">5% of Friends of GNOME</text:span></text:p>
            </office:annotation>
            <text:p>PayPal fees</text:p>
          </table:table-cell>
          <table:table-cell table:style-name="ce83" office:value-type="float" office:value="73">
            <text:p>$73</text:p>
          </table:table-cell>
          <table:table-cell table:style-name="ce100" office:value-type="float" office:value="73">
            <text:p>$73</text:p>
          </table:table-cell>
          <table:table-cell table:style-name="ce118" office:value-type="float" office:value="88">
            <text:p>$88</text:p>
          </table:table-cell>
          <table:table-cell table:style-name="ce83" office:value-type="float" office:value="103">
            <text:p>$103</text:p>
          </table:table-cell>
          <table:table-cell table:style-name="ce100" office:value-type="float" office:value="118">
            <text:p>$118</text:p>
          </table:table-cell>
          <table:table-cell table:style-name="ce100" office:value-type="float" office:value="713">
            <text:p>$713</text:p>
          </table:table-cell>
          <table:table-cell table:style-name="ce100" office:value-type="float" office:value="148">
            <text:p>$148</text:p>
          </table:table-cell>
          <table:table-cell table:style-name="ce100" office:value-type="float" office:value="163">
            <text:p>$163</text:p>
          </table:table-cell>
          <table:table-cell table:style-name="ce100" office:value-type="float" office:value="178">
            <text:p>$178</text:p>
          </table:table-cell>
          <table:table-cell table:style-name="ce100" office:value-type="float" office:value="193">
            <text:p>$193</text:p>
          </table:table-cell>
          <table:table-cell table:style-name="ce100" office:value-type="float" office:value="208">
            <text:p>$208</text:p>
          </table:table-cell>
          <table:table-cell table:style-name="ce100" office:value-type="float" office:value="223">
            <text:p>$223</text:p>
          </table:table-cell>
          <table:table-cell table:style-name="ce159" office:value-type="float" office:value="2281">
            <text:p>$2,28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34.96">
            <text:p>$35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4.43">
            <text:p>$24</text:p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4.99">
            <text:p>$85</text:p>
          </table:table-cell>
          <table:table-cell table:style-name="ce159" office:value-type="float" office:value="144.38">
            <text:p>$144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100">
            <text:p>$100</text:p>
          </table:table-cell>
          <table:table-cell table:number-columns-repeated="7" table:style-name="ce100" office:value-type="float" office:value="0">
            <text:p/>
          </table:table-cell>
          <table:table-cell table:style-name="ce159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mployees</text:p>
          </table:table-cell>
          <table:table-cell table:style-name="ce82" office:value-type="float" office:value="12938.3333333333">
            <text:p>$12,938</text:p>
          </table:table-cell>
          <table:table-cell table:style-name="ce99" office:value-type="float" office:value="12938.3333333333">
            <text:p>$12,938</text:p>
          </table:table-cell>
          <table:table-cell table:style-name="ce117" office:value-type="float" office:value="4618.33333333333">
            <text:p>$4,618</text:p>
          </table:table-cell>
          <table:table-cell table:style-name="ce82" office:value-type="float" office:value="6308.33333333333">
            <text:p>$6,308</text:p>
          </table:table-cell>
          <table:table-cell table:style-name="ce99" office:value-type="float" office:value="6308.33333333333">
            <text:p>$6,308</text:p>
          </table:table-cell>
          <table:table-cell table:style-name="ce99" office:value-type="float" office:value="14628.3333333333">
            <text:p>$14,628</text:p>
          </table:table-cell>
          <table:table-cell table:number-columns-repeated="5" table:style-name="ce143" office:value-type="float" office:value="14628.3333333333">
            <text:p>$14,628</text:p>
          </table:table-cell>
          <table:table-cell table:style-name="ce149" office:value-type="float" office:value="14628.3333333333">
            <text:p>$14,628</text:p>
          </table:table-cell>
          <table:table-cell table:style-name="ce158" office:value-type="currency" office:currency="USD" office:value="145510">
            <text:p>$145,51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ages</text:p>
          </table:table-cell>
          <table:table-cell table:style-name="ce83" office:value-type="float" office:value="10291.6666666667">
            <text:p>$10,292</text:p>
          </table:table-cell>
          <table:table-cell table:style-name="ce101" office:value-type="float" office:value="10291.6666666667">
            <text:p>$10,292</text:p>
          </table:table-cell>
          <table:table-cell table:style-name="ce118" office:value-type="float" office:value="2291.66666666667">
            <text:p>$2,292</text:p>
          </table:table-cell>
          <table:table-cell table:style-name="ce83" office:value-type="float" office:value="3916.66666666667">
            <text:p>$3,917</text:p>
          </table:table-cell>
          <table:table-cell table:style-name="ce100" office:value-type="float" office:value="3916.66666666667">
            <text:p>$3,917</text:p>
          </table:table-cell>
          <table:table-cell table:number-columns-repeated="7" table:style-name="ce101" office:value-type="float" office:value="11916.6666666667">
            <text:p>$11,917</text:p>
          </table:table-cell>
          <table:table-cell table:style-name="ce159" office:value-type="float" office:value="114125">
            <text:p>$114,12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System Administrator</text:p>
          </table:table-cell>
          <table:table-cell table:style-name="ce83" office:value-type="float" office:value="2000">
            <text:p>$2,000</text:p>
          </table:table-cell>
          <table:table-cell table:style-name="ce100" office:value-type="float" office:value="2000">
            <text:p>$2,000</text:p>
          </table:table-cell>
          <table:table-cell table:style-name="ce118" office:value-type="float" office:value="2000">
            <text:p>$2,000</text:p>
          </table:table-cell>
          <table:table-cell table:style-name="ce83" office:value-type="float" office:value="2000">
            <text:p>$2,000</text:p>
          </table:table-cell>
          <table:table-cell table:number-columns-repeated="8" table:style-name="ce100" office:value-type="float" office:value="2000">
            <text:p>$2,000</text:p>
          </table:table-cell>
          <table:table-cell table:style-name="ce159" office:value-type="float" office:value="24000">
            <text:p>$24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fees</text:p>
          </table:table-cell>
          <table:table-cell table:style-name="ce83" office:value-type="float" office:value="170">
            <text:p>$170</text:p>
          </table:table-cell>
          <table:table-cell table:style-name="ce100" office:value-type="float" office:value="170">
            <text:p>$170</text:p>
          </table:table-cell>
          <table:table-cell table:style-name="ce118" office:value-type="float" office:value="170">
            <text:p>$170</text:p>
          </table:table-cell>
          <table:table-cell table:style-name="ce83" office:value-type="float" office:value="170">
            <text:p>$170</text:p>
          </table:table-cell>
          <table:table-cell table:number-columns-repeated="8" table:style-name="ce100" office:value-type="float" office:value="170">
            <text:p>$170</text:p>
          </table:table-cell>
          <table:table-cell table:style-name="ce159" office:value-type="float" office:value="2040">
            <text:p>$2,0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401K plan</text:p>
          </table:table-cell>
          <table:table-cell table:style-name="ce83" office:value-type="float" office:value="411.666666666667">
            <text:p>$412</text:p>
          </table:table-cell>
          <table:table-cell table:style-name="ce100" office:value-type="float" office:value="411.666666666667">
            <text:p>$412</text:p>
          </table:table-cell>
          <table:table-cell table:style-name="ce118" office:value-type="float" office:value="91.6666666666667">
            <text:p>$92</text:p>
          </table:table-cell>
          <table:table-cell table:style-name="ce83" office:value-type="float" office:value="156.666666666667">
            <text:p>$157</text:p>
          </table:table-cell>
          <table:table-cell table:style-name="ce100" office:value-type="float" office:value="156.666666666667">
            <text:p>$157</text:p>
          </table:table-cell>
          <table:table-cell table:number-columns-repeated="7" table:style-name="ce100" office:value-type="float" office:value="476.666666666667">
            <text:p>$477</text:p>
          </table:table-cell>
          <table:table-cell table:style-name="ce159" office:value-type="float" office:value="4565">
            <text:p>$4,5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tax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Worker Compensation Insurance</text:p>
          </table:table-cell>
          <table:table-cell table:style-name="ce83" office:value-type="float" office:value="65">
            <text:p>$65</text:p>
          </table:table-cell>
          <table:table-cell table:style-name="ce100" office:value-type="float" office:value="65">
            <text:p>$65</text:p>
          </table:table-cell>
          <table:table-cell table:style-name="ce118" office:value-type="float" office:value="65">
            <text:p>$65</text:p>
          </table:table-cell>
          <table:table-cell table:style-name="ce83" office:value-type="float" office:value="65">
            <text:p>$65</text:p>
          </table:table-cell>
          <table:table-cell table:number-columns-repeated="8" table:style-name="ce100" office:value-type="float" office:value="65">
            <text:p>$65</text:p>
          </table:table-cell>
          <table:table-cell table:style-name="ce159" office:value-type="float" office:value="780">
            <text:p>$78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82" office:value-type="float" office:value="639.22">
            <text:p>$639</text:p>
          </table:table-cell>
          <table:table-cell table:style-name="ce99" office:value-type="float" office:value="22050">
            <text:p>$22,050</text:p>
          </table:table-cell>
          <table:table-cell table:style-name="ce117" office:value-type="float" office:value="4250">
            <text:p>$4,250</text:p>
          </table:table-cell>
          <table:table-cell table:style-name="ce82" office:value-type="float" office:value="1389.8">
            <text:p>$1,390</text:p>
          </table:table-cell>
          <table:table-cell table:style-name="ce99" office:value-type="float" office:value="1500">
            <text:p>$1,500</text:p>
          </table:table-cell>
          <table:table-cell table:style-name="ce99" office:value-type="float" office:value="2005.26">
            <text:p>$2,005</text:p>
          </table:table-cell>
          <table:table-cell table:style-name="ce143" office:value-type="float" office:value="2074.44">
            <text:p>$2,074</text:p>
          </table:table-cell>
          <table:table-cell table:style-name="ce143" office:value-type="float" office:value="3543.54">
            <text:p>$3,544</text:p>
          </table:table-cell>
          <table:table-cell table:style-name="ce143" office:value-type="float" office:value="1469.02">
            <text:p>$1,469</text:p>
          </table:table-cell>
          <table:table-cell table:style-name="ce143" office:value-type="float" office:value="28264.51">
            <text:p>$28,265</text:p>
          </table:table-cell>
          <table:table-cell table:style-name="ce143" office:value-type="float" office:value="35038.79">
            <text:p>$35,039</text:p>
          </table:table-cell>
          <table:table-cell table:style-name="ce149" office:value-type="float" office:value="13350">
            <text:p>$13,350</text:p>
          </table:table-cell>
          <table:table-cell table:style-name="ce158" office:value-type="currency" office:currency="USD" office:value="115574.58">
            <text:p>$115,57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office:value-type="float" office:value="25000">
            <text:p>$25,000</text:p>
          </table:table-cell>
          <table:table-cell table:style-name="ce100" office:value-type="float" office:value="10100">
            <text:p>$10,100</text:p>
          </table:table-cell>
          <table:table-cell table:style-name="ce100" office:value-type="float" office:value="6900">
            <text:p>$6,900</text:p>
          </table:table-cell>
          <table:table-cell table:style-name="ce159" office:value-type="float" office:value="42000">
            <text:p>$42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500">
            <text:p>$6,5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6500">
            <text:p>$6,5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/>
          <table:table-cell table:style-name="ce100" office:value-type="float" office:value="20500">
            <text:p>$20,500</text:p>
          </table:table-cell>
          <table:table-cell table:style-name="ce100" office:value-type="float" office:value="5200">
            <text:p>$5,200</text:p>
          </table:table-cell>
          <table:table-cell table:style-name="ce159" office:value-type="float" office:value="25700">
            <text:p>$25,700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300">
            <text:p>$2,3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518.87">
            <text:p>$519</text:p>
          </table:table-cell>
          <table:table-cell table:style-name="ce100" office:value-type="float" office:value="2193.3">
            <text:p>$2,193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014.51">
            <text:p>$2,015</text:p>
          </table:table-cell>
          <table:table-cell table:style-name="ce100" office:value-type="float" office:value="3188.79">
            <text:p>$3,189</text:p>
          </table:table-cell>
          <table:table-cell table:style-name="ce100" office:value-type="float" office:value="0">
            <text:p/>
          </table:table-cell>
          <table:table-cell table:style-name="ce159" office:value-type="float" office:value="10215.47">
            <text:p>$10,215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2" draw:text-style-name="P2" svg:width="1.9862in" svg:height="0.5457in" svg:x="1.7713in" svg:y="4.148in" draw:caption-point-x="0.2504in" draw:caption-point-y="0.9492in">
              <dc:creator>GP</dc:creator>
              <dc:date>2009-09-15T00:00:00</dc:date>
              <text:p text:style-name="P2"><text:span text:style-name="T2">Event boxes are related to Other events where GNOME presence would be useful</text:span></text:p>
            </office:annotation>
            <text:p>Event Box US</text:p>
          </table:table-cell>
          <table:table-cell table:style-name="ce83" office:value-type="float" office:value="639.22">
            <text:p>$639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139.8">
            <text:p>$14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10.26">
            <text:p>$210</text:p>
          </table:table-cell>
          <table:table-cell table:style-name="ce100" office:value-type="float" office:value="305.57">
            <text:p>$306</text:p>
          </table:table-cell>
          <table:table-cell table:style-name="ce100" office:value-type="float" office:value="100.24">
            <text:p>$100</text:p>
          </table:table-cell>
          <table:table-cell table:style-name="ce100" office:value-type="float" office:value="69.02">
            <text:p>$69</text:p>
          </table:table-cell>
          <table:table-cell table:number-columns-repeated="3" table:style-name="ce100" office:value-type="float" office:value="0">
            <text:p/>
          </table:table-cell>
          <table:table-cell table:style-name="ce159" office:value-type="float" office:value="1464.11">
            <text:p>$1,464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159" office:value-type="float" office:value="3000">
            <text:p>$3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3" draw:text-style-name="P2" svg:width="1.7685in" svg:height="0.7012in" svg:x="1.7713in" svg:y="4.4169in" draw:caption-point-x="0.2504in" draw:caption-point-y="1.0039in">
              <dc:creator>GP</dc:creator>
              <dc:date>2009-09-14T00:00:00</dc:date>
              <text:p text:style-name="P2"><text:span text:style-name="T2">Events where we need to promote GNOME, such as OSCON, LinuxConf,OSiM, etc.</text:span></text:p>
            </office:annotation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50">
            <text:p>$1,250</text:p>
          </table:table-cell>
          <table:table-cell table:style-name="ce118" office:value-type="float" office:value="1250">
            <text:p>$1,250</text:p>
          </table:table-cell>
          <table:table-cell table:style-name="ce83" office:value-type="float" office:value="1250">
            <text:p>$1,250</text:p>
          </table:table-cell>
          <table:table-cell table:style-name="ce100" office:value-type="float" office:value="1500">
            <text:p>$1,500</text:p>
          </table:table-cell>
          <table:table-cell table:style-name="ce100" office:value-type="float" office:value="1795">
            <text:p>$1,795</text:p>
          </table:table-cell>
          <table:table-cell table:number-columns-repeated="2" table:style-name="ce100" office:value-type="float" office:value="1250">
            <text:p>$1,250</text:p>
          </table:table-cell>
          <table:table-cell table:style-name="ce100" office:value-type="float" office:value="1400">
            <text:p>$1,400</text:p>
          </table:table-cell>
          <table:table-cell table:number-columns-repeated="3" table:style-name="ce100" office:value-type="float" office:value="1250">
            <text:p>$1,250</text:p>
          </table:table-cell>
          <table:table-cell table:style-name="ce159" office:value-type="float" office:value="14695">
            <text:p>$14,69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Hackfests</text:p>
          </table:table-cell>
          <table:table-cell table:style-name="ce82"/>
          <table:table-cell table:style-name="ce99" office:value-type="float" office:value="3600">
            <office:annotation draw:style-name="gr1" draw:text-style-name="P1" svg:width="1.1413in" svg:height="0.2346in" svg:x="3.763in" svg:y="4.9843in" draw:caption-point-x="-0.2402in" draw:caption-point-y="0.5984in">
              <dc:creator>gpoo</dc:creator>
              <dc:date>2010-10-31T00:00:00</dc:date>
              <text:p text:style-name="P1"><text:span text:style-name="T1">Snowy hackfest</text:span></text:p>
            </office:annotation>
            <text:p>$3,600</text:p>
          </table:table-cell>
          <table:table-cell table:style-name="ce117" office:value-type="float" office:value="16810">
            <office:annotation draw:style-name="gr1" draw:text-style-name="P1" svg:width="1.1413in" svg:height="0.7012in" svg:x="4.5138in" svg:y="4.9843in" draw:caption-point-x="-0.2402in" draw:caption-point-y="0.5984in">
              <dc:creator>gpoo</dc:creator>
              <dc:date>2010-10-31T00:00:00</dc:date>
              <text:p text:style-name="P1"><text:span text:style-name="T1">WebKitGtk hackfest and Dev-Doc and tools hackfest</text:span></text:p>
            </office:annotation>
            <text:p>$16,810</text:p>
          </table:table-cell>
          <table:table-cell table:style-name="ce82" office:value-type="float" office:value="3335.05">
            <text:p>$3,335</text:p>
          </table:table-cell>
          <table:table-cell table:style-name="ce99" office:value-type="float" office:value="5000">
            <office:annotation draw:style-name="gr1" draw:text-style-name="P1" svg:width="1.1413in" svg:height="0.3902in" svg:x="6.015in" svg:y="4.9843in" draw:caption-point-x="-0.2402in" draw:caption-point-y="0.5984in">
              <dc:creator>gpoo</dc:creator>
              <dc:date>2010-12-22T00:00:00</dc:date>
              <text:p text:style-name="P1"><text:span text:style-name="T1">Sysadmin &amp; Python hackfests</text:span></text:p>
            </office:annotation>
            <text:p>$5,000</text:p>
          </table:table-cell>
          <table:table-cell table:style-name="ce99" office:value-type="float" office:value="3000">
            <text:p>$3,000</text:p>
          </table:table-cell>
          <table:table-cell table:style-name="ce99" office:value-type="float" office:value="6443.53">
            <text:p>$6,444</text:p>
          </table:table-cell>
          <table:table-cell table:style-name="ce99" office:value-type="float" office:value="3808.56">
            <text:p>$3,809</text:p>
          </table:table-cell>
          <table:table-cell table:style-name="ce99" office:value-type="float" office:value="2300">
            <office:annotation draw:style-name="gr1" draw:text-style-name="P1" svg:width="1.1413in" svg:height="0.3902in" svg:x="9.0177in" svg:y="4.9843in" draw:caption-point-x="-0.2402in" draw:caption-point-y="0.5984in">
              <dc:creator>gpoo</dc:creator>
              <dc:date>2010-10-31T00:00:00</dc:date>
              <text:p text:style-name="P1"><text:span text:style-name="T1">Documentation Summit</text:span></text:p>
            </office:annotation>
            <text:p>$2,300</text:p>
          </table:table-cell>
          <table:table-cell table:style-name="ce99" office:value-type="float" office:value="2500">
            <text:p>$2,500</text:p>
          </table:table-cell>
          <table:table-cell table:number-columns-repeated="2" table:style-name="ce99" office:value-type="float" office:value="0">
            <text:p/>
          </table:table-cell>
          <table:table-cell table:style-name="ce158" office:value-type="currency" office:currency="USD" office:value="46797.14">
            <text:p>$46,79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8825">
            <text:p>$8,825</text:p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2000">
            <text:p>$12,000</text:p>
          </table:table-cell>
          <table:table-cell table:number-columns-repeated="5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58" office:value-type="currency" office:currency="USD" office:value="20825">
            <text:p>$20,825</text:p>
          </table:table-cell>
          <table:table-cell table:number-columns-repeated="1010"/>
        </table:table-row>
        <table:table-row table:style-name="ro4">
          <table:table-cell table:style-name="ce66" office:value-type="string">
            <text:p>Forum do GNOME – Brazil</text:p>
          </table:table-cell>
          <table:table-cell table:style-name="ce83"/>
          <table:table-cell table:style-name="ce100" office:value-type="float" office:value="4000">
            <text:p>$4,000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50"/>
          <table:table-cell table:style-name="ce159" office:value-type="float" office:value="4000">
            <text:p>$4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825">
            <text:p>$4,825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50"/>
          <table:table-cell table:style-name="ce159" office:value-type="float" office:value="4825">
            <text:p>$4,825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Friends of GNOME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117" office:value-type="float" office:value="107">
            <text:p>$107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number-columns-repeated="2" table:style-name="ce99" office:value-type="float" office:value="107">
            <text:p>$107</text:p>
          </table:table-cell>
          <table:table-cell table:style-name="ce99" office:value-type="float" office:value="2407">
            <text:p>$2,4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style-name="ce149" office:value-type="float" office:value="107">
            <text:p>$107</text:p>
          </table:table-cell>
          <table:table-cell table:style-name="ce158" office:value-type="currency" office:currency="USD" office:value="3784">
            <text:p>$3,78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3500">
            <text:p>$3,500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9000">
            <text:p>$9,000</text:p>
          </table:table-cell>
          <table:table-cell table:style-name="ce99" office:value-type="float" office:value="0">
            <text:p/>
          </table:table-cell>
          <table:table-cell table:number-columns-repeated="5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158" office:value-type="currency" office:currency="USD" office:value="12500">
            <text:p>$12,5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3000">
            <text:p>$3,000</text:p>
          </table:table-cell>
          <table:table-cell table:number-columns-repeated="6" table:style-name="ce100" office:value-type="float" office:value="0">
            <text:p/>
          </table:table-cell>
          <table:table-cell table:style-name="ce150"/>
          <table:table-cell table:style-name="ce159" office:value-type="float" office:value="3000">
            <text:p>$3,0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500">
            <text:p>$500</text:p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50"/>
          <table:table-cell table:style-name="ce159" office:value-type="float" office:value="500">
            <text:p>$50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000">
            <text:p>$6,000</text:p>
          </table:table-cell>
          <table:table-cell table:number-columns-repeated="6" table:style-name="ce100" office:value-type="float" office:value="0">
            <text:p/>
          </table:table-cell>
          <table:table-cell table:style-name="ce150"/>
          <table:table-cell table:style-name="ce159" office:value-type="float" office:value="9000">
            <text:p>$9,000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Mobile</text:p>
          </table:table-cell>
          <table:table-cell table:style-name="ce82"/>
          <table:table-cell table:style-name="ce99"/>
          <table:table-cell table:style-name="ce117"/>
          <table:table-cell table:style-name="ce82"/>
          <table:table-cell table:style-name="ce99" table:number-columns-repeated="7"/>
          <table:table-cell table:style-name="ce149" office:value-type="float" office:value="50000">
            <text:p>$50,000</text:p>
          </table:table-cell>
          <table:table-cell table:style-name="ce158" office:value-type="currency" office:currency="USD" office:value="50000">
            <text:p>$5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84" office:value-type="float" office:value="0">
            <text:p/>
          </table:table-cell>
          <table:table-cell table:style-name="ce102" office:value-type="float" office:value="0">
            <text:p/>
          </table:table-cell>
          <table:table-cell table:style-name="ce119" office:value-type="float" office:value="4000">
            <text:p>$4,000</text:p>
          </table:table-cell>
          <table:table-cell table:style-name="ce84" office:value-type="float" office:value="0">
            <text:p/>
          </table:table-cell>
          <table:table-cell table:number-columns-repeated="2" table:style-name="ce102" office:value-type="float" office:value="16000">
            <text:p>$16,000</text:p>
          </table:table-cell>
          <table:table-cell table:style-name="ce144"/>
          <table:table-cell table:style-name="ce144" office:value-type="float" office:value="1500">
            <text:p>$1,500</text:p>
          </table:table-cell>
          <table:table-cell table:style-name="ce144"/>
          <table:table-cell table:number-columns-repeated="2" table:style-name="ce144" office:value-type="float" office:value="6000">
            <text:p>$6,000</text:p>
          </table:table-cell>
          <table:table-cell table:style-name="ce151"/>
          <table:table-cell table:style-name="ce158" office:value-type="currency" office:currency="USD" office:value="49500">
            <text:p>$49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85" office:value-type="currency" office:currency="USD" office:value="26665.5533333333">
            <text:p>$26,666</text:p>
          </table:table-cell>
          <table:table-cell table:style-name="ce85" office:value-type="currency" office:currency="USD" office:value="47664.3333333333">
            <text:p>$47,664</text:p>
          </table:table-cell>
          <table:table-cell table:style-name="ce85" office:value-type="currency" office:currency="USD" office:value="44136.3333333333">
            <text:p>$44,136</text:p>
          </table:table-cell>
          <table:table-cell table:style-name="ce85" office:value-type="currency" office:currency="USD" office:value="11388.1833333333">
            <text:p>$11,388</text:p>
          </table:table-cell>
          <table:table-cell table:style-name="ce85" office:value-type="currency" office:currency="USD" office:value="38272.3333333333">
            <text:p>$38,272</text:p>
          </table:table-cell>
          <table:table-cell table:style-name="ce85" office:value-type="currency" office:currency="USD" office:value="57581.5533333333">
            <text:p>$57,582</text:p>
          </table:table-cell>
          <table:table-cell table:style-name="ce85" office:value-type="currency" office:currency="USD" office:value="38028.7033333333">
            <text:p>$38,029</text:p>
          </table:table-cell>
          <table:table-cell table:style-name="ce85" office:value-type="currency" office:currency="USD" office:value="24098.9033333333">
            <text:p>$24,099</text:p>
          </table:table-cell>
          <table:table-cell table:style-name="ce85" office:value-type="currency" office:currency="USD" office:value="31219.3533333333">
            <text:p>$31,219</text:p>
          </table:table-cell>
          <table:table-cell table:style-name="ce85" office:value-type="currency" office:currency="USD" office:value="51751.8433333333">
            <text:p>$51,752</text:p>
          </table:table-cell>
          <table:table-cell table:style-name="ce85" office:value-type="currency" office:currency="USD" office:value="66530.1233333333">
            <text:p>$66,530</text:p>
          </table:table-cell>
          <table:table-cell table:style-name="ce85" office:value-type="currency" office:currency="USD" office:value="80662.3233333333">
            <text:p>$80,662</text:p>
          </table:table-cell>
          <table:table-cell table:style-name="ce160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3">
          <table:table-cell table:style-name="ce72" office:value-type="string">
            <text:p>Expeses Oct 2009-Sep 2010</text:p>
          </table:table-cell>
          <table:table-cell table:style-name="ce86" office:value-type="currency" office:currency="USD" office:value="22132.13">
            <text:p>$22,132</text:p>
          </table:table-cell>
          <table:table-cell table:style-name="ce86" office:value-type="currency" office:currency="USD" office:value="22578.01">
            <text:p>$22,578</text:p>
          </table:table-cell>
          <table:table-cell table:style-name="ce86" office:value-type="currency" office:currency="USD" office:value="15379.19">
            <text:p>$15,379</text:p>
          </table:table-cell>
          <table:table-cell table:style-name="ce86" office:value-type="currency" office:currency="USD" office:value="28214.14">
            <text:p>$28,214</text:p>
          </table:table-cell>
          <table:table-cell table:style-name="ce86" office:value-type="currency" office:currency="USD" office:value="21791.83">
            <text:p>$21,792</text:p>
          </table:table-cell>
          <table:table-cell table:style-name="ce86" office:value-type="currency" office:currency="USD" office:value="25104.51">
            <text:p>$25,105</text:p>
          </table:table-cell>
          <table:table-cell table:style-name="ce86" office:value-type="currency" office:currency="USD" office:value="26108.5">
            <text:p>$26,109</text:p>
          </table:table-cell>
          <table:table-cell table:style-name="ce86" office:value-type="currency" office:currency="USD" office:value="17626.98">
            <text:p>$17,627</text:p>
          </table:table-cell>
          <table:table-cell table:style-name="ce86" office:value-type="currency" office:currency="USD" office:value="58290.23">
            <text:p>$58,290</text:p>
          </table:table-cell>
          <table:table-cell table:style-name="ce86" office:value-type="currency" office:currency="USD" office:value="18427.44">
            <text:p>$18,427</text:p>
          </table:table-cell>
          <table:table-cell table:style-name="ce86" office:value-type="currency" office:currency="USD" office:value="63526.53">
            <text:p>$63,527</text:p>
          </table:table-cell>
          <table:table-cell table:style-name="ce86" office:value-type="currency" office:currency="USD" office:value="30059.23">
            <text:p>$30,059</text:p>
          </table:table-cell>
          <table:table-cell table:style-name="ce86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3" table:number-rows-repeated="2">
          <table:table-cell table:style-name="ce72"/>
          <table:table-cell table:style-name="ce86" table:number-columns-repeated="13"/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2">
          <table:table-cell table:style-name="ce59" office:value-type="string" table:number-columns-spanned="1" table:number-rows-spanned="2">
            <text:p>Income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74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11y</text:p>
          </table:table-cell>
          <table:table-cell table:style-name="ce87" office:value-type="float" office:value="5501">
            <text:p>$5,501</text:p>
          </table:table-cell>
          <table:table-cell table:style-name="ce103" office:value-type="float" office:value="0">
            <text:p/>
          </table:table-cell>
          <table:table-cell table:style-name="ce120" office:value-type="float" office:value="25000">
            <text:p>$25,000</text:p>
          </table:table-cell>
          <table:table-cell table:style-name="ce130" office:value-type="float" office:value="0">
            <text:p/>
          </table:table-cell>
          <table:table-cell table:number-columns-repeated="6" table:style-name="ce136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52" office:value-type="float" office:value="0">
            <text:p/>
          </table:table-cell>
          <table:table-cell table:style-name="ce158" office:value-type="currency" office:currency="USD" office:value="30501">
            <text:p>$30,501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urplus 2010</text:p>
          </table:table-cell>
          <table:table-cell table:style-name="ce88" office:value-type="float" office:value="5501">
            <text:p>$5,501</text:p>
          </table:table-cell>
          <table:table-cell table:style-name="ce104" office:value-type="float" office:value="0">
            <text:p/>
          </table:table-cell>
          <table:table-cell table:style-name="ce121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145" office:value-type="float" office:value="0">
            <text:p/>
          </table:table-cell>
          <table:table-cell table:style-name="ce159" office:value-type="float" office:value="5501">
            <text:p>$5,501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/>
          <table:table-cell table:style-name="ce122" office:value-type="float" office:value="25000">
            <office:annotation draw:style-name="gr1" draw:text-style-name="P1" svg:width="1.1413in" svg:height="0.8567in" svg:x="4.5138in" svg:y="8.6012in" draw:caption-point-x="-0.2402in" draw:caption-point-y="0.5988in">
              <dc:creator>gpoo</dc:creator>
              <dc:date>2010-10-31T00:00:00</dc:date>
              <text:p text:style-name="P1"><text:span text:style-name="T1">Mozilla: 10000 from 2010 (not paid yet) and 15000 donated in October</text:span></text:p>
            </office:annotation>
            <text:p>$25,000</text:p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145" office:value-type="float" office:value="0">
            <text:p/>
          </table:table-cell>
          <table:table-cell table:style-name="ce159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9973">
            <text:p>$9,973</text:p>
          </table:table-cell>
          <table:table-cell table:style-name="ce131" office:value-type="float" office:value="0">
            <text:p/>
          </table:table-cell>
          <table:table-cell table:style-name="ce137" office:value-type="float" office:value="70000">
            <text:p>$7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50000">
            <text:p>$50,000</text:p>
          </table:table-cell>
          <table:table-cell table:style-name="ce137" office:value-type="float" office:value="20000">
            <text:p>$2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style-name="ce148" office:value-type="float" office:value="10000">
            <text:p>$10,000</text:p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79973">
            <text:p>$179,973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9973">
            <text:p>$9,973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0">
            <text:p>$50,000</text:p>
          </table:table-cell>
          <table:table-cell table:style-name="ce104" office:value-type="float" office:value="0">
            <text:p/>
          </table:table-cell>
          <table:table-cell table:style-name="ce145" office:value-type="float" office:value="50000">
            <text:p>$50,000</text:p>
          </table:table-cell>
          <table:table-cell table:style-name="ce145" office:value-type="float" office:value="20000">
            <text:p>$20,000</text:p>
          </table:table-cell>
          <table:table-cell table:style-name="ce145" office:value-type="float" office:value="0">
            <text:p/>
          </table:table-cell>
          <table:table-cell table:style-name="ce145" office:value-type="float" office:value="20000">
            <text:p>$20,000</text:p>
          </table:table-cell>
          <table:table-cell table:style-name="ce145" office:value-type="float" office:value="10000">
            <text:p>$10,000</text:p>
          </table:table-cell>
          <table:table-cell table:style-name="ce145" office:value-type="float" office:value="0">
            <text:p/>
          </table:table-cell>
          <table:table-cell table:style-name="ce159" office:value-type="float" office:value="159973">
            <text:p>$159,973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 –2010</text:p>
          </table:table-cell>
          <table:table-cell table:style-name="ce89"/>
          <table:table-cell table:style-name="ce105" office:value-type="float" office:value="0">
            <text:p/>
          </table:table-cell>
          <table:table-cell table:style-name="ce122"/>
          <table:table-cell table:style-name="ce88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style-name="ce104" office:value-type="float" office:value="0">
            <text:p/>
          </table:table-cell>
          <table:table-cell table:number-columns-repeated="6" table:style-name="ce145" office:value-type="float" office:value="0">
            <text:p/>
          </table:table-cell>
          <table:table-cell table:style-name="ce159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ffiliate programs</text:p>
          </table:table-cell>
          <table:table-cell table:style-name="ce90" office:value-type="float" office:value="140">
            <text:p>$140</text:p>
          </table:table-cell>
          <table:table-cell table:style-name="ce107" office:value-type="float" office:value="140">
            <text:p>$140</text:p>
          </table:table-cell>
          <table:table-cell table:style-name="ce123" office:value-type="float" office:value="140">
            <text:p>$140</text:p>
          </table:table-cell>
          <table:table-cell table:style-name="ce131" office:value-type="float" office:value="140">
            <text:p>$140</text:p>
          </table:table-cell>
          <table:table-cell table:number-columns-repeated="2" table:style-name="ce138" office:value-type="float" office:value="140">
            <text:p>$140</text:p>
          </table:table-cell>
          <table:table-cell table:style-name="ce138" office:value-type="float" office:value="790">
            <text:p>$790</text:p>
          </table:table-cell>
          <table:table-cell table:number-columns-repeated="3" table:style-name="ce138" office:value-type="float" office:value="140">
            <text:p>$140</text:p>
          </table:table-cell>
          <table:table-cell table:style-name="ce99" office:value-type="float" office:value="270.29">
            <text:p>$270</text:p>
          </table:table-cell>
          <table:table-cell table:style-name="ce153" office:value-type="float" office:value="200">
            <text:p>$200</text:p>
          </table:table-cell>
          <table:table-cell table:style-name="ce158" office:value-type="currency" office:currency="USD" office:value="2520.29">
            <text:p>$2,520</text:p>
          </table:table-cell>
          <table:table-cell table:number-columns-repeated="1010"/>
        </table:table-row>
        <table:table-row table:style-name="ro4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41" office:value-type="float" office:value="650">
            <text:p>$650</text:p>
          </table:table-cell>
          <table:table-cell table:number-columns-repeated="3" table:style-name="ce141" office:value-type="float" office:value="0">
            <text:p/>
          </table:table-cell>
          <table:table-cell table:style-name="ce100" office:value-type="float" office:value="130.29">
            <text:p>$130</text:p>
          </table:table-cell>
          <table:table-cell table:style-name="ce100" office:value-type="float" office:value="60">
            <text:p>$60</text:p>
          </table:table-cell>
          <table:table-cell table:style-name="ce159" office:value-type="float" office:value="840.29">
            <text:p>$84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mazon</text:p>
          </table:table-cell>
          <table:table-cell table:style-name="ce89" office:value-type="float" office:value="140">
            <text:p>$140</text:p>
          </table:table-cell>
          <table:table-cell table:style-name="ce109" office:value-type="float" office:value="140">
            <text:p>$140</text:p>
          </table:table-cell>
          <table:table-cell table:style-name="ce122" office:value-type="float" office:value="140">
            <text:p>$140</text:p>
          </table:table-cell>
          <table:table-cell table:style-name="ce88" office:value-type="float" office:value="140">
            <text:p>$140</text:p>
          </table:table-cell>
          <table:table-cell table:number-columns-repeated="2" table:style-name="ce140" office:value-type="float" office:value="140">
            <text:p>$140</text:p>
          </table:table-cell>
          <table:table-cell table:number-columns-repeated="4" table:style-name="ce141" office:value-type="float" office:value="140">
            <text:p>$140</text:p>
          </table:table-cell>
          <table:table-cell table:number-columns-repeated="2" table:style-name="ce100" office:value-type="float" office:value="140">
            <text:p>$140</text:p>
          </table:table-cell>
          <table:table-cell table:style-name="ce159" office:value-type="float" office:value="1680">
            <text:p>$1,68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15900">
            <text:p>$15,900</text:p>
          </table:table-cell>
          <table:table-cell table:style-name="ce131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38" office:value-type="float" office:value="12000">
            <text:p>$12,000</text:p>
          </table:table-cell>
          <table:table-cell table:number-columns-repeated="4" table:style-name="ce99" office:value-type="float" office:value="0">
            <text:p/>
          </table:table-cell>
          <table:table-cell table:style-name="ce99" office:value-type="float" office:value="48000">
            <text:p>$48,000</text:p>
          </table:table-cell>
          <table:table-cell table:style-name="ce153" office:value-type="float" office:value="22000">
            <text:p>$22,000</text:p>
          </table:table-cell>
          <table:table-cell table:style-name="ce158" office:value-type="currency" office:currency="USD" office:value="97900">
            <text:p>$97,9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/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48000">
            <text:p>$48,000</text:p>
          </table:table-cell>
          <table:table-cell table:style-name="ce100" office:value-type="float" office:value="22000">
            <text:p>$22,000</text:p>
          </table:table-cell>
          <table:table-cell table:style-name="ce159" office:value-type="float" office:value="70000">
            <text:p>$7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 –2010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15900">
            <text:p>$15,900</text:p>
          </table:table-cell>
          <table:table-cell table:style-name="ce133"/>
          <table:table-cell table:number-columns-repeated="2" table:style-name="ce141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15900">
            <text:p>$15,9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style-name="ce141" office:value-type="float" office:value="0">
            <text:p/>
          </table:table-cell>
          <table:table-cell table:style-name="ce141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159" office:value-type="float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2000">
            <text:p>$2,000</text:p>
          </table:table-cell>
          <table:table-cell table:style-name="ce123" office:value-type="float" office:value="0">
            <text:p/>
          </table:table-cell>
          <table:table-cell table:style-name="ce131" office:value-type="float" office:value="3000">
            <text:p>$3,000</text:p>
          </table:table-cell>
          <table:table-cell table:style-name="ce138" office:value-type="float" office:value="2000">
            <text:p>$2,000</text:p>
          </table:table-cell>
          <table:table-cell table:style-name="ce138" office:value-type="float" office:value="0">
            <text:p/>
          </table:table-cell>
          <table:table-cell table:style-name="ce138" office:value-type="float" office:value="10000">
            <text:p>$10,000</text:p>
          </table:table-cell>
          <table:table-cell table:style-name="ce138" office:value-type="float" office:value="0">
            <text:p/>
          </table:table-cell>
          <table:table-cell table:number-columns-repeated="3"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riends of GNOME</text:p>
          </table:table-cell>
          <table:table-cell table:style-name="ce90" office:value-type="float" office:value="1460">
            <text:p>$1,460</text:p>
          </table:table-cell>
          <table:table-cell table:style-name="ce107" office:value-type="float" office:value="1460">
            <text:p>$1,460</text:p>
          </table:table-cell>
          <table:table-cell table:style-name="ce123" office:value-type="float" office:value="1760">
            <text:p>$1,760</text:p>
          </table:table-cell>
          <table:table-cell table:style-name="ce131" office:value-type="float" office:value="2060">
            <text:p>$2,060</text:p>
          </table:table-cell>
          <table:table-cell table:style-name="ce138" office:value-type="float" office:value="2360">
            <text:p>$2,360</text:p>
          </table:table-cell>
          <table:table-cell table:style-name="ce138" office:value-type="float" office:value="14260">
            <text:p>$14,260</text:p>
          </table:table-cell>
          <table:table-cell table:style-name="ce138" office:value-type="float" office:value="2960">
            <text:p>$2,960</text:p>
          </table:table-cell>
          <table:table-cell table:style-name="ce138" office:value-type="float" office:value="3260">
            <text:p>$3,260</text:p>
          </table:table-cell>
          <table:table-cell table:style-name="ce138" office:value-type="float" office:value="3560">
            <text:p>$3,560</text:p>
          </table:table-cell>
          <table:table-cell table:style-name="ce138" office:value-type="float" office:value="3860">
            <text:p>$3,860</text:p>
          </table:table-cell>
          <table:table-cell table:style-name="ce99" office:value-type="float" office:value="4160">
            <text:p>$4,160</text:p>
          </table:table-cell>
          <table:table-cell table:style-name="ce153" office:value-type="float" office:value="4460">
            <text:p>$4,460</text:p>
          </table:table-cell>
          <table:table-cell table:style-name="ce158" office:value-type="currency" office:currency="USD" office:value="45620">
            <text:p>$45,620</text:p>
          </table:table-cell>
          <table:table-cell table:number-columns-repeated="1010"/>
        </table:table-row>
        <table:table-row table:style-name="ro4">
          <table:table-cell table:style-name="ce62" office:value-type="string">
            <office:annotation draw:style-name="gr4" draw:text-style-name="P2" svg:width="1.4547in" svg:height="0.8567in" svg:x="2.3984in" svg:y="10.9819in" draw:caption-point-x="-0.3768in" draw:caption-point-y="0.4843in">
              <dc:creator>gpoo</dc:creator>
              <dc:date>2010-10-31T00:00:00</dc:date>
              <text:p text:style-name="P2"><text:span text:style-name="T2">We would expect to increase 10% each month, but keeping our subscribers should be enough</text:span></text:p>
            </office:annotation>
            <text:p>FOG Subscription</text:p>
          </table:table-cell>
          <table:table-cell table:style-name="ce92" office:value-type="float" office:value="1060">
            <text:p>$1,060</text:p>
          </table:table-cell>
          <table:table-cell table:style-name="ce110" office:value-type="float" office:value="1060">
            <text:p>$1,060</text:p>
          </table:table-cell>
          <table:table-cell table:style-name="ce125" office:value-type="float" office:value="1360">
            <text:p>$1,360</text:p>
          </table:table-cell>
          <table:table-cell table:style-name="ce133" office:value-type="float" office:value="1660">
            <text:p>$1,660</text:p>
          </table:table-cell>
          <table:table-cell table:style-name="ce141" office:value-type="float" office:value="1960">
            <text:p>$1,960</text:p>
          </table:table-cell>
          <table:table-cell table:style-name="ce141" office:value-type="float" office:value="2260">
            <text:p>$2,260</text:p>
          </table:table-cell>
          <table:table-cell table:style-name="ce141" office:value-type="float" office:value="2560">
            <text:p>$2,560</text:p>
          </table:table-cell>
          <table:table-cell table:style-name="ce141" office:value-type="float" office:value="2860">
            <text:p>$2,860</text:p>
          </table:table-cell>
          <table:table-cell table:style-name="ce141" office:value-type="float" office:value="3160">
            <text:p>$3,160</text:p>
          </table:table-cell>
          <table:table-cell table:style-name="ce141" office:value-type="float" office:value="3460">
            <text:p>$3,460</text:p>
          </table:table-cell>
          <table:table-cell table:style-name="ce100" office:value-type="float" office:value="3760">
            <text:p>$3,760</text:p>
          </table:table-cell>
          <table:table-cell table:style-name="ce100" office:value-type="float" office:value="4060">
            <text:p>$4,060</text:p>
          </table:table-cell>
          <table:table-cell table:style-name="ce159" office:value-type="float" office:value="29220">
            <text:p>$29,22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ne time donation</text:p>
          </table:table-cell>
          <table:table-cell table:style-name="ce92" office:value-type="float" office:value="400">
            <text:p>$400</text:p>
          </table:table-cell>
          <table:table-cell table:style-name="ce110" office:value-type="float" office:value="400">
            <text:p>$400</text:p>
          </table:table-cell>
          <table:table-cell table:style-name="ce125" office:value-type="float" office:value="400">
            <text:p>$400</text:p>
          </table:table-cell>
          <table:table-cell table:style-name="ce133" office:value-type="float" office:value="400">
            <text:p>$400</text:p>
          </table:table-cell>
          <table:table-cell table:style-name="ce141" office:value-type="float" office:value="400">
            <text:p>$400</text:p>
          </table:table-cell>
          <table:table-cell table:style-name="ce141" office:value-type="float" office:value="12000">
            <office:annotation draw:style-name="gr1" draw:text-style-name="P1" svg:width="1.1413in" svg:height="0.5457in" svg:x="6.7657in" svg:y="11.0299in" draw:caption-point-x="-0.2402in" draw:caption-point-y="0.5984in">
              <dc:creator>gpoo</dc:creator>
              <dc:date>2010-11-01T00:00:00</dc:date>
              <text:p text:style-name="P1"><text:span text:style-name="T1">Campaign for buying a new server</text:span></text:p>
            </office:annotation>
            <text:p>$12,000</text:p>
          </table:table-cell>
          <table:table-cell table:number-columns-repeated="4" table:style-name="ce141" office:value-type="float" office:value="400">
            <text:p>$400</text:p>
          </table:table-cell>
          <table:table-cell table:number-columns-repeated="2" table:style-name="ce100" office:value-type="float" office:value="400">
            <text:p>$400</text:p>
          </table:table-cell>
          <table:table-cell table:style-name="ce159" office:value-type="float" office:value="16400">
            <text:p>$16,4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terest – Bank</text:p>
          </table:table-cell>
          <table:table-cell table:style-name="ce90" office:value-type="float" office:value="70">
            <text:p>$70</text:p>
          </table:table-cell>
          <table:table-cell table:style-name="ce107" office:value-type="float" office:value="70">
            <text:p>$70</text:p>
          </table:table-cell>
          <table:table-cell table:style-name="ce123" office:value-type="float" office:value="70">
            <text:p>$70</text:p>
          </table:table-cell>
          <table:table-cell table:style-name="ce131" office:value-type="float" office:value="70">
            <text:p>$70</text:p>
          </table:table-cell>
          <table:table-cell table:number-columns-repeated="3" table:style-name="ce138" office:value-type="float" office:value="70">
            <text:p>$70</text:p>
          </table:table-cell>
          <table:table-cell table:number-columns-repeated="5" table:style-name="ce99" office:value-type="float" office:value="70">
            <text:p>$70</text:p>
          </table:table-cell>
          <table:table-cell table:style-name="ce158" office:value-type="currency" office:currency="USD" office:value="840">
            <text:p>$84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</text:p>
          </table:table-cell>
          <table:table-cell table:style-name="ce90" office:value-type="float" office:value="300">
            <text:p>$300</text:p>
          </table:table-cell>
          <table:table-cell table:style-name="ce107" office:value-type="float" office:value="300">
            <text:p>$300</text:p>
          </table:table-cell>
          <table:table-cell table:style-name="ce123" office:value-type="float" office:value="300">
            <text:p>$300</text:p>
          </table:table-cell>
          <table:table-cell table:style-name="ce131" office:value-type="float" office:value="14450">
            <text:p>$14,450</text:p>
          </table:table-cell>
          <table:table-cell table:style-name="ce138" office:value-type="float" office:value="300">
            <text:p>$300</text:p>
          </table:table-cell>
          <table:table-cell table:number-columns-repeated="5" table:style-name="ce138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5650">
            <text:p>$15,65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14150">
            <text:p>$14,150</text:p>
          </table:table-cell>
          <table:table-cell table:number-columns-repeated="2" table:style-name="ce140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59" office:value-type="float" office:value="14150">
            <text:p>$14,15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External accounts</text:p>
          </table:table-cell>
          <table:table-cell table:style-name="ce89" office:value-type="float" office:value="300">
            <text:p>$300</text:p>
          </table:table-cell>
          <table:table-cell table:style-name="ce109" office:value-type="float" office:value="300">
            <text:p>$300</text:p>
          </table:table-cell>
          <table:table-cell table:style-name="ce122" office:value-type="float" office:value="300">
            <text:p>$300</text:p>
          </table:table-cell>
          <table:table-cell table:style-name="ce88" office:value-type="float" office:value="300">
            <text:p>$300</text:p>
          </table:table-cell>
          <table:table-cell table:style-name="ce140" office:value-type="float" office:value="300">
            <text:p>$300</text:p>
          </table:table-cell>
          <table:table-cell table:style-name="ce140" office:value-type="float" office:value="0">
            <text:p/>
          </table:table-cell>
          <table:table-cell table:number-columns-repeated="6" table:style-name="ce146" office:value-type="float" office:value="0">
            <text:p/>
          </table:table-cell>
          <table:table-cell table:style-name="ce159" office:value-type="float" office:value="1500">
            <text:p>$1,5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22500">
            <text:p>$22,500</text:p>
          </table:table-cell>
          <table:table-cell table:style-name="ce126" office:value-type="float" office:value="0">
            <text:p/>
          </table:table-cell>
          <table:table-cell table:style-name="ce134" office:value-type="float" office:value="0">
            <text:p/>
          </table:table-cell>
          <table:table-cell table:number-columns-repeated="3" table:style-name="ce142" office:value-type="float" office:value="0">
            <text:p/>
          </table:table-cell>
          <table:table-cell table:number-columns-repeated="4" table:style-name="ce102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58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94" office:value-type="currency" office:currency="USD" office:value="7471">
            <text:p>$7,471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27" office:value-type="currency" office:currency="USD" office:value="53143">
            <text:p>$53,143</text:p>
          </table:table-cell>
          <table:table-cell table:style-name="ce94" office:value-type="currency" office:currency="USD" office:value="19720">
            <text:p>$19,720</text:p>
          </table:table-cell>
          <table:table-cell table:style-name="ce112" office:value-type="currency" office:currency="USD" office:value="74870">
            <text:p>$74,870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12" office:value-type="currency" office:currency="USD" office:value="63820">
            <text:p>$63,820</text:p>
          </table:table-cell>
          <table:table-cell table:style-name="ce112" office:value-type="currency" office:currency="USD" office:value="23470">
            <text:p>$23,470</text:p>
          </table:table-cell>
          <table:table-cell table:style-name="ce85" office:value-type="currency" office:currency="USD" office:value="3770">
            <text:p>$3,770</text:p>
          </table:table-cell>
          <table:table-cell table:style-name="ce85" office:value-type="currency" office:currency="USD" office:value="24070">
            <text:p>$24,070</text:p>
          </table:table-cell>
          <table:table-cell table:style-name="ce85" office:value-type="currency" office:currency="USD" office:value="62500.29">
            <text:p>$62,500</text:p>
          </table:table-cell>
          <table:table-cell table:style-name="ce127" office:value-type="currency" office:currency="USD" office:value="26730">
            <text:p>$26,730</text:p>
          </table:table-cell>
          <table:table-cell table:style-name="ce160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3">
          <table:table-cell table:style-name="ce72" office:value-type="string">
            <text:p>Income Oct 2009-Sep 2010</text:p>
          </table:table-cell>
          <table:table-cell table:style-name="ce86" office:value-type="currency" office:currency="USD" office:value="42043.8">
            <text:p>$42,044</text:p>
          </table:table-cell>
          <table:table-cell table:style-name="ce86" office:value-type="currency" office:currency="USD" office:value="26759.73">
            <text:p>$26,760</text:p>
          </table:table-cell>
          <table:table-cell table:style-name="ce86" office:value-type="currency" office:currency="USD" office:value="38479.46">
            <text:p>$38,479</text:p>
          </table:table-cell>
          <table:table-cell table:style-name="ce86" office:value-type="currency" office:currency="USD" office:value="22809.11">
            <text:p>$22,809</text:p>
          </table:table-cell>
          <table:table-cell table:style-name="ce86" office:value-type="currency" office:currency="USD" office:value="65866.66">
            <text:p>$65,867</text:p>
          </table:table-cell>
          <table:table-cell table:style-name="ce86" office:value-type="currency" office:currency="USD" office:value="107258.28">
            <text:p>$107,258</text:p>
          </table:table-cell>
          <table:table-cell table:style-name="ce86" office:value-type="currency" office:currency="USD" office:value="83186.87">
            <text:p>$83,187</text:p>
          </table:table-cell>
          <table:table-cell table:style-name="ce86" office:value-type="currency" office:currency="USD" office:value="54823.42">
            <text:p>$54,823</text:p>
          </table:table-cell>
          <table:table-cell table:style-name="ce86" office:value-type="currency" office:currency="USD" office:value="26642.8">
            <text:p>$26,643</text:p>
          </table:table-cell>
          <table:table-cell table:style-name="ce86" office:value-type="currency" office:currency="USD" office:value="49665.95">
            <text:p>$49,666</text:p>
          </table:table-cell>
          <table:table-cell table:style-name="ce86" office:value-type="currency" office:currency="USD" office:value="57966.03">
            <text:p>$57,966</text:p>
          </table:table-cell>
          <table:table-cell table:style-name="ce86" office:value-type="currency" office:currency="USD" office:value="25836.29">
            <text:p>$25,836</text:p>
          </table:table-cell>
          <table:table-cell table:style-name="ce86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4">
          <table:table-cell table:style-name="ce76" office:value-type="string">
            <text:p>Balance</text:p>
          </table:table-cell>
          <table:table-cell table:style-name="ce95" office:value-type="float" office:value="-19194.5533333333">
            <text:p>-19194.5533333333</text:p>
          </table:table-cell>
          <table:table-cell table:style-name="ce113" office:value-type="float" office:value="-21194.3333333333">
            <text:p>-21194.3333333333</text:p>
          </table:table-cell>
          <table:table-cell table:style-name="ce128" office:value-type="float" office:value="9006.66666666667">
            <text:p>9006.6666666667</text:p>
          </table:table-cell>
          <table:table-cell table:style-name="ce113" office:value-type="float" office:value="8331.81666666667">
            <text:p>8331.8166666667</text:p>
          </table:table-cell>
          <table:table-cell table:style-name="ce113" office:value-type="float" office:value="36597.6666666667">
            <text:p>36597.6666666667</text:p>
          </table:table-cell>
          <table:table-cell table:style-name="ce113" office:value-type="float" office:value="-31111.5533333333">
            <text:p>-31111.5533333333</text:p>
          </table:table-cell>
          <table:table-cell table:style-name="ce113" office:value-type="float" office:value="25791.2966666667">
            <text:p>25791.2966666667</text:p>
          </table:table-cell>
          <table:table-cell table:style-name="ce113" office:value-type="float" office:value="-628.903333333335">
            <text:p>-628.9033333333</text:p>
          </table:table-cell>
          <table:table-cell table:style-name="ce113" office:value-type="float" office:value="-27449.3533333333">
            <text:p>-27449.3533333333</text:p>
          </table:table-cell>
          <table:table-cell table:style-name="ce113" office:value-type="float" office:value="-27681.8433333333">
            <text:p>-27681.8433333333</text:p>
          </table:table-cell>
          <table:table-cell table:style-name="ce113" office:value-type="float" office:value="-4029.83333333334">
            <text:p>-4029.8333333333</text:p>
          </table:table-cell>
          <table:table-cell table:style-name="ce113" office:value-type="float" office:value="-53932.3233333333">
            <text:p>-53932.3233333333</text:p>
          </table:table-cell>
          <table:table-cell table:style-name="ce161" office:value-type="float" office:value="-105495.25">
            <text:p>-105495.25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– 2011 (FY 2010)</text:p>
          </table:table-cell>
          <table:covered-table-cell table:number-columns-repeated="11" table:style-name="ce78"/>
          <table:table-cell table:number-columns-repeated="1011"/>
        </table:table-row>
        <table:table-row table:style-name="ro2">
          <table:table-cell table:style-name="ce59" office:value-type="string" table:number-columns-spanned="1" table:number-rows-spanned="2">
            <text:p>Expenses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11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17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143" office:value-type="float" office:value="0">
            <text:p/>
          </table:table-cell>
          <table:table-cell table:style-name="ce143" table:number-columns-repeated="3"/>
          <table:table-cell table:style-name="ce149"/>
          <table:table-cell table:style-name="ce239" office:value-type="float" office:value="3757.57">
            <text:p>$3,75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18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3757.57">
            <text:p>$3,75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17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143" office:value-type="float" office:value="744.17">
            <text:p>$744</text:p>
          </table:table-cell>
          <table:table-cell table:style-name="ce143" office:value-type="float" office:value="2847.22">
            <text:p>$2,847</text:p>
          </table:table-cell>
          <table:table-cell table:number-columns-repeated="3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239" office:value-type="float" office:value="14740.17">
            <text:p>$14,7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style-name="ce100" table:number-columns-repeated="4"/>
          <table:table-cell table:style-name="ce240" office:value-type="float" office:value="81.14">
            <text:p>$8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9041.13">
            <text:p>$9,04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18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100" table:number-columns-repeated="4"/>
          <table:table-cell table:style-name="ce240" office:value-type="float" office:value="2040.41">
            <text:p>$2,0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18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100" table:number-columns-repeated="4"/>
          <table:table-cell table:style-name="ce240" office:value-type="float" office:value="950.02">
            <text:p>$95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126.4">
            <text:p>$126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style-name="ce100" table:number-columns-repeated="4"/>
          <table:table-cell table:style-name="ce240" office:value-type="float" office:value="2401.07">
            <text:p>$2,40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17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143" office:value-type="float" office:value="4915.12">
            <text:p>$4,915</text:p>
          </table:table-cell>
          <table:table-cell table:style-name="ce143" office:value-type="float" office:value="2510.88">
            <text:p>$2,511</text:p>
          </table:table-cell>
          <table:table-cell table:number-columns-repeated="3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239" office:value-type="float" office:value="72371.87">
            <text:p>$72,37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18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101" table:number-columns-repeated="4"/>
          <table:table-cell table:style-name="ce240" office:value-type="float" office:value="25878.18">
            <text:p>$25,87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18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style-name="ce100" table:number-columns-repeated="4"/>
          <table:table-cell table:style-name="ce240" office:value-type="float" office:value="14264.5">
            <text:p>$14,2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18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1231.66">
            <text:p>$1,23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18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100" table:number-columns-repeated="4"/>
          <table:table-cell table:style-name="ce240" office:value-type="float" office:value="12089.82">
            <text:p>$12,09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18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18764.6">
            <text:p>$18,7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18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143.11">
            <text:p>$14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17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143" office:value-type="float" office:value="70.87">
            <text:p>$71</text:p>
          </table:table-cell>
          <table:table-cell table:style-name="ce143" office:value-type="float" office:value="475">
            <text:p>$475</text:p>
          </table:table-cell>
          <table:table-cell table:number-columns-repeated="3" table:style-name="ce143" office:value-type="float" office:value="0">
            <text:p/>
          </table:table-cell>
          <table:table-cell table:style-name="ce149" office:value-type="float" office:value="0">
            <text:p/>
          </table:table-cell>
          <table:table-cell table:style-name="ce239" office:value-type="float" office:value="44327.22">
            <text:p>$44,32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18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7481.63">
            <text:p>$7,48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35244.97">
            <text:p>$35,24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384.12">
            <text:p>$384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100" table:number-columns-repeated="4"/>
          <table:table-cell table:style-name="ce240" office:value-type="float" office:value="475">
            <text:p>$475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17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99" table:number-columns-repeated="4"/>
          <table:table-cell table:style-name="ce239" office:value-type="float" office:value="35420.98">
            <text:p>$35,42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17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143" office:value-type="float" office:value="0">
            <text:p/>
          </table:table-cell>
          <table:table-cell table:style-name="ce143" office:value-type="float" office:value="8327.69">
            <text:p>$8,328</text:p>
          </table:table-cell>
          <table:table-cell table:style-name="ce143" table:number-columns-repeated="3"/>
          <table:table-cell table:style-name="ce149"/>
          <table:table-cell table:style-name="ce239" office:value-type="float" office:value="13276.36">
            <text:p>$13,276</text:p>
          </table:table-cell>
          <table:table-cell table:number-columns-repeated="1010"/>
        </table:table-row>
        <table:table-row table:style-name="ro4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18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240" office:value-type="float" office:value="3017.34">
            <text:p>$3,01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100" table:number-columns-repeated="4"/>
          <table:table-cell table:style-name="ce240" office:value-type="float" office:value="8327.69">
            <text:p>$8,328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240" office:value-type="float" office:value="1931.33">
            <text:p>$1,931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149"/>
          <table:table-cell table:style-name="ce239" office:value-type="float" office:value="1200">
            <text:p>$1,2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143" office:value-type="float" office:value="0">
            <text:p/>
          </table:table-cell>
          <table:table-cell table:style-name="ce143" office:value-type="float" office:value="10199">
            <text:p>$10,199</text:p>
          </table:table-cell>
          <table:table-cell table:style-name="ce143" table:number-columns-repeated="3"/>
          <table:table-cell table:style-name="ce149"/>
          <table:table-cell table:style-name="ce239" office:value-type="float" office:value="17310.2">
            <text:p>$17,31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240" office:value-type="float" office:value="7111.2">
            <text:p>$7,111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150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style-name="ce100" table:number-columns-repeated="3"/>
          <table:table-cell table:style-name="ce150"/>
          <table:table-cell table:style-name="ce240" office:value-type="float" office:value="10199">
            <text:p>$10,199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149"/>
          <table:table-cell table:style-name="ce23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38" office:value-type="float" office:value="0">
            <text:p/>
          </table:table-cell>
          <table:table-cell table:style-name="ce238" office:value-type="float" office:value="3500">
            <text:p>$3,500</text:p>
          </table:table-cell>
          <table:table-cell table:style-name="ce238" table:number-columns-repeated="4"/>
          <table:table-cell table:style-name="ce239" office:value-type="float" office:value="37500">
            <text:p>$37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number-columns-repeated="4" table:style-name="ce85" office:value-type="currency" office:currency="USD" office:value="0">
            <text:p>$0</text:p>
          </table:table-cell>
          <table:table-cell table:style-name="ce241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2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table:number-columns-spanned="1" table:number-rows-spanned="2">
            <text:p>Income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74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20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style-name="ce136" table:number-columns-repeated="2"/>
          <table:table-cell table:style-name="ce147"/>
          <table:table-cell table:style-name="ce152"/>
          <table:table-cell table:style-name="ce15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21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137" table:number-columns-repeated="2"/>
          <table:table-cell table:style-name="ce148"/>
          <table:table-cell table:style-name="ce153"/>
          <table:table-cell table:style-name="ce158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145" office:value-type="float" office:value="60000">
            <text:p>$60,000</text:p>
          </table:table-cell>
          <table:table-cell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75000">
            <text:p>$7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style-name="ce145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23" office:value-type="float" office:value="1189.19">
            <text:p>$1,189</text:p>
          </table:table-cell>
          <table:table-cell table:style-name="ce131" office:value-type="float" office:value="570.66">
            <text:p>$571</text:p>
          </table:table-cell>
          <table:table-cell table:style-name="ce138" office:value-type="float" office:value="712.49">
            <text:p>$712</text:p>
          </table:table-cell>
          <table:table-cell table:style-name="ce138" office:value-type="float" office:value="592.74">
            <text:p>$593</text:p>
          </table:table-cell>
          <table:table-cell table:style-name="ce138" office:value-type="float" office:value="2427.56">
            <text:p>$2,428</text:p>
          </table:table-cell>
          <table:table-cell table:style-name="ce138" office:value-type="float" office:value="1646.02">
            <text:p>$1,646</text:p>
          </table:table-cell>
          <table:table-cell table:style-name="ce138" table:number-columns-repeated="2"/>
          <table:table-cell table:style-name="ce99"/>
          <table:table-cell table:style-name="ce153"/>
          <table:table-cell table:style-name="ce158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4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41" office:value-type="float" office:value="28.55">
            <text:p>$29</text:p>
          </table:table-cell>
          <table:table-cell table:style-name="ce141" office:value-type="float" office:value="0">
            <text:p/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28.55">
            <text:p>$29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22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140" office:value-type="float" office:value="712.49">
            <text:p>$712</text:p>
          </table:table-cell>
          <table:table-cell table:style-name="ce140" office:value-type="float" office:value="592.74">
            <text:p>$593</text:p>
          </table:table-cell>
          <table:table-cell table:style-name="ce141" office:value-type="float" office:value="2399.01">
            <text:p>$2,399</text:p>
          </table:table-cell>
          <table:table-cell table:style-name="ce141" office:value-type="float" office:value="1646.02">
            <text:p>$1,646</text:p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7674.19">
            <text:p>$7,67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8" office:value-type="float" office:value="2765.53">
            <text:p>$2,766</text:p>
          </table:table-cell>
          <table:table-cell table:style-name="ce138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number-columns-repeated="4"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9750">
            <text:p>$9,75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style-name="ce141" office:value-type="float" office:value="2765.53">
            <text:p>$2,766</text:p>
          </table:table-cell>
          <table:table-cell table:style-name="ce141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159" office:value-type="float" office:value="12765.53">
            <text:p>$12,766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23" office:value-type="float" office:value="2000">
            <text:p>$2,000</text:p>
          </table:table-cell>
          <table:table-cell table:style-name="ce131" office:value-type="float" office:value="0">
            <text:p/>
          </table:table-cell>
          <table:table-cell table:number-columns-repeated="2" table:style-name="ce138" office:value-type="float" office:value="0">
            <text:p/>
          </table:table-cell>
          <table:table-cell table:style-name="ce138" office:value-type="float" office:value="2159.79">
            <text:p>$2,160</text:p>
          </table:table-cell>
          <table:table-cell table:style-name="ce138" office:value-type="float" office:value="0">
            <text:p/>
          </table:table-cell>
          <table:table-cell table:style-name="ce99" table:number-columns-repeated="3"/>
          <table:table-cell table:style-name="ce153"/>
          <table:table-cell table:style-name="ce158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23" office:value-type="float" office:value="5688">
            <text:p>$5,688</text:p>
          </table:table-cell>
          <table:table-cell table:style-name="ce131" office:value-type="float" office:value="2774.38">
            <text:p>$2,774</text:p>
          </table:table-cell>
          <table:table-cell table:style-name="ce138" office:value-type="float" office:value="3346">
            <text:p>$3,346</text:p>
          </table:table-cell>
          <table:table-cell table:style-name="ce138" office:value-type="float" office:value="5625.27">
            <text:p>$5,625</text:p>
          </table:table-cell>
          <table:table-cell table:style-name="ce138" office:value-type="float" office:value="2856.78">
            <text:p>$2,857</text:p>
          </table:table-cell>
          <table:table-cell table:style-name="ce138" office:value-type="float" office:value="2570.49">
            <text:p>$2,570</text:p>
          </table:table-cell>
          <table:table-cell table:number-columns-repeated="2" table:style-name="ce138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25" office:value-type="float" office:value="1555">
            <text:p>$1,555</text:p>
          </table:table-cell>
          <table:table-cell table:style-name="ce133" office:value-type="float" office:value="2110">
            <text:p>$2,110</text:p>
          </table:table-cell>
          <table:table-cell table:style-name="ce141" office:value-type="float" office:value="2095">
            <text:p>$2,095</text:p>
          </table:table-cell>
          <table:table-cell table:style-name="ce141" office:value-type="float" office:value="2375">
            <text:p>$2,375</text:p>
          </table:table-cell>
          <table:table-cell table:style-name="ce141" office:value-type="float" office:value="1835">
            <text:p>$1,835</text:p>
          </table:table-cell>
          <table:table-cell table:style-name="ce141" office:value-type="float" office:value="1495">
            <text:p>$1,495</text:p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14050">
            <text:p>$14,05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25" office:value-type="float" office:value="4133">
            <text:p>$4,133</text:p>
          </table:table-cell>
          <table:table-cell table:style-name="ce133" office:value-type="float" office:value="664.38">
            <text:p>$664</text:p>
          </table:table-cell>
          <table:table-cell table:style-name="ce141" office:value-type="float" office:value="1251">
            <text:p>$1,251</text:p>
          </table:table-cell>
          <table:table-cell table:style-name="ce141" office:value-type="float" office:value="3250.27">
            <text:p>$3,250</text:p>
          </table:table-cell>
          <table:table-cell table:style-name="ce141" office:value-type="float" office:value="1021.78">
            <text:p>$1,022</text:p>
          </table:table-cell>
          <table:table-cell table:style-name="ce141" office:value-type="float" office:value="1075.49">
            <text:p>$1,075</text:p>
          </table:table-cell>
          <table:table-cell table:style-name="ce141" table:number-columns-repeated="2"/>
          <table:table-cell table:style-name="ce100" table:number-columns-repeated="2"/>
          <table:table-cell table:style-name="ce159" office:value-type="float" office:value="11986.92">
            <text:p>$11,98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23" office:value-type="float" office:value="45.52">
            <text:p>$46</text:p>
          </table:table-cell>
          <table:table-cell table:style-name="ce131" office:value-type="float" office:value="18.65">
            <text:p>$19</text:p>
          </table:table-cell>
          <table:table-cell table:style-name="ce138" office:value-type="float" office:value="16.46">
            <text:p>$16</text:p>
          </table:table-cell>
          <table:table-cell table:style-name="ce138" office:value-type="float" office:value="14.94">
            <text:p>$15</text:p>
          </table:table-cell>
          <table:table-cell table:style-name="ce138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style-name="ce99" table:number-columns-repeated="4"/>
          <table:table-cell table:style-name="ce158" office:value-type="currency" office:currency="USD" office:value="266.53">
            <text:p>$26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style-name="ce99" table:number-columns-repeated="4"/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6" table:style-name="ce138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146" table:number-columns-repeated="4"/>
          <table:table-cell table:style-name="ce159" office:value-type="float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146" table:number-columns-repeated="4"/>
          <table:table-cell table:style-name="ce15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18000">
            <text:p>$18,000</text:p>
          </table:table-cell>
          <table:table-cell table:number-columns-repeated="3" table:style-name="ce142" office:value-type="float" office:value="0">
            <text:p/>
          </table:table-cell>
          <table:table-cell table:style-name="ce102" office:value-type="float" office:value="0">
            <text:p/>
          </table:table-cell>
          <table:table-cell table:style-name="ce102" table:number-columns-repeated="3"/>
          <table:table-cell table:style-name="ce154"/>
          <table:table-cell table:style-name="ce158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127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number-columns-repeated="3" table:style-name="ce85" office:value-type="currency" office:currency="USD" office:value="0">
            <text:p>$0</text:p>
          </table:table-cell>
          <table:table-cell table:style-name="ce127" office:value-type="currency" office:currency="USD" office:value="0">
            <text:p>$0</text:p>
          </table:table-cell>
          <table:table-cell table:style-name="ce241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6" office:value-type="string">
            <text:p>Balance</text:p>
          </table:table-cell>
          <table:table-cell table:style-name="ce95" office:value-type="float" office:value="-36404.29">
            <text:p>-36404.29</text:p>
          </table:table-cell>
          <table:table-cell table:style-name="ce113" office:value-type="float" office:value="-18753.67">
            <text:p>-18753.67</text:p>
          </table:table-cell>
          <table:table-cell table:style-name="ce128" office:value-type="float" office:value="-6529.88">
            <text:p>-6529.88</text:p>
          </table:table-cell>
          <table:table-cell table:style-name="ce113" office:value-type="float" office:value="12647.27">
            <text:p>12647.27</text:p>
          </table:table-cell>
          <table:table-cell table:style-name="ce113" office:value-type="float" office:value="-20615.58">
            <text:p>-20615.58</text:p>
          </table:table-cell>
          <table:table-cell table:style-name="ce113" office:value-type="float" office:value="-18406.11">
            <text:p>-18406.11</text:p>
          </table:table-cell>
          <table:table-cell table:style-name="ce113" office:value-type="float" office:value="68656.2">
            <text:p>68656.2</text:p>
          </table:table-cell>
          <table:table-cell table:style-name="ce113" office:value-type="float" office:value="-25447.4">
            <text:p>-25447.4</text:p>
          </table:table-cell>
          <table:table-cell table:number-columns-repeated="4" table:style-name="ce113" office:value-type="float" office:value="0">
            <text:p>0</text:p>
          </table:table-cell>
          <table:table-cell table:style-name="ce161" office:value-type="float" office:value="-44853.46">
            <text:p>-44853.46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+Proj" table:style-name="ta1" table:print="false">
        <office:forms form:automatic-focus="false" form:apply-design-mode="false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+ Projected Budget – 2011 (FY 2010)</text:p>
          </table:table-cell>
          <table:covered-table-cell table:number-columns-repeated="11" table:style-name="ce78"/>
          <table:table-cell table:number-columns-repeated="1011"/>
        </table:table-row>
        <table:table-row table:style-name="ro2">
          <table:table-cell table:style-name="ce59" office:value-type="string" table:number-columns-spanned="1" table:number-rows-spanned="2">
            <text:p>Expenses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11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17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143" office:value-type="float" office:value="0">
            <text:p/>
          </table:table-cell>
          <table:table-cell table:style-name="ce242" office:value-type="float" office:value="10000">
            <text:p>$10,000</text:p>
          </table:table-cell>
          <table:table-cell table:style-name="ce242" office:value-type="float" office:value="0">
            <text:p/>
          </table:table-cell>
          <table:table-cell table:style-name="ce242" office:value-type="float" office:value="10000">
            <text:p>$10,000</text:p>
          </table:table-cell>
          <table:table-cell table:style-name="ce270" office:value-type="float" office:value="0">
            <text:p/>
          </table:table-cell>
          <table:table-cell table:style-name="ce276" office:value-type="float" office:value="23757.57">
            <text:p>$23,75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10000">
            <text:p>$10,000</text:p>
          </table:table-cell>
          <table:table-cell table:style-name="ce243" office:value-type="float" office:value="0">
            <text:p/>
          </table:table-cell>
          <table:table-cell table:style-name="ce243" office:value-type="float" office:value="10000">
            <text:p>$10,000</text:p>
          </table:table-cell>
          <table:table-cell table:style-name="ce243" office:value-type="float" office:value="0">
            <text:p/>
          </table:table-cell>
          <table:table-cell table:style-name="ce277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18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3757.57">
            <text:p>$3,75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17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143" office:value-type="float" office:value="744.17">
            <text:p>$744</text:p>
          </table:table-cell>
          <table:table-cell table:style-name="ce143" office:value-type="float" office:value="2847.22">
            <text:p>$2,847</text:p>
          </table:table-cell>
          <table:table-cell table:style-name="ce242" office:value-type="float" office:value="415">
            <text:p>$415</text:p>
          </table:table-cell>
          <table:table-cell table:style-name="ce242" office:value-type="float" office:value="252">
            <text:p>$252</text:p>
          </table:table-cell>
          <table:table-cell table:style-name="ce242" office:value-type="float" office:value="656">
            <text:p>$656</text:p>
          </table:table-cell>
          <table:table-cell table:style-name="ce270" office:value-type="float" office:value="14576.99">
            <text:p>$14,577</text:p>
          </table:table-cell>
          <table:table-cell table:style-name="ce276" office:value-type="float" office:value="30640.16">
            <text:p>$30,64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100">
            <text:p>$1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43" office:value-type="float" office:value="2121">
            <text:p>$2,121</text:p>
          </table:table-cell>
          <table:table-cell table:style-name="ce277" office:value-type="float" office:value="2121">
            <text:p>$2,12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number-columns-repeated="2" table:style-name="ce243" office:value-type="float" office:value="0">
            <text:p/>
          </table:table-cell>
          <table:table-cell table:style-name="ce243" office:value-type="float" office:value="44">
            <text:p>$44</text:p>
          </table:table-cell>
          <table:table-cell table:style-name="ce243" office:value-type="float" office:value="0">
            <text:p/>
          </table:table-cell>
          <table:table-cell table:style-name="ce277" office:value-type="float" office:value="125.14">
            <text:p>$12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43" office:value-type="float" office:value="12000">
            <office:annotation draw:style-name="gr1" draw:text-style-name="P1" svg:width="1.1413in" svg:height="0.5457in" svg:x="11.2697in" svg:y="1.3953in" draw:caption-point-x="-0.2402in" draw:caption-point-y="0.5957in">
              <dc:date>2011-07-03T00:00:00</dc:date>
              <text:p text:style-name="P1"><text:span text:style-name="T1">Potentially new servers (ie. Gitorious)</text:span></text:p>
            </office:annotation>
            <text:p>$12,000</text:p>
          </table:table-cell>
          <table:table-cell table:style-name="ce277" office:value-type="float" office:value="21041.13">
            <text:p>$21,041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18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243" office:value-type="float" office:value="237">
            <text:p>$237</text:p>
          </table:table-cell>
          <table:table-cell table:style-name="ce243" office:value-type="float" office:value="59">
            <text:p>$59</text:p>
          </table:table-cell>
          <table:table-cell table:style-name="ce243" office:value-type="float" office:value="404">
            <text:p>$404</text:p>
          </table:table-cell>
          <table:table-cell table:style-name="ce243" office:value-type="float" office:value="148">
            <text:p>$148</text:p>
          </table:table-cell>
          <table:table-cell table:style-name="ce277" office:value-type="float" office:value="2888.41">
            <text:p>$2,888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18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243" office:value-type="float" office:value="178">
            <text:p>$178</text:p>
          </table:table-cell>
          <table:table-cell table:style-name="ce243" office:value-type="float" office:value="193">
            <text:p>$193</text:p>
          </table:table-cell>
          <table:table-cell table:style-name="ce243" office:value-type="float" office:value="208">
            <text:p>$208</text:p>
          </table:table-cell>
          <table:table-cell table:style-name="ce243" office:value-type="float" office:value="223">
            <text:p>$223</text:p>
          </table:table-cell>
          <table:table-cell table:style-name="ce277" office:value-type="float" office:value="1752.02">
            <text:p>$1,75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43" office:value-type="float" office:value="84.99">
            <text:p>$85</text:p>
          </table:table-cell>
          <table:table-cell table:style-name="ce277" office:value-type="float" office:value="211.39">
            <text:p>$211</text:p>
          </table:table-cell>
          <table:table-cell table:number-columns-repeated="1010"/>
        </table:table-row>
        <table:table-row table:style-name="ro4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2401.07">
            <text:p>$2,40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17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143" office:value-type="float" office:value="4915.12">
            <text:p>$4,915</text:p>
          </table:table-cell>
          <table:table-cell table:style-name="ce143" office:value-type="float" office:value="2510.88">
            <text:p>$2,511</text:p>
          </table:table-cell>
          <table:table-cell table:style-name="ce242" office:value-type="float" office:value="9092.5">
            <text:p>$9,093</text:p>
          </table:table-cell>
          <table:table-cell table:number-columns-repeated="2" table:style-name="ce242" office:value-type="float" office:value="17445">
            <text:p>$17,445</text:p>
          </table:table-cell>
          <table:table-cell table:style-name="ce270" office:value-type="float" office:value="17445">
            <text:p>$17,445</text:p>
          </table:table-cell>
          <table:table-cell table:style-name="ce276" office:value-type="float" office:value="133799.37">
            <text:p>$133,799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18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244" office:value-type="float" office:value="6593.75">
            <text:p>$6,594</text:p>
          </table:table-cell>
          <table:table-cell table:number-columns-repeated="3" table:style-name="ce244" office:value-type="float" office:value="14625">
            <text:p>$14,625</text:p>
          </table:table-cell>
          <table:table-cell table:style-name="ce277" office:value-type="float" office:value="76346.93">
            <text:p>$76,34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18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number-columns-repeated="4" table:style-name="ce243" office:value-type="float" office:value="2000">
            <text:p>$2,000</text:p>
          </table:table-cell>
          <table:table-cell table:style-name="ce277" office:value-type="float" office:value="22264.5">
            <text:p>$22,2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18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number-columns-repeated="4" table:style-name="ce243" office:value-type="float" office:value="170">
            <text:p>$170</text:p>
          </table:table-cell>
          <table:table-cell table:style-name="ce277" office:value-type="float" office:value="1911.66">
            <text:p>$1,91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18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243" office:value-type="float" office:value="263.75">
            <text:p>$264</text:p>
          </table:table-cell>
          <table:table-cell table:number-columns-repeated="3" table:style-name="ce243" office:value-type="float" office:value="585">
            <text:p>$585</text:p>
          </table:table-cell>
          <table:table-cell table:style-name="ce277" office:value-type="float" office:value="14108.57">
            <text:p>$14,109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18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18764.6">
            <text:p>$18,76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18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243" office:value-type="float" office:value="65">
            <text:p>$65</text:p>
          </table:table-cell>
          <table:table-cell table:style-name="ce277" office:value-type="float" office:value="403.11">
            <text:p>$40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17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143" office:value-type="float" office:value="70.87">
            <text:p>$71</text:p>
          </table:table-cell>
          <table:table-cell table:style-name="ce143" office:value-type="float" office:value="475">
            <text:p>$475</text:p>
          </table:table-cell>
          <table:table-cell table:style-name="ce242" office:value-type="float" office:value="69.02">
            <text:p>$69</text:p>
          </table:table-cell>
          <table:table-cell table:style-name="ce242" office:value-type="float" office:value="21971.51">
            <text:p>$21,972</text:p>
          </table:table-cell>
          <table:table-cell table:style-name="ce242" office:value-type="float" office:value="35938.79">
            <text:p>$35,939</text:p>
          </table:table-cell>
          <table:table-cell table:style-name="ce270" office:value-type="float" office:value="20659">
            <text:p>$20,659</text:p>
          </table:table-cell>
          <table:table-cell table:style-name="ce276" office:value-type="float" office:value="122965.54">
            <text:p>$122,966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43" office:value-type="float" office:value="19000">
            <text:p>$19,000</text:p>
          </table:table-cell>
          <table:table-cell table:number-columns-repeated="2" table:style-name="ce243" office:value-type="float" office:value="12250">
            <text:p>$12,250</text:p>
          </table:table-cell>
          <table:table-cell table:style-name="ce277" office:value-type="float" office:value="43500">
            <text:p>$43,5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18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7481.63">
            <text:p>$7,482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2" table:style-name="ce243" office:value-type="float" office:value="0">
            <text:p/>
          </table:table-cell>
          <table:table-cell table:style-name="ce243" office:value-type="float" office:value="20500">
            <text:p>$20,500</text:p>
          </table:table-cell>
          <table:table-cell table:style-name="ce243" office:value-type="float" office:value="5200">
            <text:p>$5,200</text:p>
          </table:table-cell>
          <table:table-cell table:style-name="ce277" office:value-type="float" office:value="26441.5">
            <text:p>$26,4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35244.97">
            <text:p>$35,245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43" office:value-type="float" office:value="2014.51">
            <text:p>$2,015</text:p>
          </table:table-cell>
          <table:table-cell table:style-name="ce243" office:value-type="float" office:value="3188.79">
            <text:p>$3,189</text:p>
          </table:table-cell>
          <table:table-cell table:style-name="ce243" office:value-type="float" office:value="0">
            <text:p/>
          </table:table-cell>
          <table:table-cell table:style-name="ce277" office:value-type="float" office:value="5203.3">
            <text:p>$5,20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18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69.02">
            <text:p>$69</text:p>
          </table:table-cell>
          <table:table-cell table:number-columns-repeated="3" table:style-name="ce243" office:value-type="float" office:value="0">
            <text:p/>
          </table:table-cell>
          <table:table-cell table:style-name="ce277" office:value-type="float" office:value="453.14">
            <text:p>$453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7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243"/>
          <table:table-cell table:style-name="ce243" office:value-type="float" office:value="957">
            <office:annotation draw:style-name="gr1" draw:text-style-name="P1" svg:width="1.1413in" svg:height="0.3902in" svg:x="9.7685in" svg:y="4.8102in" draw:caption-point-x="-0.2402in" draw:caption-point-y="0.5957in">
              <dc:date>2011-07-03T00:00:00</dc:date>
              <text:p text:style-name="P1"><text:span text:style-name="T1">MOSC2011 &amp; FISL</text:span></text:p>
            </office:annotation>
            <text:p>$957</text:p>
          </table:table-cell>
          <table:table-cell table:style-name="ce243"/>
          <table:table-cell table:style-name="ce243" office:value-type="float" office:value="3209">
            <office:annotation draw:style-name="gr1" draw:text-style-name="P1" svg:width="1.1413in" svg:height="0.2346in" svg:x="11.2697in" svg:y="4.8102in" draw:caption-point-x="-0.2402in" draw:caption-point-y="0.5957in">
              <dc:date>2011-07-03T00:00:00</dc:date>
              <text:p text:style-name="P1"><text:span text:style-name="T1">COSCUP</text:span></text:p>
            </office:annotation>
            <text:p>$3,209</text:p>
          </table:table-cell>
          <table:table-cell table:style-name="ce277" office:value-type="float" office:value="4641">
            <text:p>$4,64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17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245" office:value-type="float" office:value="2454">
            <text:p>$2,454</text:p>
          </table:table-cell>
          <table:table-cell table:style-name="ce245" office:value-type="float" office:value="3780">
            <text:p>$3,780</text:p>
          </table:table-cell>
          <table:table-cell table:style-name="ce245" office:value-type="float" office:value="0">
            <text:p/>
          </table:table-cell>
          <table:table-cell table:style-name="ce245" office:value-type="float" office:value="5742">
            <office:annotation draw:style-name="gr1" draw:text-style-name="P1" svg:width="1.1413in" svg:height="0.3902in" svg:x="11.2697in" svg:y="4.9728in" draw:caption-point-x="-0.2402in" draw:caption-point-y="0.5953in">
              <dc:date>2011-07-03T00:00:00</dc:date>
              <text:p text:style-name="P1"><text:span text:style-name="T1">Gobject Introspection</text:span></text:p>
            </office:annotation>
            <text:p>$5,742</text:p>
          </table:table-cell>
          <table:table-cell table:style-name="ce276" office:value-type="float" office:value="47396.98">
            <text:p>$47,39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17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143" office:value-type="float" office:value="0">
            <text:p/>
          </table:table-cell>
          <table:table-cell table:style-name="ce143" office:value-type="float" office:value="8327.69">
            <text:p>$8,328</text:p>
          </table:table-cell>
          <table:table-cell table:style-name="ce242" office:value-type="float" office:value="5263">
            <text:p>$5,263</text:p>
          </table:table-cell>
          <table:table-cell table:style-name="ce242" office:value-type="float" office:value="100">
            <text:p>$100</text:p>
          </table:table-cell>
          <table:table-cell table:style-name="ce242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style-name="ce276" office:value-type="float" office:value="18639.36">
            <text:p>$18,639</text:p>
          </table:table-cell>
          <table:table-cell table:number-columns-repeated="1010"/>
        </table:table-row>
        <table:table-row table:style-name="ro4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18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3017.34">
            <text:p>$3,01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243" office:value-type="float" office:value="5263">
            <text:p>$5,263</text:p>
          </table:table-cell>
          <table:table-cell table:style-name="ce243" office:value-type="float" office:value="100">
            <text:p>$100</text:p>
          </table:table-cell>
          <table:table-cell table:number-columns-repeated="2" table:style-name="ce243" office:value-type="float" office:value="0">
            <text:p/>
          </table:table-cell>
          <table:table-cell table:style-name="ce277" office:value-type="float" office:value="13690.69">
            <text:p>$13,691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1931.33">
            <text:p>$1,931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245" office:value-type="float" office:value="2407">
            <text:p>$2,407</text:p>
          </table:table-cell>
          <table:table-cell table:style-name="ce245" office:value-type="float" office:value="107">
            <text:p>$107</text:p>
          </table:table-cell>
          <table:table-cell table:style-name="ce245" office:value-type="float" office:value="207">
            <text:p>$207</text:p>
          </table:table-cell>
          <table:table-cell table:style-name="ce270" office:value-type="float" office:value="107">
            <text:p>$107</text:p>
          </table:table-cell>
          <table:table-cell table:style-name="ce276" office:value-type="float" office:value="4028">
            <text:p>$4,028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143" office:value-type="float" office:value="0">
            <text:p/>
          </table:table-cell>
          <table:table-cell table:style-name="ce143" office:value-type="float" office:value="10199">
            <text:p>$10,199</text:p>
          </table:table-cell>
          <table:table-cell table:number-columns-repeated="3" table:style-name="ce242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style-name="ce276" office:value-type="float" office:value="17310.2">
            <text:p>$17,310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7111.2">
            <text:p>$7,111</text:p>
          </table:table-cell>
          <table:table-cell table:number-columns-repeated="1010"/>
        </table:table-row>
        <table:table-row table:style-name="ro4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43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18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number-columns-repeated="3" table:style-name="ce243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10199">
            <text:p>$10,199</text:p>
          </table:table-cell>
          <table:table-cell table:number-columns-repeated="1010"/>
        </table:table-row>
        <table:table-row table:style-name="ro4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17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number-columns-repeated="3" table:style-name="ce245" office:value-type="float" office:value="0">
            <text:p/>
          </table:table-cell>
          <table:table-cell table:style-name="ce270" office:value-type="float" office:value="50000">
            <text:p>$50,000</text:p>
          </table:table-cell>
          <table:table-cell table:style-name="ce276" office:value-type="float" office:value="50000">
            <text:p>$50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38" office:value-type="float" office:value="0">
            <text:p/>
          </table:table-cell>
          <table:table-cell table:style-name="ce238" office:value-type="float" office:value="3500">
            <text:p>$3,500</text:p>
          </table:table-cell>
          <table:table-cell table:style-name="ce246" office:value-type="float" office:value="0">
            <text:p/>
          </table:table-cell>
          <table:table-cell table:number-columns-repeated="2" table:style-name="ce246" office:value-type="float" office:value="6000">
            <text:p>$6,000</text:p>
          </table:table-cell>
          <table:table-cell table:style-name="ce246" office:value-type="float" office:value="0">
            <text:p/>
          </table:table-cell>
          <table:table-cell table:style-name="ce276" office:value-type="float" office:value="49500">
            <text:p>$49,5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style-name="ce247" office:value-type="currency" office:currency="USD" office:value="29700.52">
            <text:p>$29,701</text:p>
          </table:table-cell>
          <table:table-cell table:style-name="ce247" office:value-type="currency" office:currency="USD" office:value="49655.51">
            <text:p>$49,656</text:p>
          </table:table-cell>
          <table:table-cell table:style-name="ce247" office:value-type="currency" office:currency="USD" office:value="70246.79">
            <text:p>$70,247</text:p>
          </table:table-cell>
          <table:table-cell table:style-name="ce247" office:value-type="currency" office:currency="USD" office:value="108529.99">
            <text:p>$108,530</text:p>
          </table:table-cell>
          <table:table-cell table:style-name="ce241" office:value-type="currency" office:currency="USD" office:value="498037.18">
            <text:p>$498,037</text:p>
          </table:table-cell>
          <table:table-cell table:number-columns-repeated="1010"/>
        </table:table-row>
        <table:table-row table:style-name="ro2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table:number-columns-spanned="1" table:number-rows-spanned="2">
            <text:p>Income</text:p>
          </table:table-cell>
          <table:table-cell table:style-name="ce79" office:value-type="string">
            <text:p>Year</text:p>
          </table:table-cell>
          <table:table-cell table:style-name="ce96" office:value-type="string">
            <text:p>Month</text:p>
          </table:table-cell>
          <table:table-cell table:style-name="ce114" table:number-columns-repeated="10"/>
          <table:table-cell table:style-name="ce155"/>
          <table:table-cell table:number-columns-repeated="1010"/>
        </table:table-row>
        <table:table-row table:style-name="ro2">
          <table:covered-table-cell table:style-name="ce74"/>
          <table:table-cell table:style-name="ce80" office:value-type="float" office:value="2010">
            <text:p>2010</text:p>
          </table:table-cell>
          <table:table-cell table:style-name="ce97"/>
          <table:table-cell table:style-name="ce115"/>
          <table:table-cell table:style-name="ce129" office:value-type="float" office:value="2011">
            <text:p>2011</text:p>
          </table:table-cell>
          <table:table-cell table:style-name="ce135" table:number-columns-repeated="8"/>
          <table:table-cell table:style-name="ce156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60" office:value-type="string">
            <text:p>Category</text:p>
          </table:table-cell>
          <table:table-cell table:style-name="ce81" office:value-type="string">
            <text:p>October</text:p>
          </table:table-cell>
          <table:table-cell table:style-name="ce98" office:value-type="string">
            <text:p>November</text:p>
          </table:table-cell>
          <table:table-cell table:style-name="ce116" office:value-type="string">
            <text:p>December</text:p>
          </table:table-cell>
          <table:table-cell table:style-name="ce81" office:value-type="string">
            <text:p>January</text:p>
          </table:table-cell>
          <table:table-cell table:style-name="ce98" office:value-type="string">
            <text:p>February</text:p>
          </table:table-cell>
          <table:table-cell table:style-name="ce98" office:value-type="string">
            <text:p>March</text:p>
          </table:table-cell>
          <table:table-cell table:style-name="ce98" office:value-type="string">
            <text:p>April</text:p>
          </table:table-cell>
          <table:table-cell table:style-name="ce98" office:value-type="string">
            <text:p>May</text:p>
          </table:table-cell>
          <table:table-cell table:style-name="ce98" office:value-type="string">
            <text:p>June</text:p>
          </table:table-cell>
          <table:table-cell table:style-name="ce98" office:value-type="string">
            <text:p>July</text:p>
          </table:table-cell>
          <table:table-cell table:style-name="ce98" office:value-type="string">
            <text:p>August</text:p>
          </table:table-cell>
          <table:table-cell table:style-name="ce116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20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number-columns-repeated="2" table:style-name="ce248" office:value-type="float" office:value="0">
            <text:p/>
          </table:table-cell>
          <table:table-cell table:style-name="ce268" office:value-type="float" office:value="0">
            <text:p/>
          </table:table-cell>
          <table:table-cell table:style-name="ce272" office:value-type="float" office:value="0">
            <text:p/>
          </table:table-cell>
          <table:table-cell table:style-name="ce27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21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number-columns-repeated="4" table:style-name="ce249" office:value-type="float" office:value="0">
            <text:p/>
          </table:table-cell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145" office:value-type="float" office:value="0">
            <text:p/>
          </table:table-cell>
          <table:table-cell table:number-columns-repeated="4" table:style-name="ce249" office:value-type="float" office:value="0">
            <text:p/>
          </table:table-cell>
          <table:table-cell table:style-name="ce279" office:value-type="float" office:value="25000">
            <text:p>$25,00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250" office:value-type="float" office:value="0">
            <text:p/>
          </table:table-cell>
          <table:table-cell table:style-name="ce250" office:value-type="float" office:value="30000">
            <text:p>$30,000</text:p>
          </table:table-cell>
          <table:table-cell table:style-name="ce269" office:value-type="float" office:value="30000">
            <text:p>$30,000</text:p>
          </table:table-cell>
          <table:table-cell table:style-name="ce273" office:value-type="float" office:value="25000">
            <text:p>$25,000</text:p>
          </table:table-cell>
          <table:table-cell table:style-name="ce278" office:value-type="currency" office:currency="USD" office:value="160000">
            <text:p>$160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145" office:value-type="float" office:value="60000">
            <text:p>$60,000</text:p>
          </table:table-cell>
          <table:table-cell table:style-name="ce145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number-columns-repeated="2" table:style-name="ce249" office:value-type="float" office:value="30000">
            <text:p>$30,000</text:p>
          </table:table-cell>
          <table:table-cell table:style-name="ce249" office:value-type="float" office:value="25000">
            <text:p>$25,000</text:p>
          </table:table-cell>
          <table:table-cell table:style-name="ce279" office:value-type="float" office:value="160000">
            <text:p>$160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145" office:value-type="float" office:value="0">
            <text:p/>
          </table:table-cell>
          <table:table-cell table:number-columns-repeated="4" table:style-name="ce249" office:value-type="float" office:value="0">
            <text:p/>
          </table:table-cell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23" office:value-type="float" office:value="1189.19">
            <text:p>$1,189</text:p>
          </table:table-cell>
          <table:table-cell table:style-name="ce131" office:value-type="float" office:value="570.66">
            <text:p>$571</text:p>
          </table:table-cell>
          <table:table-cell table:style-name="ce138" office:value-type="float" office:value="712.49">
            <text:p>$712</text:p>
          </table:table-cell>
          <table:table-cell table:style-name="ce138" office:value-type="float" office:value="592.74">
            <text:p>$593</text:p>
          </table:table-cell>
          <table:table-cell table:style-name="ce138" office:value-type="float" office:value="2427.56">
            <text:p>$2,428</text:p>
          </table:table-cell>
          <table:table-cell table:style-name="ce138" office:value-type="float" office:value="1646.02">
            <text:p>$1,646</text:p>
          </table:table-cell>
          <table:table-cell table:number-columns-repeated="2" table:style-name="ce251" office:value-type="float" office:value="500">
            <text:p>$500</text:p>
          </table:table-cell>
          <table:table-cell table:style-name="ce245" office:value-type="float" office:value="500">
            <text:p>$500</text:p>
          </table:table-cell>
          <table:table-cell table:style-name="ce273" office:value-type="float" office:value="560">
            <text:p>$560</text:p>
          </table:table-cell>
          <table:table-cell table:style-name="ce278" office:value-type="currency" office:currency="USD" office:value="9762.74">
            <text:p>$9,763</text:p>
          </table:table-cell>
          <table:table-cell table:number-columns-repeated="1010"/>
        </table:table-row>
        <table:table-row table:style-name="ro4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24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number-columns-repeated="2" table:style-name="ce139" office:value-type="float" office:value="0">
            <text:p/>
          </table:table-cell>
          <table:table-cell table:style-name="ce141" office:value-type="float" office:value="28.55">
            <text:p>$29</text:p>
          </table:table-cell>
          <table:table-cell table:style-name="ce141" office:value-type="float" office:value="0">
            <text:p/>
          </table:table-cell>
          <table:table-cell table:number-columns-repeated="2" table:style-name="ce252" office:value-type="float" office:value="0">
            <text:p/>
          </table:table-cell>
          <table:table-cell table:style-name="ce243"/>
          <table:table-cell table:style-name="ce243" office:value-type="float" office:value="60">
            <text:p>$60</text:p>
          </table:table-cell>
          <table:table-cell table:style-name="ce279" office:value-type="float" office:value="88.55">
            <text:p>$89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22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140" office:value-type="float" office:value="712.49">
            <text:p>$712</text:p>
          </table:table-cell>
          <table:table-cell table:style-name="ce140" office:value-type="float" office:value="592.74">
            <text:p>$593</text:p>
          </table:table-cell>
          <table:table-cell table:style-name="ce141" office:value-type="float" office:value="2399.01">
            <text:p>$2,399</text:p>
          </table:table-cell>
          <table:table-cell table:style-name="ce141" office:value-type="float" office:value="1646.02">
            <text:p>$1,646</text:p>
          </table:table-cell>
          <table:table-cell table:number-columns-repeated="2" table:style-name="ce252" office:value-type="float" office:value="500">
            <text:p>$500</text:p>
          </table:table-cell>
          <table:table-cell table:number-columns-repeated="2" table:style-name="ce243" office:value-type="float" office:value="500">
            <text:p>$500</text:p>
          </table:table-cell>
          <table:table-cell table:style-name="ce279" office:value-type="float" office:value="9674.19">
            <text:p>$9,674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38" office:value-type="float" office:value="2765.53">
            <text:p>$2,766</text:p>
          </table:table-cell>
          <table:table-cell table:style-name="ce138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style-name="ce99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45" office:value-type="float" office:value="6350">
            <text:p>$6,350</text:p>
          </table:table-cell>
          <table:table-cell table:style-name="ce245" office:value-type="float" office:value="0">
            <text:p/>
          </table:table-cell>
          <table:table-cell table:style-name="ce273" office:value-type="float" office:value="72500">
            <text:p>$72,500</text:p>
          </table:table-cell>
          <table:table-cell table:style-name="ce278" office:value-type="currency" office:currency="USD" office:value="101365.53">
            <text:p>$101,366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243" office:value-type="float" office:value="0">
            <text:p/>
          </table:table-cell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2" table:style-name="ce243" office:value-type="float" office:value="0">
            <text:p/>
          </table:table-cell>
          <table:table-cell table:style-name="ce243"/>
          <table:table-cell table:style-name="ce243" office:value-type="float" office:value="72500">
            <text:p>$72,500</text:p>
          </table:table-cell>
          <table:table-cell table:style-name="ce279" office:value-type="float" office:value="72500">
            <text:p>$72,5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number-columns-repeated="2" table:style-name="ce141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43" office:value-type="float" office:value="1350">
            <text:p>$1,350</text:p>
          </table:table-cell>
          <table:table-cell table:number-columns-repeated="2" table:style-name="ce243" office:value-type="float" office:value="0">
            <text:p/>
          </table:table-cell>
          <table:table-cell table:style-name="ce279" office:value-type="float" office:value="11100">
            <text:p>$11,10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3" office:value-type="float" office:value="0">
            <text:p/>
          </table:table-cell>
          <table:table-cell table:style-name="ce141" office:value-type="float" office:value="2765.53">
            <text:p>$2,766</text:p>
          </table:table-cell>
          <table:table-cell table:style-name="ce141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43" office:value-type="float" office:value="5000">
            <text:p>$5,000</text:p>
          </table:table-cell>
          <table:table-cell table:number-columns-repeated="2" table:style-name="ce243" office:value-type="float" office:value="0">
            <text:p/>
          </table:table-cell>
          <table:table-cell table:style-name="ce279" office:value-type="float" office:value="17765.53">
            <text:p>$17,766</text:p>
          </table:table-cell>
          <table:table-cell table:number-columns-repeated="1010"/>
        </table:table-row>
        <table:table-row table:style-name="ro4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23" office:value-type="float" office:value="2000">
            <text:p>$2,000</text:p>
          </table:table-cell>
          <table:table-cell table:style-name="ce131" office:value-type="float" office:value="0">
            <text:p/>
          </table:table-cell>
          <table:table-cell table:number-columns-repeated="2" table:style-name="ce138" office:value-type="float" office:value="0">
            <text:p/>
          </table:table-cell>
          <table:table-cell table:style-name="ce138" office:value-type="float" office:value="2159.79">
            <text:p>$2,160</text:p>
          </table:table-cell>
          <table:table-cell table:style-name="ce138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45" office:value-type="float" office:value="9543">
            <text:p>$9,543</text:p>
          </table:table-cell>
          <table:table-cell table:style-name="ce245" office:value-type="float" office:value="0">
            <text:p/>
          </table:table-cell>
          <table:table-cell table:style-name="ce273" office:value-type="float" office:value="0">
            <text:p/>
          </table:table-cell>
          <table:table-cell table:style-name="ce278" office:value-type="currency" office:currency="USD" office:value="19072.19">
            <text:p>$19,072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23" office:value-type="float" office:value="5688">
            <text:p>$5,688</text:p>
          </table:table-cell>
          <table:table-cell table:style-name="ce131" office:value-type="float" office:value="2774.38">
            <text:p>$2,774</text:p>
          </table:table-cell>
          <table:table-cell table:style-name="ce138" office:value-type="float" office:value="3346">
            <text:p>$3,346</text:p>
          </table:table-cell>
          <table:table-cell table:style-name="ce138" office:value-type="float" office:value="5625.27">
            <text:p>$5,625</text:p>
          </table:table-cell>
          <table:table-cell table:style-name="ce138" office:value-type="float" office:value="2856.78">
            <text:p>$2,857</text:p>
          </table:table-cell>
          <table:table-cell table:style-name="ce138" office:value-type="float" office:value="2570.49">
            <text:p>$2,570</text:p>
          </table:table-cell>
          <table:table-cell table:number-columns-repeated="2" table:style-name="ce251" office:value-type="float" office:value="2395">
            <text:p>$2,395</text:p>
          </table:table-cell>
          <table:table-cell table:style-name="ce245" office:value-type="float" office:value="2395">
            <text:p>$2,395</text:p>
          </table:table-cell>
          <table:table-cell table:style-name="ce273" office:value-type="float" office:value="2395">
            <text:p>$2,395</text:p>
          </table:table-cell>
          <table:table-cell table:style-name="ce278" office:value-type="currency" office:currency="USD" office:value="35616.92">
            <text:p>$35,617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25" office:value-type="float" office:value="1555">
            <text:p>$1,555</text:p>
          </table:table-cell>
          <table:table-cell table:style-name="ce133" office:value-type="float" office:value="2110">
            <text:p>$2,110</text:p>
          </table:table-cell>
          <table:table-cell table:style-name="ce141" office:value-type="float" office:value="2095">
            <text:p>$2,095</text:p>
          </table:table-cell>
          <table:table-cell table:style-name="ce141" office:value-type="float" office:value="2375">
            <text:p>$2,375</text:p>
          </table:table-cell>
          <table:table-cell table:style-name="ce141" office:value-type="float" office:value="1835">
            <text:p>$1,835</text:p>
          </table:table-cell>
          <table:table-cell table:style-name="ce141" office:value-type="float" office:value="1495">
            <text:p>$1,495</text:p>
          </table:table-cell>
          <table:table-cell table:number-columns-repeated="2" table:style-name="ce252" office:value-type="float" office:value="1495">
            <text:p>$1,495</text:p>
          </table:table-cell>
          <table:table-cell table:number-columns-repeated="2" table:style-name="ce243" office:value-type="float" office:value="1495">
            <text:p>$1,495</text:p>
          </table:table-cell>
          <table:table-cell table:style-name="ce279" office:value-type="float" office:value="20030">
            <text:p>$20,030</text:p>
          </table:table-cell>
          <table:table-cell table:number-columns-repeated="1010"/>
        </table:table-row>
        <table:table-row table:style-name="ro4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25" office:value-type="float" office:value="4133">
            <text:p>$4,133</text:p>
          </table:table-cell>
          <table:table-cell table:style-name="ce133" office:value-type="float" office:value="664.38">
            <text:p>$664</text:p>
          </table:table-cell>
          <table:table-cell table:style-name="ce141" office:value-type="float" office:value="1251">
            <text:p>$1,251</text:p>
          </table:table-cell>
          <table:table-cell table:style-name="ce141" office:value-type="float" office:value="3250.27">
            <text:p>$3,250</text:p>
          </table:table-cell>
          <table:table-cell table:style-name="ce141" office:value-type="float" office:value="1021.78">
            <text:p>$1,022</text:p>
          </table:table-cell>
          <table:table-cell table:style-name="ce141" office:value-type="float" office:value="1075.49">
            <text:p>$1,075</text:p>
          </table:table-cell>
          <table:table-cell table:number-columns-repeated="2" table:style-name="ce252" office:value-type="float" office:value="900">
            <text:p>$900</text:p>
          </table:table-cell>
          <table:table-cell table:number-columns-repeated="2" table:style-name="ce243" office:value-type="float" office:value="900">
            <text:p>$900</text:p>
          </table:table-cell>
          <table:table-cell table:style-name="ce279" office:value-type="float" office:value="15586.92">
            <text:p>$15,587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23" office:value-type="float" office:value="45.52">
            <text:p>$46</text:p>
          </table:table-cell>
          <table:table-cell table:style-name="ce131" office:value-type="float" office:value="18.65">
            <text:p>$19</text:p>
          </table:table-cell>
          <table:table-cell table:style-name="ce138" office:value-type="float" office:value="16.46">
            <text:p>$16</text:p>
          </table:table-cell>
          <table:table-cell table:style-name="ce138" office:value-type="float" office:value="14.94">
            <text:p>$15</text:p>
          </table:table-cell>
          <table:table-cell table:style-name="ce138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number-columns-repeated="4" table:style-name="ce245" office:value-type="float" office:value="16">
            <text:p>$16</text:p>
          </table:table-cell>
          <table:table-cell table:style-name="ce278" office:value-type="currency" office:currency="USD" office:value="330.53">
            <text:p>$331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number-columns-repeated="4" table:style-name="ce245" office:value-type="float" office:value="0">
            <text:p/>
          </table:table-cell>
          <table:table-cell table:style-name="ce278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23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number-columns-repeated="4" table:style-name="ce138" office:value-type="float" office:value="0">
            <text:p/>
          </table:table-cell>
          <table:table-cell table:number-columns-repeated="2" table:style-name="ce251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73" office:value-type="float" office:value="0">
            <text:p/>
          </table:table-cell>
          <table:table-cell table:style-name="ce27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253" table:number-columns-repeated="4"/>
          <table:table-cell table:style-name="ce279" office:value-type="float" office:value="11000">
            <text:p>$11,000</text:p>
          </table:table-cell>
          <table:table-cell table:number-columns-repeated="1010"/>
        </table:table-row>
        <table:table-row table:style-name="ro4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22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40" office:value-type="float" office:value="0">
            <text:p/>
          </table:table-cell>
          <table:table-cell table:number-columns-repeated="2" table:style-name="ce146" office:value-type="float" office:value="0">
            <text:p/>
          </table:table-cell>
          <table:table-cell table:style-name="ce253" table:number-columns-repeated="4"/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63" office:value-type="string">
            <text:p>Women's outreach</text:p>
          </table:table-cell>
          <table:table-cell table:style-name="ce93" office:value-type="float" office:value="0">
            <text:p/>
          </table:table-cell>
          <table:table-cell table:style-name="ce111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4" office:value-type="float" office:value="18000">
            <text:p>$18,000</text:p>
          </table:table-cell>
          <table:table-cell table:number-columns-repeated="3" table:style-name="ce142" office:value-type="float" office:value="0">
            <text:p/>
          </table:table-cell>
          <table:table-cell table:style-name="ce102" office:value-type="float" office:value="0">
            <text:p/>
          </table:table-cell>
          <table:table-cell table:style-name="ce267" office:value-type="float" office:value="0">
            <text:p/>
          </table:table-cell>
          <table:table-cell table:style-name="ce267" office:value-type="float" office:value="10000">
            <text:p>$10,000</text:p>
          </table:table-cell>
          <table:table-cell table:style-name="ce267" office:value-type="float" office:value="0">
            <text:p/>
          </table:table-cell>
          <table:table-cell table:style-name="ce274" office:value-type="float" office:value="0">
            <text:p/>
          </table:table-cell>
          <table:table-cell table:style-name="ce278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2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127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style-name="ce247" office:value-type="currency" office:currency="USD" office:value="2911">
            <text:p>$2,911</text:p>
          </table:table-cell>
          <table:table-cell table:style-name="ce247" office:value-type="currency" office:currency="USD" office:value="58804">
            <text:p>$58,804</text:p>
          </table:table-cell>
          <table:table-cell table:style-name="ce247" office:value-type="currency" office:currency="USD" office:value="32911">
            <text:p>$32,911</text:p>
          </table:table-cell>
          <table:table-cell table:style-name="ce275" office:value-type="currency" office:currency="USD" office:value="100471">
            <text:p>$100,471</text:p>
          </table:table-cell>
          <table:table-cell table:style-name="ce241" office:value-type="currency" office:currency="USD" office:value="390147.91">
            <text:p>$390,148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6" office:value-type="string">
            <text:p>Balance</text:p>
          </table:table-cell>
          <table:table-cell table:style-name="ce95" office:value-type="float" office:value="-36404.29">
            <text:p>-36404.29</text:p>
          </table:table-cell>
          <table:table-cell table:style-name="ce113" office:value-type="float" office:value="-18753.67">
            <text:p>-18753.67</text:p>
          </table:table-cell>
          <table:table-cell table:style-name="ce128" office:value-type="float" office:value="-6529.88">
            <text:p>-6529.88</text:p>
          </table:table-cell>
          <table:table-cell table:style-name="ce113" office:value-type="float" office:value="12647.27">
            <text:p>12647.27</text:p>
          </table:table-cell>
          <table:table-cell table:style-name="ce113" office:value-type="float" office:value="-20615.58">
            <text:p>-20615.58</text:p>
          </table:table-cell>
          <table:table-cell table:style-name="ce113" office:value-type="float" office:value="-18406.11">
            <text:p>-18406.11</text:p>
          </table:table-cell>
          <table:table-cell table:style-name="ce113" office:value-type="float" office:value="68656.2">
            <text:p>68656.2</text:p>
          </table:table-cell>
          <table:table-cell table:style-name="ce113" office:value-type="float" office:value="-25447.4">
            <text:p>-25447.4</text:p>
          </table:table-cell>
          <table:table-cell table:style-name="ce113" office:value-type="float" office:value="-26789.52">
            <text:p>-26789.52</text:p>
          </table:table-cell>
          <table:table-cell table:style-name="ce113" office:value-type="float" office:value="9148.49">
            <text:p>9148.49</text:p>
          </table:table-cell>
          <table:table-cell table:style-name="ce113" office:value-type="float" office:value="-37335.79">
            <text:p>-37335.79</text:p>
          </table:table-cell>
          <table:table-cell table:style-name="ce113" office:value-type="float" office:value="-8058.98999999999">
            <text:p>-8058.99</text:p>
          </table:table-cell>
          <table:table-cell table:style-name="ce161" office:value-type="float" office:value="-107889.27">
            <text:p>-107889.27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R" table:style-name="ta1" table:print="false">
        <office:forms form:automatic-focus="false" form:apply-design-mode="false"/>
        <table:table-column table:style-name="co3" table:default-cell-style-name="ce73"/>
        <table:table-column table:style-name="co4" table:number-columns-repeated="4" table:default-cell-style-name="ce73"/>
        <table:table-column table:style-name="co5" table:default-cell-style-name="ce73"/>
        <table:table-column table:style-name="co2" table:number-columns-repeated="1010" table:default-cell-style-name="ce73"/>
        <table:table-row table:style-name="ro5">
          <table:table-cell table:style-name="ce77" office:value-type="string" table:number-columns-spanned="6" table:number-rows-spanned="1">
            <text:p>Quarterly Reports</text:p>
          </table:table-cell>
          <table:covered-table-cell table:number-columns-repeated="4" table:style-name="ce254"/>
          <table:covered-table-cell/>
          <table:table-cell table:number-columns-repeated="1010"/>
        </table:table-row>
        <table:table-row table:style-name="ro3">
          <table:table-cell table:style-name="Default"/>
          <table:table-cell table:style-name="ce254" table:number-columns-repeated="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Expenses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1" table:formula="of:=[Real.A6]" office:value-type="string" office:string-value="A11y">
            <text:p>A11y</text:p>
          </table:table-cell>
          <table:table-cell table:style-name="ce82" table:formula="of:=SUM([Real.B6:.D6])" office:value-type="float" office:value="3757.57">
            <text:p>$3,758</text:p>
          </table:table-cell>
          <table:table-cell table:style-name="ce99" table:formula="of:=SUM([Real.E6:.G6])" office:value-type="float" office:value="0">
            <text:p/>
          </table:table-cell>
          <table:table-cell table:style-name="ce148" table:formula="of:=SUM([Real.H6:.J6])" office:value-type="float" office:value="0">
            <text:p/>
          </table:table-cell>
          <table:table-cell table:style-name="ce148" table:formula="of:=SUM([Real.K6:.M6])" office:value-type="float" office:value="0">
            <text:p/>
          </table:table-cell>
          <table:table-cell table:style-name="ce158" table:formula="of:=SUM([.B6:.E6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2" table:formula="of:=[Real.A7]" office:value-type="string" office:string-value="Contracts Ally">
            <text:p>Contracts Ally</text:p>
          </table:table-cell>
          <table:table-cell table:style-name="ce83" table:formula="of:=SUM([Real.B7:.D7])" office:value-type="float" office:value="0">
            <text:p/>
          </table:table-cell>
          <table:table-cell table:style-name="ce100" table:formula="of:=SUM([Real.E7:.G7])" office:value-type="float" office:value="0">
            <text:p/>
          </table:table-cell>
          <table:table-cell table:style-name="ce101" table:formula="of:=SUM([Real.H7:.J7])" office:value-type="float" office:value="0">
            <text:p/>
          </table:table-cell>
          <table:table-cell table:style-name="ce101" table:formula="of:=SUM([Real.K7:.M7])" office:value-type="float" office:value="0">
            <text:p/>
          </table:table-cell>
          <table:table-cell table:style-name="ce265" table:formula="of:=SUM([.B7:.E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8]" office:value-type="string" office:string-value="CSUN &amp; hackfests">
            <text:p>CSUN &amp; hackfests</text:p>
          </table:table-cell>
          <table:table-cell table:style-name="ce83" table:formula="of:=SUM([Real.B8:.D8])" office:value-type="float" office:value="3757.57">
            <text:p>$3,758</text:p>
          </table:table-cell>
          <table:table-cell table:style-name="ce100" table:formula="of:=SUM([Real.E8:.G8])" office:value-type="float" office:value="0">
            <text:p/>
          </table:table-cell>
          <table:table-cell table:style-name="ce101" table:formula="of:=SUM([Real.H8:.J8])" office:value-type="float" office:value="0">
            <text:p/>
          </table:table-cell>
          <table:table-cell table:style-name="ce101" table:formula="of:=SUM([Real.K8:.M8])" office:value-type="float" office:value="0">
            <text:p/>
          </table:table-cell>
          <table:table-cell table:style-name="ce265" table:formula="of:=SUM([.B8:.E8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3" table:formula="of:=[Real.A9]" office:value-type="string" office:string-value="Administrivia">
            <text:p>Administrivia</text:p>
          </table:table-cell>
          <table:table-cell table:style-name="ce82" table:formula="of:=SUM([Real.B9:.D9])" office:value-type="float" office:value="1440.53">
            <text:p>$1,441</text:p>
          </table:table-cell>
          <table:table-cell table:style-name="ce99" table:formula="of:=SUM([Real.E9:.G9])" office:value-type="float" office:value="9708.25">
            <text:p>$9,708</text:p>
          </table:table-cell>
          <table:table-cell table:style-name="ce148" table:formula="of:=SUM([Real.H9:.J9])" office:value-type="float" office:value="3591.39">
            <text:p>$3,591</text:p>
          </table:table-cell>
          <table:table-cell table:style-name="ce148" table:formula="of:=SUM([Real.K9:.M9])" office:value-type="float" office:value="0">
            <text:p/>
          </table:table-cell>
          <table:table-cell table:style-name="ce158" table:formula="of:=SUM([.B9:.E9])" office:value-type="currency" office:currency="USD" office:value="14740.17">
            <text:p>$14,740</text:p>
          </table:table-cell>
          <table:table-cell table:number-columns-repeated="1010"/>
        </table:table-row>
        <table:table-row table:style-name="ro3">
          <table:table-cell table:style-name="ce62" table:formula="of:=[Real.A10]" office:value-type="string" office:string-value="Professional fees">
            <text:p>Professional fees</text:p>
          </table:table-cell>
          <table:table-cell table:style-name="ce83" table:formula="of:=SUM([Real.B10:.D10])" office:value-type="float" office:value="100">
            <text:p>$100</text:p>
          </table:table-cell>
          <table:table-cell table:style-name="ce100" table:formula="of:=SUM([Real.E10:.G10])" office:value-type="float" office:value="0">
            <text:p/>
          </table:table-cell>
          <table:table-cell table:style-name="ce101" table:formula="of:=SUM([Real.H10:.J10])" office:value-type="float" office:value="0">
            <text:p/>
          </table:table-cell>
          <table:table-cell table:style-name="ce101" table:formula="of:=SUM([Real.K10:.M10])" office:value-type="float" office:value="0">
            <text:p/>
          </table:table-cell>
          <table:table-cell table:style-name="ce265" table:formula="of:=SUM([.B10:.E10])" office:value-type="currency" office:currency="USD" office:value="100">
            <text:p>$100</text:p>
          </table:table-cell>
          <table:table-cell table:number-columns-repeated="1010"/>
        </table:table-row>
        <table:table-row table:style-name="ro3">
          <table:table-cell table:style-name="ce62" table:formula="of:=[Real.A11]" office:value-type="string" office:string-value="Insurance">
            <text:p>Insurance</text:p>
          </table:table-cell>
          <table:table-cell table:style-name="ce83" table:formula="of:=SUM([Real.B11:.D11])" office:value-type="float" office:value="0">
            <text:p/>
          </table:table-cell>
          <table:table-cell table:style-name="ce100" table:formula="of:=SUM([Real.E11:.G11])" office:value-type="float" office:value="0">
            <text:p/>
          </table:table-cell>
          <table:table-cell table:style-name="ce101" table:formula="of:=SUM([Real.H11:.J11])" office:value-type="float" office:value="0">
            <text:p/>
          </table:table-cell>
          <table:table-cell table:style-name="ce101" table:formula="of:=SUM([Real.K11:.M11])" office:value-type="float" office:value="0">
            <text:p/>
          </table:table-cell>
          <table:table-cell table:style-name="ce265" table:formula="of:=SUM([.B11:.E1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12]" office:value-type="string" office:string-value="PO Box and vBuzzer">
            <text:p>PO Box and vBuzzer</text:p>
          </table:table-cell>
          <table:table-cell table:style-name="ce83" table:formula="of:=SUM([Real.B12:.D12])" office:value-type="float" office:value="0">
            <text:p/>
          </table:table-cell>
          <table:table-cell table:style-name="ce100" table:formula="of:=SUM([Real.E12:.G12])" office:value-type="float" office:value="0">
            <text:p/>
          </table:table-cell>
          <table:table-cell table:style-name="ce101" table:formula="of:=SUM([Real.H12:.J12])" office:value-type="float" office:value="81.14">
            <text:p>$81</text:p>
          </table:table-cell>
          <table:table-cell table:style-name="ce101" table:formula="of:=SUM([Real.K12:.M12])" office:value-type="float" office:value="0">
            <text:p/>
          </table:table-cell>
          <table:table-cell table:style-name="ce265" table:formula="of:=SUM([.B12:.E12])" office:value-type="currency" office:currency="USD" office:value="81.14">
            <text:p>$81</text:p>
          </table:table-cell>
          <table:table-cell table:number-columns-repeated="1010"/>
        </table:table-row>
        <table:table-row table:style-name="ro3">
          <table:table-cell table:style-name="ce62" table:formula="of:=[Real.A13]" office:value-type="string" office:string-value="Infrastructure">
            <text:p>Infrastructure</text:p>
          </table:table-cell>
          <table:table-cell table:style-name="ce83" table:formula="of:=SUM([Real.B13:.D13])" office:value-type="float" office:value="0">
            <text:p/>
          </table:table-cell>
          <table:table-cell table:style-name="ce100" table:formula="of:=SUM([Real.E13:.G13])" office:value-type="float" office:value="8697.55">
            <text:p>$8,698</text:p>
          </table:table-cell>
          <table:table-cell table:style-name="ce101" table:formula="of:=SUM([Real.H13:.J13])" office:value-type="float" office:value="343.58">
            <text:p>$344</text:p>
          </table:table-cell>
          <table:table-cell table:style-name="ce101" table:formula="of:=SUM([Real.K13:.M13])" office:value-type="float" office:value="0">
            <text:p/>
          </table:table-cell>
          <table:table-cell table:style-name="ce265" table:formula="of:=SUM([.B13:.E13])" office:value-type="currency" office:currency="USD" office:value="9041.13">
            <text:p>$9,041</text:p>
          </table:table-cell>
          <table:table-cell table:number-columns-repeated="1010"/>
        </table:table-row>
        <table:table-row table:style-name="ro3">
          <table:table-cell table:style-name="ce62" table:formula="of:=[Real.A14]" office:value-type="string" office:string-value="Bank fees">
            <text:p>Bank fees</text:p>
          </table:table-cell>
          <table:table-cell table:style-name="ce83" table:formula="of:=SUM([Real.B14:.D14])" office:value-type="float" office:value="891.99">
            <text:p>$892</text:p>
          </table:table-cell>
          <table:table-cell table:style-name="ce100" table:formula="of:=SUM([Real.E14:.G14])" office:value-type="float" office:value="611">
            <text:p>$611</text:p>
          </table:table-cell>
          <table:table-cell table:style-name="ce101" table:formula="of:=SUM([Real.H14:.J14])" office:value-type="float" office:value="537.42">
            <text:p>$537</text:p>
          </table:table-cell>
          <table:table-cell table:style-name="ce101" table:formula="of:=SUM([Real.K14:.M14])" office:value-type="float" office:value="0">
            <text:p/>
          </table:table-cell>
          <table:table-cell table:style-name="ce265" table:formula="of:=SUM([.B14:.E14])" office:value-type="currency" office:currency="USD" office:value="2040.41">
            <text:p>$2,040</text:p>
          </table:table-cell>
          <table:table-cell table:number-columns-repeated="1010"/>
        </table:table-row>
        <table:table-row table:style-name="ro3">
          <table:table-cell table:style-name="ce62" table:formula="of:=[Real.A15]" office:value-type="string" office:string-value="PayPal fees">
            <text:p>PayPal fees</text:p>
          </table:table-cell>
          <table:table-cell table:style-name="ce83" table:formula="of:=SUM([Real.B15:.D15])" office:value-type="float" office:value="348.69">
            <text:p>$349</text:p>
          </table:table-cell>
          <table:table-cell table:style-name="ce100" table:formula="of:=SUM([Real.E15:.G15])" office:value-type="float" office:value="399.7">
            <text:p>$400</text:p>
          </table:table-cell>
          <table:table-cell table:style-name="ce101" table:formula="of:=SUM([Real.H15:.J15])" office:value-type="float" office:value="201.63">
            <text:p>$202</text:p>
          </table:table-cell>
          <table:table-cell table:style-name="ce101" table:formula="of:=SUM([Real.K15:.M15])" office:value-type="float" office:value="0">
            <text:p/>
          </table:table-cell>
          <table:table-cell table:style-name="ce265" table:formula="of:=SUM([.B15:.E15])" office:value-type="currency" office:currency="USD" office:value="950.02">
            <text:p>$950</text:p>
          </table:table-cell>
          <table:table-cell table:number-columns-repeated="1010"/>
        </table:table-row>
        <table:table-row table:style-name="ro3">
          <table:table-cell table:style-name="ce62" table:formula="of:=[Real.A16]" office:value-type="string" office:string-value="Offices supplies">
            <text:p>Offices supplies</text:p>
          </table:table-cell>
          <table:table-cell table:style-name="ce83" table:formula="of:=SUM([Real.B16:.D16])" office:value-type="float" office:value="99.85">
            <text:p>$100</text:p>
          </table:table-cell>
          <table:table-cell table:style-name="ce100" table:formula="of:=SUM([Real.E16:.G16])" office:value-type="float" office:value="0">
            <text:p/>
          </table:table-cell>
          <table:table-cell table:style-name="ce101" table:formula="of:=SUM([Real.H16:.J16])" office:value-type="float" office:value="26.55">
            <text:p>$27</text:p>
          </table:table-cell>
          <table:table-cell table:style-name="ce101" table:formula="of:=SUM([Real.K16:.M16])" office:value-type="float" office:value="0">
            <text:p/>
          </table:table-cell>
          <table:table-cell table:style-name="ce265" table:formula="of:=SUM([.B16:.E16])" office:value-type="currency" office:currency="USD" office:value="126.4">
            <text:p>$126</text:p>
          </table:table-cell>
          <table:table-cell table:number-columns-repeated="1010"/>
        </table:table-row>
        <table:table-row table:style-name="ro3">
          <table:table-cell table:style-name="ce64" table:formula="of:=[Real.A17]" office:value-type="string" office:string-value="Taxes/registrations/other">
            <text:p>Taxes/registrations/other</text:p>
          </table:table-cell>
          <table:table-cell table:style-name="ce83" table:formula="of:=SUM([Real.B17:.D17])" office:value-type="float" office:value="0">
            <text:p/>
          </table:table-cell>
          <table:table-cell table:style-name="ce100" table:formula="of:=SUM([Real.E17:.G17])" office:value-type="float" office:value="0">
            <text:p/>
          </table:table-cell>
          <table:table-cell table:style-name="ce101" table:formula="of:=SUM([Real.H17:.J17])" office:value-type="float" office:value="2401.07">
            <text:p>$2,401</text:p>
          </table:table-cell>
          <table:table-cell table:style-name="ce101" table:formula="of:=SUM([Real.K17:.M17])" office:value-type="float" office:value="0">
            <text:p/>
          </table:table-cell>
          <table:table-cell table:style-name="ce265" table:formula="of:=SUM([.B17:.E17])" office:value-type="currency" office:currency="USD" office:value="2401.07">
            <text:p>$2,401</text:p>
          </table:table-cell>
          <table:table-cell table:number-columns-repeated="1010"/>
        </table:table-row>
        <table:table-row table:style-name="ro3">
          <table:table-cell table:style-name="ce63" table:formula="of:=[Real.A18]" office:value-type="string" office:string-value="Employees">
            <text:p>Employees</text:p>
          </table:table-cell>
          <table:table-cell table:style-name="ce82" table:formula="of:=SUM([Real.B18:.D18])" office:value-type="float" office:value="43288.02">
            <text:p>$43,288</text:p>
          </table:table-cell>
          <table:table-cell table:style-name="ce99" table:formula="of:=SUM([Real.E18:.G18])" office:value-type="float" office:value="21657.85">
            <text:p>$21,658</text:p>
          </table:table-cell>
          <table:table-cell table:style-name="ce99" table:formula="of:=SUM([Real.H18:.J18])" office:value-type="float" office:value="7426">
            <text:p>$7,426</text:p>
          </table:table-cell>
          <table:table-cell table:style-name="ce148" table:formula="of:=SUM([Real.K18:.M18])" office:value-type="float" office:value="0">
            <text:p/>
          </table:table-cell>
          <table:table-cell table:style-name="ce158" table:formula="of:=SUM([.B18:.E18])" office:value-type="currency" office:currency="USD" office:value="72371.87">
            <text:p>$72,372</text:p>
          </table:table-cell>
          <table:table-cell table:number-columns-repeated="1010"/>
        </table:table-row>
        <table:table-row table:style-name="ro3">
          <table:table-cell table:style-name="ce62" table:formula="of:=[Real.A19]" office:value-type="string" office:string-value="Wages">
            <text:p>Wages</text:p>
          </table:table-cell>
          <table:table-cell table:style-name="ce83" table:formula="of:=SUM([Real.B19:.D19])" office:value-type="float" office:value="15468.75">
            <text:p>$15,469</text:p>
          </table:table-cell>
          <table:table-cell table:style-name="ce100" table:formula="of:=SUM([Real.E19:.G19])" office:value-type="float" office:value="8062.91">
            <text:p>$8,063</text:p>
          </table:table-cell>
          <table:table-cell table:style-name="ce101" table:formula="of:=SUM([Real.H19:.J19])" office:value-type="float" office:value="2346.52">
            <text:p>$2,347</text:p>
          </table:table-cell>
          <table:table-cell table:style-name="ce101" table:formula="of:=SUM([Real.K19:.M19])" office:value-type="float" office:value="0">
            <text:p/>
          </table:table-cell>
          <table:table-cell table:style-name="ce265" table:formula="of:=SUM([.B19:.E19])" office:value-type="currency" office:currency="USD" office:value="25878.18">
            <text:p>$25,878</text:p>
          </table:table-cell>
          <table:table-cell table:number-columns-repeated="1010"/>
        </table:table-row>
        <table:table-row table:style-name="ro3">
          <table:table-cell table:style-name="ce62" table:formula="of:=[Real.A20]" office:value-type="string" office:string-value="System Administrator">
            <text:p>System Administrator</text:p>
          </table:table-cell>
          <table:table-cell table:style-name="ce83" table:formula="of:=SUM([Real.B20:.D20])" office:value-type="float" office:value="8592.5">
            <text:p>$8,593</text:p>
          </table:table-cell>
          <table:table-cell table:style-name="ce101" table:formula="of:=SUM([Real.E20:.G20])" office:value-type="float" office:value="3675">
            <text:p>$3,675</text:p>
          </table:table-cell>
          <table:table-cell table:style-name="ce101" table:formula="of:=SUM([Real.H20:.J20])" office:value-type="float" office:value="1997">
            <text:p>$1,997</text:p>
          </table:table-cell>
          <table:table-cell table:style-name="ce101" table:formula="of:=SUM([Real.K20:.M20])" office:value-type="float" office:value="0">
            <text:p/>
          </table:table-cell>
          <table:table-cell table:style-name="ce265" table:formula="of:=SUM([.B20:.E20])" office:value-type="currency" office:currency="USD" office:value="14264.5">
            <text:p>$14,265</text:p>
          </table:table-cell>
          <table:table-cell table:number-columns-repeated="1010"/>
        </table:table-row>
        <table:table-row table:style-name="ro3">
          <table:table-cell table:style-name="ce62" table:formula="of:=[Real.A21]" office:value-type="string" office:string-value="Payroll fees">
            <text:p>Payroll fees</text:p>
          </table:table-cell>
          <table:table-cell table:style-name="ce83" table:formula="of:=SUM([Real.B21:.D21])" office:value-type="float" office:value="511.8">
            <text:p>$512</text:p>
          </table:table-cell>
          <table:table-cell table:style-name="ce100" table:formula="of:=SUM([Real.E21:.G21])" office:value-type="float" office:value="559.73">
            <text:p>$560</text:p>
          </table:table-cell>
          <table:table-cell table:style-name="ce101" table:formula="of:=SUM([Real.H21:.J21])" office:value-type="float" office:value="160.13">
            <text:p>$160</text:p>
          </table:table-cell>
          <table:table-cell table:style-name="ce101" table:formula="of:=SUM([Real.K21:.M21])" office:value-type="float" office:value="0">
            <text:p/>
          </table:table-cell>
          <table:table-cell table:style-name="ce265" table:formula="of:=SUM([.B21:.E21])" office:value-type="currency" office:currency="USD" office:value="1231.66">
            <text:p>$1,232</text:p>
          </table:table-cell>
          <table:table-cell table:number-columns-repeated="1010"/>
        </table:table-row>
        <table:table-row table:style-name="ro3">
          <table:table-cell table:style-name="ce62" table:formula="of:=[Real.A22]" office:value-type="string" office:string-value="401K plan">
            <text:p>401K plan</text:p>
          </table:table-cell>
          <table:table-cell table:style-name="ce83" table:formula="of:=SUM([Real.B22:.D22])" office:value-type="float" office:value="6394.82">
            <text:p>$6,395</text:p>
          </table:table-cell>
          <table:table-cell table:style-name="ce100" table:formula="of:=SUM([Real.E22:.G22])" office:value-type="float" office:value="3599.96">
            <text:p>$3,600</text:p>
          </table:table-cell>
          <table:table-cell table:style-name="ce101" table:formula="of:=SUM([Real.H22:.J22])" office:value-type="float" office:value="2095.04">
            <text:p>$2,095</text:p>
          </table:table-cell>
          <table:table-cell table:style-name="ce101" table:formula="of:=SUM([Real.K22:.M22])" office:value-type="float" office:value="0">
            <text:p/>
          </table:table-cell>
          <table:table-cell table:style-name="ce265" table:formula="of:=SUM([.B22:.E22])" office:value-type="currency" office:currency="USD" office:value="12089.82">
            <text:p>$12,090</text:p>
          </table:table-cell>
          <table:table-cell table:number-columns-repeated="1010"/>
        </table:table-row>
        <table:table-row table:style-name="ro3">
          <table:table-cell table:style-name="ce62" table:formula="of:=[Real.A23]" office:value-type="string" office:string-value="Payroll taxes">
            <text:p>Payroll taxes</text:p>
          </table:table-cell>
          <table:table-cell table:style-name="ce83" table:formula="of:=SUM([Real.B23:.D23])" office:value-type="float" office:value="12239.21">
            <text:p>$12,239</text:p>
          </table:table-cell>
          <table:table-cell table:style-name="ce100" table:formula="of:=SUM([Real.E23:.G23])" office:value-type="float" office:value="5698.08">
            <text:p>$5,698</text:p>
          </table:table-cell>
          <table:table-cell table:style-name="ce101" table:formula="of:=SUM([Real.H23:.J23])" office:value-type="float" office:value="827.31">
            <text:p>$827</text:p>
          </table:table-cell>
          <table:table-cell table:style-name="ce101" table:formula="of:=SUM([Real.K23:.M23])" office:value-type="float" office:value="0">
            <text:p/>
          </table:table-cell>
          <table:table-cell table:style-name="ce265" table:formula="of:=SUM([.B23:.E23])" office:value-type="currency" office:currency="USD" office:value="18764.6">
            <text:p>$18,765</text:p>
          </table:table-cell>
          <table:table-cell table:number-columns-repeated="1010"/>
        </table:table-row>
        <table:table-row table:style-name="ro3">
          <table:table-cell table:style-name="ce62" table:formula="of:=[Real.A24]" office:value-type="string" office:string-value="Worker Compensation Insurance">
            <text:p>Worker Compensation Insurance</text:p>
          </table:table-cell>
          <table:table-cell table:style-name="ce83" table:formula="of:=SUM([Real.B24:.D24])" office:value-type="float" office:value="80.94">
            <text:p>$81</text:p>
          </table:table-cell>
          <table:table-cell table:style-name="ce100" table:formula="of:=SUM([Real.E24:.G24])" office:value-type="float" office:value="62.17">
            <text:p>$62</text:p>
          </table:table-cell>
          <table:table-cell table:style-name="ce101" table:formula="of:=SUM([Real.H24:.J24])" office:value-type="float" office:value="0">
            <text:p/>
          </table:table-cell>
          <table:table-cell table:style-name="ce101" table:formula="of:=SUM([Real.K24:.M24])" office:value-type="float" office:value="0">
            <text:p/>
          </table:table-cell>
          <table:table-cell table:style-name="ce265" table:formula="of:=SUM([.B24:.E24])" office:value-type="currency" office:currency="USD" office:value="143.11">
            <text:p>$143</text:p>
          </table:table-cell>
          <table:table-cell table:number-columns-repeated="1010"/>
        </table:table-row>
        <table:table-row table:style-name="ro3">
          <table:table-cell table:style-name="ce62" table:formula="of:=[Real.A25]" office:value-type="string" office:string-value="Bonuses">
            <text:p>Bonuses</text:p>
          </table:table-cell>
          <table:table-cell table:style-name="ce83" table:formula="of:=SUM([Real.B25:.D25])" office:value-type="float" office:value="0">
            <text:p/>
          </table:table-cell>
          <table:table-cell table:style-name="ce100" table:formula="of:=SUM([Real.E25:.G25])" office:value-type="float" office:value="0">
            <text:p/>
          </table:table-cell>
          <table:table-cell table:style-name="ce101" table:formula="of:=SUM([Real.H25:.J25])" office:value-type="float" office:value="0">
            <text:p/>
          </table:table-cell>
          <table:table-cell table:style-name="ce101" table:formula="of:=SUM([Real.K25:.M25])" office:value-type="float" office:value="0">
            <text:p/>
          </table:table-cell>
          <table:table-cell table:style-name="ce265" table:formula="of:=SUM([.B25:.E2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26]" office:value-type="string" office:string-value="Events">
            <text:p>Events</text:p>
          </table:table-cell>
          <table:table-cell table:style-name="ce82" table:formula="of:=SUM([Real.B26:.D26])" office:value-type="float" office:value="42829.68">
            <text:p>$42,830</text:p>
          </table:table-cell>
          <table:table-cell table:style-name="ce99" table:formula="of:=SUM([Real.E26:.G26])" office:value-type="float" office:value="951.67">
            <text:p>$952</text:p>
          </table:table-cell>
          <table:table-cell table:style-name="ce99" table:formula="of:=SUM([Real.H26:.J26])" office:value-type="float" office:value="545.87">
            <text:p>$546</text:p>
          </table:table-cell>
          <table:table-cell table:style-name="ce148" table:formula="of:=SUM([Real.K26:.M26])" office:value-type="float" office:value="0">
            <text:p/>
          </table:table-cell>
          <table:table-cell table:style-name="ce158" table:formula="of:=SUM([.B26:.E26])" office:value-type="currency" office:currency="USD" office:value="44327.22">
            <text:p>$44,327</text:p>
          </table:table-cell>
          <table:table-cell table:number-columns-repeated="1010"/>
        </table:table-row>
        <table:table-row table:style-name="ro3">
          <table:table-cell table:style-name="ce62" table:formula="of:=[Real.A27]" office:value-type="string" office:string-value="Travel and Lodge (GUADEC)">
            <text:p>Travel and Lodge (GUADEC)</text:p>
          </table:table-cell>
          <table:table-cell table:style-name="ce83" table:formula="of:=SUM([Real.B27:.D27])" office:value-type="float" office:value="0">
            <text:p/>
          </table:table-cell>
          <table:table-cell table:style-name="ce101" table:formula="of:=SUM([Real.E27:.G27])" office:value-type="float" office:value="0">
            <text:p/>
          </table:table-cell>
          <table:table-cell table:style-name="ce101" table:formula="of:=SUM([Real.H27:.J27])" office:value-type="float" office:value="0">
            <text:p/>
          </table:table-cell>
          <table:table-cell table:style-name="ce101" table:formula="of:=SUM([Real.K27:.M27])" office:value-type="float" office:value="0">
            <text:p/>
          </table:table-cell>
          <table:table-cell table:style-name="ce265" table:formula="of:=SUM([.B27:.E2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28]" office:value-type="string" office:string-value="Boston Summit">
            <text:p>Boston Summit</text:p>
          </table:table-cell>
          <table:table-cell table:style-name="ce83" table:formula="of:=SUM([Real.B28:.D28])" office:value-type="float" office:value="7481.63">
            <text:p>$7,482</text:p>
          </table:table-cell>
          <table:table-cell table:style-name="ce100" table:formula="of:=SUM([Real.E28:.G28])" office:value-type="float" office:value="0">
            <text:p/>
          </table:table-cell>
          <table:table-cell table:style-name="ce101" table:formula="of:=SUM([Real.H28:.J28])" office:value-type="float" office:value="0">
            <text:p/>
          </table:table-cell>
          <table:table-cell table:style-name="ce101" table:formula="of:=SUM([Real.K28:.M28])" office:value-type="float" office:value="0">
            <text:p/>
          </table:table-cell>
          <table:table-cell table:style-name="ce265" table:formula="of:=SUM([.B28:.E28])" office:value-type="currency" office:currency="USD" office:value="7481.63">
            <text:p>$7,482</text:p>
          </table:table-cell>
          <table:table-cell table:number-columns-repeated="1010"/>
        </table:table-row>
        <table:table-row table:style-name="ro3">
          <table:table-cell table:style-name="ce62" table:formula="of:=[Real.A29]" office:value-type="string" office:string-value="GUADEC">
            <text:p>GUADEC</text:p>
          </table:table-cell>
          <table:table-cell table:style-name="ce83" table:formula="of:=SUM([Real.B29:.D29])" office:value-type="float" office:value="741.5">
            <text:p>$742</text:p>
          </table:table-cell>
          <table:table-cell table:style-name="ce100" table:formula="of:=SUM([Real.E29:.G29])" office:value-type="float" office:value="0">
            <text:p/>
          </table:table-cell>
          <table:table-cell table:style-name="ce101" table:formula="of:=SUM([Real.H29:.J29])" office:value-type="float" office:value="0">
            <text:p/>
          </table:table-cell>
          <table:table-cell table:style-name="ce101" table:formula="of:=SUM([Real.K29:.M29])" office:value-type="float" office:value="0">
            <text:p/>
          </table:table-cell>
          <table:table-cell table:style-name="ce265" table:formula="of:=SUM([.B29:.E29])" office:value-type="currency" office:currency="USD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table:formula="of:=[Real.A30]" office:value-type="string" office:string-value="GUADEC –2010">
            <text:p>GUADEC –2010</text:p>
          </table:table-cell>
          <table:table-cell table:style-name="ce83" table:formula="of:=SUM([Real.B30:.D30])" office:value-type="float" office:value="34344.97">
            <text:p>$34,345</text:p>
          </table:table-cell>
          <table:table-cell table:style-name="ce100" table:formula="of:=SUM([Real.E30:.G30])" office:value-type="float" office:value="900">
            <text:p>$900</text:p>
          </table:table-cell>
          <table:table-cell table:style-name="ce101" table:formula="of:=SUM([Real.H30:.J30])" office:value-type="float" office:value="0">
            <text:p/>
          </table:table-cell>
          <table:table-cell table:style-name="ce101" table:formula="of:=SUM([Real.K30:.M30])" office:value-type="float" office:value="0">
            <text:p/>
          </table:table-cell>
          <table:table-cell table:style-name="ce265" table:formula="of:=SUM([.B30:.E30])" office:value-type="currency" office:currency="USD" office:value="35244.97">
            <text:p>$35,245</text:p>
          </table:table-cell>
          <table:table-cell table:number-columns-repeated="1010"/>
        </table:table-row>
        <table:table-row table:style-name="ro3">
          <table:table-cell table:style-name="ce62" table:formula="of:=[Real.A31]" office:value-type="string" office:string-value="ExecDirector's travel">
            <text:p>ExecDirector's travel</text:p>
          </table:table-cell>
          <table:table-cell table:style-name="ce83" table:formula="of:=SUM([Real.B31:.D31])" office:value-type="float" office:value="0">
            <text:p/>
          </table:table-cell>
          <table:table-cell table:style-name="ce100" table:formula="of:=SUM([Real.E31:.G31])" office:value-type="float" office:value="0">
            <text:p/>
          </table:table-cell>
          <table:table-cell table:style-name="ce101" table:formula="of:=SUM([Real.H31:.J31])" office:value-type="float" office:value="0">
            <text:p/>
          </table:table-cell>
          <table:table-cell table:style-name="ce101" table:formula="of:=SUM([Real.K31:.M31])" office:value-type="float" office:value="0">
            <text:p/>
          </table:table-cell>
          <table:table-cell table:style-name="ce265" table:formula="of:=SUM([.B31:.E3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2]" office:value-type="string" office:string-value="Event Box US">
            <text:p>Event Box US</text:p>
          </table:table-cell>
          <table:table-cell table:style-name="ce83" table:formula="of:=SUM([Real.B32:.D32])" office:value-type="float" office:value="261.58">
            <text:p>$262</text:p>
          </table:table-cell>
          <table:table-cell table:style-name="ce100" table:formula="of:=SUM([Real.E32:.G32])" office:value-type="float" office:value="51.67">
            <text:p>$52</text:p>
          </table:table-cell>
          <table:table-cell table:style-name="ce101" table:formula="of:=SUM([Real.H32:.J32])" office:value-type="float" office:value="70.87">
            <text:p>$71</text:p>
          </table:table-cell>
          <table:table-cell table:style-name="ce101" table:formula="of:=SUM([Real.K32:.M32])" office:value-type="float" office:value="0">
            <text:p/>
          </table:table-cell>
          <table:table-cell table:style-name="ce265" table:formula="of:=SUM([.B32:.E32])" office:value-type="currency" office:currency="USD" office:value="384.12">
            <text:p>$384</text:p>
          </table:table-cell>
          <table:table-cell table:number-columns-repeated="1010"/>
        </table:table-row>
        <table:table-row table:style-name="ro3">
          <table:table-cell table:style-name="ce62" table:formula="of:=[Real.A33]" office:value-type="string" office:string-value="Event Box EU">
            <text:p>Event Box EU</text:p>
          </table:table-cell>
          <table:table-cell table:style-name="ce83" table:formula="of:=SUM([Real.B33:.D33])" office:value-type="float" office:value="0">
            <text:p/>
          </table:table-cell>
          <table:table-cell table:style-name="ce100" table:formula="of:=SUM([Real.E33:.G33])" office:value-type="float" office:value="0">
            <text:p/>
          </table:table-cell>
          <table:table-cell table:style-name="ce101" table:formula="of:=SUM([Real.H33:.J33])" office:value-type="float" office:value="0">
            <text:p/>
          </table:table-cell>
          <table:table-cell table:style-name="ce101" table:formula="of:=SUM([Real.K33:.M33])" office:value-type="float" office:value="0">
            <text:p/>
          </table:table-cell>
          <table:table-cell table:style-name="ce265" table:formula="of:=SUM([.B33:.E3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4]" office:value-type="string" office:string-value="Other events">
            <text:p>Other events</text:p>
          </table:table-cell>
          <table:table-cell table:style-name="ce83" table:formula="of:=SUM([Real.B34:.D34])" office:value-type="float" office:value="0">
            <text:p/>
          </table:table-cell>
          <table:table-cell table:style-name="ce100" table:formula="of:=SUM([Real.E34:.G34])" office:value-type="float" office:value="0">
            <text:p/>
          </table:table-cell>
          <table:table-cell table:style-name="ce101" table:formula="of:=SUM([Real.H34:.J34])" office:value-type="float" office:value="475">
            <text:p>$475</text:p>
          </table:table-cell>
          <table:table-cell table:style-name="ce101" table:formula="of:=SUM([Real.K34:.M34])" office:value-type="float" office:value="0">
            <text:p/>
          </table:table-cell>
          <table:table-cell table:style-name="ce265" table:formula="of:=SUM([.B34:.E34])" office:value-type="currency" office:currency="USD" office:value="475">
            <text:p>$475</text:p>
          </table:table-cell>
          <table:table-cell table:number-columns-repeated="1010"/>
        </table:table-row>
        <table:table-row table:style-name="ro3">
          <table:table-cell table:style-name="ce63" table:formula="of:=[Real.A35]" office:value-type="string" office:string-value="Hackfests">
            <text:p>Hackfests</text:p>
          </table:table-cell>
          <table:table-cell table:style-name="ce82" table:formula="of:=SUM([Real.B35:.D35])" office:value-type="float" office:value="6077.79">
            <text:p>$6,078</text:p>
          </table:table-cell>
          <table:table-cell table:style-name="ce99" table:formula="of:=SUM([Real.E35:.G35])" office:value-type="float" office:value="24451.24">
            <text:p>$24,451</text:p>
          </table:table-cell>
          <table:table-cell table:style-name="ce99" table:formula="of:=SUM([Real.H35:.J35])" office:value-type="float" office:value="4891.95">
            <text:p>$4,892</text:p>
          </table:table-cell>
          <table:table-cell table:style-name="ce148" table:formula="of:=SUM([Real.K35:.M35])" office:value-type="float" office:value="0">
            <text:p/>
          </table:table-cell>
          <table:table-cell table:style-name="ce158" table:formula="of:=SUM([.B35:.E35])" office:value-type="currency" office:currency="USD" office:value="35420.98">
            <text:p>$35,421</text:p>
          </table:table-cell>
          <table:table-cell table:number-columns-repeated="1010"/>
        </table:table-row>
        <table:table-row table:style-name="ro3">
          <table:table-cell table:style-name="ce63" table:formula="of:=[Real.A36]" office:value-type="string" office:string-value="Local outreach">
            <text:p>Local outreach</text:p>
          </table:table-cell>
          <table:table-cell table:style-name="ce82" table:formula="of:=SUM([Real.B36:.D36])" office:value-type="float" office:value="3017.34">
            <text:p>$3,017</text:p>
          </table:table-cell>
          <table:table-cell table:style-name="ce99" table:formula="of:=SUM([Real.E36:.G36])" office:value-type="float" office:value="1931.33">
            <text:p>$1,931</text:p>
          </table:table-cell>
          <table:table-cell table:style-name="ce99" table:formula="of:=SUM([Real.H36:.J36])" office:value-type="float" office:value="8327.69">
            <text:p>$8,328</text:p>
          </table:table-cell>
          <table:table-cell table:style-name="ce148" table:formula="of:=SUM([Real.K36:.M36])" office:value-type="float" office:value="0">
            <text:p/>
          </table:table-cell>
          <table:table-cell table:style-name="ce158" table:formula="of:=SUM([.B36:.E36])" office:value-type="currency" office:currency="USD" office:value="13276.36">
            <text:p>$13,276</text:p>
          </table:table-cell>
          <table:table-cell table:number-columns-repeated="1010"/>
        </table:table-row>
        <table:table-row table:style-name="ro3">
          <table:table-cell table:style-name="ce66" table:formula="of:=[Real.A37]" office:value-type="string" office:string-value="Forum do GNOME – Brazil">
            <text:p>Forum do GNOME – Brazil</text:p>
          </table:table-cell>
          <table:table-cell table:style-name="ce83" table:formula="of:=SUM([Real.B37:.D37])" office:value-type="float" office:value="3017.34">
            <text:p>$3,017</text:p>
          </table:table-cell>
          <table:table-cell table:style-name="ce101" table:formula="of:=SUM([Real.E37:.G37])" office:value-type="float" office:value="0">
            <text:p/>
          </table:table-cell>
          <table:table-cell table:style-name="ce101" table:formula="of:=SUM([Real.H37:.J37])" office:value-type="float" office:value="0">
            <text:p/>
          </table:table-cell>
          <table:table-cell table:style-name="ce101" table:formula="of:=SUM([Real.K37:.M37])" office:value-type="float" office:value="0">
            <text:p/>
          </table:table-cell>
          <table:table-cell table:style-name="ce265" table:formula="of:=SUM([.B37:.E37])" office:value-type="currency" office:currency="USD" office:value="3017.34">
            <text:p>$3,017</text:p>
          </table:table-cell>
          <table:table-cell table:number-columns-repeated="1010"/>
        </table:table-row>
        <table:table-row table:style-name="ro3">
          <table:table-cell table:style-name="ce62" table:formula="of:=[Real.A38]" office:value-type="string" office:string-value="GNOME Asia">
            <text:p>GNOME Asia</text:p>
          </table:table-cell>
          <table:table-cell table:style-name="ce83" table:formula="of:=SUM([Real.B38:.D38])" office:value-type="float" office:value="0">
            <text:p/>
          </table:table-cell>
          <table:table-cell table:style-name="ce101" table:formula="of:=SUM([Real.E38:.G38])" office:value-type="float" office:value="0">
            <text:p/>
          </table:table-cell>
          <table:table-cell table:style-name="ce101" table:formula="of:=SUM([Real.H38:.J38])" office:value-type="float" office:value="8327.69">
            <text:p>$8,328</text:p>
          </table:table-cell>
          <table:table-cell table:style-name="ce101" table:formula="of:=SUM([Real.K38:.M38])" office:value-type="float" office:value="0">
            <text:p/>
          </table:table-cell>
          <table:table-cell table:style-name="ce265" table:formula="of:=SUM([.B38:.E38])" office:value-type="currency" office:currency="USD" office:value="8327.69">
            <text:p>$8,328</text:p>
          </table:table-cell>
          <table:table-cell table:number-columns-repeated="1010"/>
        </table:table-row>
        <table:table-row table:style-name="ro3">
          <table:table-cell table:style-name="ce67" table:formula="of:=[Real.A39]" office:value-type="string" office:string-value="GNOME Day – Chile">
            <text:p>GNOME Day – Chile</text:p>
          </table:table-cell>
          <table:table-cell table:style-name="ce83" table:formula="of:=SUM([Real.B39:.D39])" office:value-type="float" office:value="0">
            <text:p/>
          </table:table-cell>
          <table:table-cell table:style-name="ce100" table:formula="of:=SUM([Real.E39:.G39])" office:value-type="float" office:value="1931.33">
            <text:p>$1,931</text:p>
          </table:table-cell>
          <table:table-cell table:style-name="ce101" table:formula="of:=SUM([Real.H39:.J39])" office:value-type="float" office:value="0">
            <text:p/>
          </table:table-cell>
          <table:table-cell table:style-name="ce101" table:formula="of:=SUM([Real.K39:.M39])" office:value-type="float" office:value="0">
            <text:p/>
          </table:table-cell>
          <table:table-cell table:style-name="ce265" table:formula="of:=SUM([.B39:.E39])" office:value-type="currency" office:currency="USD" office:value="1931.33">
            <text:p>$1,931</text:p>
          </table:table-cell>
          <table:table-cell table:number-columns-repeated="1010"/>
        </table:table-row>
        <table:table-row table:style-name="ro3">
          <table:table-cell table:style-name="ce68" table:formula="of:=[Real.A40]" office:value-type="string" office:string-value="Friends of GNOME">
            <text:p>Friends of GNOME</text:p>
          </table:table-cell>
          <table:table-cell table:style-name="ce82" table:formula="of:=SUM([Real.B40:.D40])" office:value-type="float" office:value="1200">
            <text:p>$1,200</text:p>
          </table:table-cell>
          <table:table-cell table:style-name="ce99" table:formula="of:=SUM([Real.E40:.G40])" office:value-type="float" office:value="0">
            <text:p/>
          </table:table-cell>
          <table:table-cell table:style-name="ce99" table:formula="of:=SUM([Real.H40:.J40])" office:value-type="float" office:value="0">
            <text:p/>
          </table:table-cell>
          <table:table-cell table:style-name="ce148" table:formula="of:=SUM([Real.K40:.M40])" office:value-type="float" office:value="0">
            <text:p/>
          </table:table-cell>
          <table:table-cell table:style-name="ce158" table:formula="of:=SUM([.B40:.E40])" office:value-type="currency" office:currency="USD" office:value="1200">
            <text:p>$1,200</text:p>
          </table:table-cell>
          <table:table-cell table:number-columns-repeated="1010"/>
        </table:table-row>
        <table:table-row table:style-name="ro3">
          <table:table-cell table:style-name="ce63" table:formula="of:=[Real.A41]" office:value-type="string" office:string-value="Marketing">
            <text:p>Marketing</text:p>
          </table:table-cell>
          <table:table-cell table:style-name="ce82" table:formula="of:=SUM([Real.B41:.D41])" office:value-type="float" office:value="0">
            <text:p/>
          </table:table-cell>
          <table:table-cell table:style-name="ce99" table:formula="of:=SUM([Real.E41:.G41])" office:value-type="float" office:value="7111.2">
            <text:p>$7,111</text:p>
          </table:table-cell>
          <table:table-cell table:style-name="ce99" table:formula="of:=SUM([Real.H41:.J41])" office:value-type="float" office:value="10199">
            <text:p>$10,199</text:p>
          </table:table-cell>
          <table:table-cell table:style-name="ce148" table:formula="of:=SUM([Real.K41:.M41])" office:value-type="float" office:value="0">
            <text:p/>
          </table:table-cell>
          <table:table-cell table:style-name="ce158" table:formula="of:=SUM([.B41:.E41])" office:value-type="currency" office:currency="USD" office:value="17310.2">
            <text:p>$17,310</text:p>
          </table:table-cell>
          <table:table-cell table:number-columns-repeated="1010"/>
        </table:table-row>
        <table:table-row table:style-name="ro3">
          <table:table-cell table:style-name="ce69" table:formula="of:=[Real.A42]" office:value-type="string" office:string-value="Advertising">
            <text:p>Advertising</text:p>
          </table:table-cell>
          <table:table-cell table:style-name="ce83" table:formula="of:=SUM([Real.B42:.D42])" office:value-type="float" office:value="0">
            <text:p/>
          </table:table-cell>
          <table:table-cell table:style-name="ce100" table:formula="of:=SUM([Real.E42:.G42])" office:value-type="float" office:value="7111.2">
            <text:p>$7,111</text:p>
          </table:table-cell>
          <table:table-cell table:style-name="ce101" table:formula="of:=SUM([Real.H42:.J42])" office:value-type="float" office:value="0">
            <text:p/>
          </table:table-cell>
          <table:table-cell table:style-name="ce101" table:formula="of:=SUM([Real.K42:.M42])" office:value-type="float" office:value="0">
            <text:p/>
          </table:table-cell>
          <table:table-cell table:style-name="ce265" table:formula="of:=SUM([.B42:.E42])" office:value-type="currency" office:currency="USD" office:value="7111.2">
            <text:p>$7,111</text:p>
          </table:table-cell>
          <table:table-cell table:number-columns-repeated="1010"/>
        </table:table-row>
        <table:table-row table:style-name="ro3">
          <table:table-cell table:style-name="ce69" table:formula="of:=[Real.A43]" office:value-type="string" office:string-value="Annual report">
            <text:p>Annual report</text:p>
          </table:table-cell>
          <table:table-cell table:style-name="ce83" table:formula="of:=SUM([Real.B43:.D43])" office:value-type="float" office:value="0">
            <text:p/>
          </table:table-cell>
          <table:table-cell table:style-name="ce100" table:formula="of:=SUM([Real.E43:.G43])" office:value-type="float" office:value="0">
            <text:p/>
          </table:table-cell>
          <table:table-cell table:style-name="ce101" table:formula="of:=SUM([Real.H43:.J43])" office:value-type="float" office:value="0">
            <text:p/>
          </table:table-cell>
          <table:table-cell table:style-name="ce101" table:formula="of:=SUM([Real.K43:.M43])" office:value-type="float" office:value="0">
            <text:p/>
          </table:table-cell>
          <table:table-cell table:style-name="ce265" table:formula="of:=SUM([.B43:.E4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9" table:formula="of:=[Real.A44]" office:value-type="string" office:string-value="Contracts Marketing">
            <text:p>Contracts Marketing</text:p>
          </table:table-cell>
          <table:table-cell table:style-name="ce83" table:formula="of:=SUM([Real.B44:.D44])" office:value-type="float" office:value="0">
            <text:p/>
          </table:table-cell>
          <table:table-cell table:style-name="ce101" table:formula="of:=SUM([Real.E44:.G44])" office:value-type="float" office:value="0">
            <text:p/>
          </table:table-cell>
          <table:table-cell table:style-name="ce101" table:formula="of:=SUM([Real.H44:.J44])" office:value-type="float" office:value="10199">
            <text:p>$10,199</text:p>
          </table:table-cell>
          <table:table-cell table:style-name="ce101" table:formula="of:=SUM([Real.K44:.M44])" office:value-type="float" office:value="0">
            <text:p/>
          </table:table-cell>
          <table:table-cell table:style-name="ce265" table:formula="of:=SUM([.B44:.E44])" office:value-type="currency" office:currency="USD" office:value="10199">
            <text:p>$10,199</text:p>
          </table:table-cell>
          <table:table-cell table:number-columns-repeated="1010"/>
        </table:table-row>
        <table:table-row table:style-name="ro3">
          <table:table-cell table:style-name="ce70" table:formula="of:=[Real.A45]" office:value-type="string" office:string-value="Mobile">
            <text:p>Mobile</text:p>
          </table:table-cell>
          <table:table-cell table:style-name="ce82" table:formula="of:=SUM([Real.B45:.D45])" office:value-type="float" office:value="0">
            <text:p/>
          </table:table-cell>
          <table:table-cell table:style-name="ce99" table:formula="of:=SUM([Real.E45:.G45])" office:value-type="float" office:value="0">
            <text:p/>
          </table:table-cell>
          <table:table-cell table:style-name="ce148" table:formula="of:=SUM([Real.H45:.J45])" office:value-type="float" office:value="0">
            <text:p/>
          </table:table-cell>
          <table:table-cell table:style-name="ce148" table:formula="of:=SUM([Real.K45:.M45])" office:value-type="float" office:value="0">
            <text:p/>
          </table:table-cell>
          <table:table-cell table:style-name="ce158" table:formula="of:=SUM([.B45:.E4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46]" office:value-type="string" office:string-value="Women's outreach">
            <text:p>Women's outreach</text:p>
          </table:table-cell>
          <table:table-cell table:style-name="ce82" table:formula="of:=SUM([Real.B46:.D46])" office:value-type="float" office:value="4000">
            <text:p>$4,000</text:p>
          </table:table-cell>
          <table:table-cell table:style-name="ce99" table:formula="of:=SUM([Real.E46:.G46])" office:value-type="float" office:value="30000">
            <text:p>$30,000</text:p>
          </table:table-cell>
          <table:table-cell table:style-name="ce99" table:formula="of:=SUM([Real.H46:.J46])" office:value-type="float" office:value="3500">
            <text:p>$3,500</text:p>
          </table:table-cell>
          <table:table-cell table:style-name="ce148" table:formula="of:=SUM([Real.K46:.M46])" office:value-type="float" office:value="0">
            <text:p/>
          </table:table-cell>
          <table:table-cell table:style-name="ce158" table:formula="of:=SUM([.B46:.E46])" office:value-type="currency" office:currency="USD" office:value="37500">
            <text:p>$37,5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85" table:formula="of:=SUM([.B6];[.B9];[.B18];[.B26];[.B35];[.B36];[.B40];[.B41];[.B45];[.B46])" office:value-type="currency" office:currency="USD" office:value="105610.93">
            <text:p>$105,611</text:p>
          </table:table-cell>
          <table:table-cell table:style-name="ce85" table:formula="of:=SUM([.C6];[.C9];[.C18];[.C26];[.C35];[.C36];[.C40];[.C41];[.C45];[.C46])" office:value-type="currency" office:currency="USD" office:value="95811.54">
            <text:p>$95,812</text:p>
          </table:table-cell>
          <table:table-cell table:style-name="ce85" table:formula="of:=SUM([.D6];[.D9];[.D18];[.D26];[.D35];[.D36];[.D40];[.D41];[.D45];[.D46])" office:value-type="currency" office:currency="USD" office:value="38481.9">
            <text:p>$38,482</text:p>
          </table:table-cell>
          <table:table-cell table:style-name="ce85" table:formula="of:=SUM([.E6];[.E9];[.E18];[.E26];[.E35];[.E36];[.E40];[.E41];[.E45];[.E46])" office:value-type="currency" office:currency="USD" office:value="0">
            <text:p>$0</text:p>
          </table:table-cell>
          <table:table-cell table:style-name="ce160" table:formula="of:=SUM([.B47:.E47])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3" table:number-rows-repeated="3">
          <table:table-cell table:style-name="ce162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Income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3" table:formula="of:=[Real.A55]" office:value-type="string" office:string-value="A11y">
            <text:p>A11y</text:p>
          </table:table-cell>
          <table:table-cell table:style-name="ce87" table:formula="of:=SUM([Real.B55:.D55])" office:value-type="float" office:value="5000">
            <text:p>$5,000</text:p>
          </table:table-cell>
          <table:table-cell table:style-name="ce103" table:formula="of:=SUM([Real.E55:.G55])" office:value-type="float" office:value="20000">
            <text:p>$20,000</text:p>
          </table:table-cell>
          <table:table-cell table:style-name="ce103" table:formula="of:=SUM([Real.H55:.J55])" office:value-type="float" office:value="0">
            <text:p/>
          </table:table-cell>
          <table:table-cell table:style-name="ce136" table:formula="of:=SUM([Real.K55:.M55])" office:value-type="float" office:value="0">
            <text:p/>
          </table:table-cell>
          <table:table-cell table:style-name="ce158" table:formula="of:=SUM([.B55:.E55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7" table:formula="of:=[Real.A56]" office:value-type="string" office:string-value="Surplus 2010">
            <text:p>Surplus 2010</text:p>
          </table:table-cell>
          <table:table-cell table:style-name="ce88" table:formula="of:=SUM([Real.B56:.D56])" office:value-type="float" office:value="0">
            <text:p/>
          </table:table-cell>
          <table:table-cell table:style-name="ce104" table:formula="of:=SUM([Real.E56:.G56])" office:value-type="float" office:value="0">
            <text:p/>
          </table:table-cell>
          <table:table-cell table:style-name="ce104" table:formula="of:=SUM([Real.H56:.J56])" office:value-type="float" office:value="0">
            <text:p/>
          </table:table-cell>
          <table:table-cell table:style-name="ce104" table:formula="of:=SUM([Real.K56:.M56])" office:value-type="float" office:value="0">
            <text:p/>
          </table:table-cell>
          <table:table-cell table:style-name="ce265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7" table:formula="of:=[Real.A57]" office:value-type="string" office:string-value="Sponsors Ally">
            <text:p>Sponsors Ally</text:p>
          </table:table-cell>
          <table:table-cell table:style-name="ce89" table:formula="of:=SUM([Real.B57:.D57])" office:value-type="float" office:value="5000">
            <text:p>$5,000</text:p>
          </table:table-cell>
          <table:table-cell table:style-name="ce105" table:formula="of:=SUM([Real.E57:.G57])" office:value-type="float" office:value="20000">
            <text:p>$20,000</text:p>
          </table:table-cell>
          <table:table-cell table:style-name="ce105" table:formula="of:=SUM([Real.H57:.J57])" office:value-type="float" office:value="0">
            <text:p/>
          </table:table-cell>
          <table:table-cell table:style-name="ce104" table:formula="of:=SUM([Real.K57:.M57])" office:value-type="float" office:value="0">
            <text:p/>
          </table:table-cell>
          <table:table-cell table:style-name="ce265" table:formula="of:=SUM([.B57:.E57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3" table:formula="of:=[Real.A58]" office:value-type="string" office:string-value="Adboard">
            <text:p>Adboard</text:p>
          </table:table-cell>
          <table:table-cell table:style-name="ce90" table:formula="of:=SUM([Real.B58:.D58])" office:value-type="float" office:value="0">
            <text:p/>
          </table:table-cell>
          <table:table-cell table:style-name="ce106" table:formula="of:=SUM([Real.E58:.G58])" office:value-type="float" office:value="15000">
            <text:p>$15,000</text:p>
          </table:table-cell>
          <table:table-cell table:style-name="ce106" table:formula="of:=SUM([Real.H58:.J58])" office:value-type="float" office:value="60000">
            <text:p>$60,000</text:p>
          </table:table-cell>
          <table:table-cell table:style-name="ce137" table:formula="of:=SUM([Real.K58:.M58])" office:value-type="float" office:value="0">
            <text:p/>
          </table:table-cell>
          <table:table-cell table:style-name="ce158" table:formula="of:=SUM([.B58:.E58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59]" office:value-type="string" office:string-value="Adboard">
            <text:p>Adboard</text:p>
          </table:table-cell>
          <table:table-cell table:style-name="ce89" table:formula="of:=SUM([Real.B59:.D59])" office:value-type="float" office:value="0">
            <text:p/>
          </table:table-cell>
          <table:table-cell table:style-name="ce105" table:formula="of:=SUM([Real.E59:.G59])" office:value-type="float" office:value="15000">
            <text:p>$15,000</text:p>
          </table:table-cell>
          <table:table-cell table:style-name="ce105" table:formula="of:=SUM([Real.H59:.J59])" office:value-type="float" office:value="60000">
            <text:p>$60,000</text:p>
          </table:table-cell>
          <table:table-cell table:style-name="ce104" table:formula="of:=SUM([Real.K59:.M59])" office:value-type="float" office:value="0">
            <text:p/>
          </table:table-cell>
          <table:table-cell table:style-name="ce265" table:formula="of:=SUM([.B59:.E59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60]" office:value-type="string" office:string-value="Adboard –2010">
            <text:p>Adboard –2010</text:p>
          </table:table-cell>
          <table:table-cell table:style-name="ce89" table:formula="of:=SUM([Real.B60:.D60])" office:value-type="float" office:value="0">
            <text:p/>
          </table:table-cell>
          <table:table-cell table:style-name="ce105" table:formula="of:=SUM([Real.E60:.G60])" office:value-type="float" office:value="0">
            <text:p/>
          </table:table-cell>
          <table:table-cell table:style-name="ce105" table:formula="of:=SUM([Real.H60:.J60])" office:value-type="float" office:value="0">
            <text:p/>
          </table:table-cell>
          <table:table-cell table:style-name="ce104" table:formula="of:=SUM([Real.K60:.M60])" office:value-type="float" office:value="0">
            <text:p/>
          </table:table-cell>
          <table:table-cell table:style-name="ce265" table:formula="of:=SUM([.B60:.E60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1]" office:value-type="string" office:string-value="Affiliate programs">
            <text:p>Affiliate programs</text:p>
          </table:table-cell>
          <table:table-cell table:style-name="ce90" table:formula="of:=SUM([Real.B61:.D61])" office:value-type="float" office:value="1753.27">
            <text:p>$1,753</text:p>
          </table:table-cell>
          <table:table-cell table:style-name="ce107" table:formula="of:=SUM([Real.E61:.G61])" office:value-type="float" office:value="1875.89">
            <text:p>$1,876</text:p>
          </table:table-cell>
          <table:table-cell table:style-name="ce106" table:formula="of:=SUM([Real.H61:.J61])" office:value-type="float" office:value="4073.58">
            <text:p>$4,074</text:p>
          </table:table-cell>
          <table:table-cell table:style-name="ce137" table:formula="of:=SUM([Real.K61:.M61])" office:value-type="float" office:value="0">
            <text:p/>
          </table:table-cell>
          <table:table-cell table:style-name="ce158" table:formula="of:=SUM([.B61:.E61])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3">
          <table:table-cell table:style-name="ce75" table:formula="of:=[Real.A62]" office:value-type="string" office:string-value="Royalties">
            <text:p>Royalties</text:p>
          </table:table-cell>
          <table:table-cell table:style-name="ce91" table:formula="of:=SUM([Real.B62:.D62])" office:value-type="float" office:value="0">
            <text:p/>
          </table:table-cell>
          <table:table-cell table:style-name="ce108" table:formula="of:=SUM([Real.E62:.G62])" office:value-type="float" office:value="0">
            <text:p/>
          </table:table-cell>
          <table:table-cell table:style-name="ce260" table:formula="of:=SUM([Real.H62:.J62])" office:value-type="float" office:value="28.55">
            <text:p>$29</text:p>
          </table:table-cell>
          <table:table-cell table:style-name="ce262" table:formula="of:=SUM([Real.K62:.M62])" office:value-type="float" office:value="0">
            <text:p/>
          </table:table-cell>
          <table:table-cell table:style-name="ce265" table:formula="of:=SUM([.B62:.E62])" office:value-type="currency" office:currency="USD" office:value="28.55">
            <text:p>$29</text:p>
          </table:table-cell>
          <table:table-cell table:number-columns-repeated="1010"/>
        </table:table-row>
        <table:table-row table:style-name="ro3">
          <table:table-cell table:style-name="ce67" table:formula="of:=[Real.A63]" office:value-type="string" office:string-value="Amazon">
            <text:p>Amazon</text:p>
          </table:table-cell>
          <table:table-cell table:style-name="ce89" table:formula="of:=SUM([Real.B63:.D63])" office:value-type="float" office:value="1753.27">
            <text:p>$1,753</text:p>
          </table:table-cell>
          <table:table-cell table:style-name="ce109" table:formula="of:=SUM([Real.E63:.G63])" office:value-type="float" office:value="1875.89">
            <text:p>$1,876</text:p>
          </table:table-cell>
          <table:table-cell table:style-name="ce105" table:formula="of:=SUM([Real.H63:.J63])" office:value-type="float" office:value="4045.03">
            <text:p>$4,045</text:p>
          </table:table-cell>
          <table:table-cell table:style-name="ce104" table:formula="of:=SUM([Real.K63:.M63])" office:value-type="float" office:value="0">
            <text:p/>
          </table:table-cell>
          <table:table-cell table:style-name="ce265" table:formula="of:=SUM([.B63:.E63])" office:value-type="currency" office:currency="USD" office:value="7674.19">
            <text:p>$7,674</text:p>
          </table:table-cell>
          <table:table-cell table:number-columns-repeated="1010"/>
        </table:table-row>
        <table:table-row table:style-name="ro3">
          <table:table-cell table:style-name="ce63" table:formula="of:=[Real.A64]" office:value-type="string" office:string-value="Events">
            <text:p>Events</text:p>
          </table:table-cell>
          <table:table-cell table:style-name="ce90" table:formula="of:=SUM([Real.B64:.D64])" office:value-type="float" office:value="9750">
            <text:p>$9,750</text:p>
          </table:table-cell>
          <table:table-cell table:style-name="ce107" table:formula="of:=SUM([Real.E64:.G64])" office:value-type="float" office:value="2765.53">
            <text:p>$2,766</text:p>
          </table:table-cell>
          <table:table-cell table:style-name="ce106" table:formula="of:=SUM([Real.H64:.J64])" office:value-type="float" office:value="10000">
            <text:p>$10,000</text:p>
          </table:table-cell>
          <table:table-cell table:style-name="ce137" table:formula="of:=SUM([Real.K64:.M64])" office:value-type="float" office:value="0">
            <text:p/>
          </table:table-cell>
          <table:table-cell table:style-name="ce158" table:formula="of:=SUM([.B64:.E64])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3">
          <table:table-cell table:style-name="ce62" table:formula="of:=[Real.A65]" office:value-type="string" office:string-value="Boston Summit">
            <text:p>Boston Summit</text:p>
          </table:table-cell>
          <table:table-cell table:style-name="ce92" table:formula="of:=SUM([Real.B65:.D65])" office:value-type="float" office:value="0">
            <text:p/>
          </table:table-cell>
          <table:table-cell table:style-name="ce110" table:formula="of:=SUM([Real.E65:.G65])" office:value-type="float" office:value="0">
            <text:p/>
          </table:table-cell>
          <table:table-cell table:style-name="ce258" table:formula="of:=SUM([Real.H65:.J65])" office:value-type="float" office:value="0">
            <text:p/>
          </table:table-cell>
          <table:table-cell table:style-name="ce263" table:formula="of:=SUM([Real.K65:.M65])" office:value-type="float" office:value="0">
            <text:p/>
          </table:table-cell>
          <table:table-cell table:style-name="ce266" table:formula="of:=SUM([.B65:.E6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6]" office:value-type="string" office:string-value="GUADEC">
            <text:p>GUADEC</text:p>
          </table:table-cell>
          <table:table-cell table:style-name="ce92" table:formula="of:=SUM([Real.B66:.D66])" office:value-type="float" office:value="0">
            <text:p/>
          </table:table-cell>
          <table:table-cell table:style-name="ce110" table:formula="of:=SUM([Real.E66:.G66])" office:value-type="float" office:value="0">
            <text:p/>
          </table:table-cell>
          <table:table-cell table:style-name="ce258" table:formula="of:=SUM([Real.H66:.J66])" office:value-type="float" office:value="0">
            <text:p/>
          </table:table-cell>
          <table:table-cell table:style-name="ce263" table:formula="of:=SUM([Real.K66:.M66])" office:value-type="float" office:value="0">
            <text:p/>
          </table:table-cell>
          <table:table-cell table:style-name="ce266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7]" office:value-type="string" office:string-value="GUADEC –2010">
            <text:p>GUADEC –2010</text:p>
          </table:table-cell>
          <table:table-cell table:style-name="ce92" table:formula="of:=SUM([Real.B67:.D67])" office:value-type="float" office:value="9750">
            <text:p>$9,750</text:p>
          </table:table-cell>
          <table:table-cell table:style-name="ce110" table:formula="of:=SUM([Real.E67:.G67])" office:value-type="float" office:value="0">
            <text:p/>
          </table:table-cell>
          <table:table-cell table:style-name="ce258" table:formula="of:=SUM([Real.H67:.J67])" office:value-type="float" office:value="0">
            <text:p/>
          </table:table-cell>
          <table:table-cell table:style-name="ce263" table:formula="of:=SUM([Real.K67:.M67])" office:value-type="float" office:value="0">
            <text:p/>
          </table:table-cell>
          <table:table-cell table:style-name="ce266" table:formula="of:=SUM([.B67:.E67])" office:value-type="currency" office:currency="USD" office:value="9750">
            <text:p>$9,750</text:p>
          </table:table-cell>
          <table:table-cell table:number-columns-repeated="1010"/>
        </table:table-row>
        <table:table-row table:style-name="ro3">
          <table:table-cell table:style-name="ce62" table:formula="of:=[Real.A68]" office:value-type="string" office:string-value="GNOME Asia">
            <text:p>GNOME Asia</text:p>
          </table:table-cell>
          <table:table-cell table:style-name="ce92" table:formula="of:=SUM([Real.B68:.D68])" office:value-type="float" office:value="0">
            <text:p/>
          </table:table-cell>
          <table:table-cell table:style-name="ce110" table:formula="of:=SUM([Real.E68:.G68])" office:value-type="float" office:value="2765.53">
            <text:p>$2,766</text:p>
          </table:table-cell>
          <table:table-cell table:style-name="ce258" table:formula="of:=SUM([Real.H68:.J68])" office:value-type="float" office:value="10000">
            <text:p>$10,000</text:p>
          </table:table-cell>
          <table:table-cell table:style-name="ce263" table:formula="of:=SUM([Real.K68:.M68])" office:value-type="float" office:value="0">
            <text:p/>
          </table:table-cell>
          <table:table-cell table:style-name="ce266" table:formula="of:=SUM([.B68:.E68])" office:value-type="currency" office:currency="USD" office:value="12765.53">
            <text:p>$12,766</text:p>
          </table:table-cell>
          <table:table-cell table:number-columns-repeated="1010"/>
        </table:table-row>
        <table:table-row table:style-name="ro3">
          <table:table-cell table:style-name="ce68" table:formula="of:=[Real.A69]" office:value-type="string" office:string-value="Hackfests">
            <text:p>Hackfests</text:p>
          </table:table-cell>
          <table:table-cell table:style-name="ce90" table:formula="of:=SUM([Real.B69:.D69])" office:value-type="float" office:value="7369.4">
            <text:p>$7,369</text:p>
          </table:table-cell>
          <table:table-cell table:style-name="ce107" table:formula="of:=SUM([Real.E69:.G69])" office:value-type="float" office:value="0">
            <text:p/>
          </table:table-cell>
          <table:table-cell table:style-name="ce107" table:formula="of:=SUM([Real.H69:.J69])" office:value-type="float" office:value="2159.79">
            <text:p>$2,160</text:p>
          </table:table-cell>
          <table:table-cell table:style-name="ce137" table:formula="of:=SUM([Real.K69:.M69])" office:value-type="float" office:value="0">
            <text:p/>
          </table:table-cell>
          <table:table-cell table:style-name="ce266" table:formula="of:=SUM([.B69:.E69])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3">
          <table:table-cell table:style-name="ce63" table:formula="of:=[Real.A70]" office:value-type="string" office:string-value="Friends of GNOME">
            <text:p>Friends of GNOME</text:p>
          </table:table-cell>
          <table:table-cell table:style-name="ce90" table:formula="of:=SUM([Real.B70:.D70])" office:value-type="float" office:value="8864">
            <text:p>$8,864</text:p>
          </table:table-cell>
          <table:table-cell table:style-name="ce107" table:formula="of:=SUM([Real.E70:.G70])" office:value-type="float" office:value="11745.65">
            <text:p>$11,746</text:p>
          </table:table-cell>
          <table:table-cell table:style-name="ce107" table:formula="of:=SUM([Real.H70:.J70])" office:value-type="float" office:value="5427.27">
            <text:p>$5,427</text:p>
          </table:table-cell>
          <table:table-cell table:style-name="ce137" table:formula="of:=SUM([Real.K70:.M70])" office:value-type="float" office:value="0">
            <text:p/>
          </table:table-cell>
          <table:table-cell table:style-name="ce266" table:formula="of:=SUM([.B70:.E70])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3">
          <table:table-cell table:style-name="ce62" table:formula="of:=[Real.A71]" office:value-type="string" office:string-value="FOG Subscription">
            <text:p>FOG Subscription</text:p>
          </table:table-cell>
          <table:table-cell table:style-name="ce92" table:formula="of:=SUM([Real.B71:.D71])" office:value-type="float" office:value="4140">
            <text:p>$4,140</text:p>
          </table:table-cell>
          <table:table-cell table:style-name="ce258" table:formula="of:=SUM([Real.E71:.G71])" office:value-type="float" office:value="6580">
            <text:p>$6,580</text:p>
          </table:table-cell>
          <table:table-cell table:style-name="ce258" table:formula="of:=SUM([Real.H71:.J71])" office:value-type="float" office:value="3330">
            <text:p>$3,330</text:p>
          </table:table-cell>
          <table:table-cell table:style-name="ce263" table:formula="of:=SUM([Real.K71:.M71])" office:value-type="float" office:value="0">
            <text:p/>
          </table:table-cell>
          <table:table-cell table:style-name="ce266" table:formula="of:=SUM([.B71:.E71])" office:value-type="currency" office:currency="USD" office:value="14050">
            <text:p>$14,050</text:p>
          </table:table-cell>
          <table:table-cell table:number-columns-repeated="1010"/>
        </table:table-row>
        <table:table-row table:style-name="ro3">
          <table:table-cell table:style-name="ce62" table:formula="of:=[Real.A72]" office:value-type="string" office:string-value="One time donation">
            <text:p>One time donation</text:p>
          </table:table-cell>
          <table:table-cell table:style-name="ce92" table:formula="of:=SUM([Real.B72:.D72])" office:value-type="float" office:value="4724">
            <text:p>$4,724</text:p>
          </table:table-cell>
          <table:table-cell table:style-name="ce258" table:formula="of:=SUM([Real.E72:.G72])" office:value-type="float" office:value="5165.65">
            <text:p>$5,166</text:p>
          </table:table-cell>
          <table:table-cell table:style-name="ce258" table:formula="of:=SUM([Real.H72:.J72])" office:value-type="float" office:value="2097.27">
            <text:p>$2,097</text:p>
          </table:table-cell>
          <table:table-cell table:style-name="ce263" table:formula="of:=SUM([Real.K72:.M72])" office:value-type="float" office:value="0">
            <text:p/>
          </table:table-cell>
          <table:table-cell table:style-name="ce158" table:formula="of:=SUM([.B72:.E72])" office:value-type="currency" office:currency="USD" office:value="11986.92">
            <text:p>$11,987</text:p>
          </table:table-cell>
          <table:table-cell table:number-columns-repeated="1010"/>
        </table:table-row>
        <table:table-row table:style-name="ro3">
          <table:table-cell table:style-name="ce63" table:formula="of:=[Real.A73]" office:value-type="string" office:string-value="Interest – Bank">
            <text:p>Interest – Bank</text:p>
          </table:table-cell>
          <table:table-cell table:style-name="ce90" table:formula="of:=SUM([Real.B73:.D73])" office:value-type="float" office:value="186.42">
            <text:p>$186</text:p>
          </table:table-cell>
          <table:table-cell table:style-name="ce107" table:formula="of:=SUM([Real.E73:.G73])" office:value-type="float" office:value="50.05">
            <text:p>$50</text:p>
          </table:table-cell>
          <table:table-cell table:style-name="ce106" table:formula="of:=SUM([Real.H73:.J73])" office:value-type="float" office:value="30.06">
            <text:p>$30</text:p>
          </table:table-cell>
          <table:table-cell table:style-name="ce137" table:formula="of:=SUM([Real.K73:.M73])" office:value-type="float" office:value="0">
            <text:p/>
          </table:table-cell>
          <table:table-cell table:style-name="ce158" table:formula="of:=SUM([.B73:.E73])" office:value-type="currency" office:currency="USD" office:value="266.53">
            <text:p>$267</text:p>
          </table:table-cell>
          <table:table-cell table:number-columns-repeated="1010"/>
        </table:table-row>
        <table:table-row table:style-name="ro3">
          <table:table-cell table:style-name="ce63" table:formula="of:=[Real.A74]" office:value-type="string" office:string-value="Other Corp. donations">
            <text:p>Other Corp. donations</text:p>
          </table:table-cell>
          <table:table-cell table:style-name="ce90" table:formula="of:=SUM([Real.B74:.D74])" office:value-type="float" office:value="0">
            <text:p/>
          </table:table-cell>
          <table:table-cell table:style-name="ce106" table:formula="of:=SUM([Real.E74:.G74])" office:value-type="float" office:value="0">
            <text:p/>
          </table:table-cell>
          <table:table-cell table:style-name="ce106" table:formula="of:=SUM([Real.H74:.J74])" office:value-type="float" office:value="0">
            <text:p/>
          </table:table-cell>
          <table:table-cell table:style-name="ce137" table:formula="of:=SUM([Real.K74:.M74])" office:value-type="float" office:value="0">
            <text:p/>
          </table:table-cell>
          <table:table-cell table:style-name="ce158" table:formula="of:=SUM([.B74:.E74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5]" office:value-type="string" office:string-value="Other">
            <text:p>Other</text:p>
          </table:table-cell>
          <table:table-cell table:style-name="ce90" table:formula="of:=SUM([Real.B75:.D75])" office:value-type="float" office:value="11000">
            <text:p>$11,000</text:p>
          </table:table-cell>
          <table:table-cell table:style-name="ce106" table:formula="of:=SUM([Real.E75:.G75])" office:value-type="float" office:value="0">
            <text:p/>
          </table:table-cell>
          <table:table-cell table:style-name="ce106" table:formula="of:=SUM([Real.H75:.J75])" office:value-type="float" office:value="0">
            <text:p/>
          </table:table-cell>
          <table:table-cell table:style-name="ce137" table:formula="of:=SUM([Real.K75:.M75])" office:value-type="float" office:value="0">
            <text:p/>
          </table:table-cell>
          <table:table-cell table:style-name="ce158" table:formula="of:=SUM([.B75:.E75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6]" office:value-type="string" office:string-value="Google SoC">
            <text:p>Google SoC</text:p>
          </table:table-cell>
          <table:table-cell table:style-name="ce89" table:formula="of:=SUM([Real.B76:.D76])" office:value-type="float" office:value="11000">
            <text:p>$11,000</text:p>
          </table:table-cell>
          <table:table-cell table:style-name="ce109" table:formula="of:=SUM([Real.E76:.G76])" office:value-type="float" office:value="0">
            <text:p/>
          </table:table-cell>
          <table:table-cell table:style-name="ce105" table:formula="of:=SUM([Real.H76:.J76])" office:value-type="float" office:value="0">
            <text:p/>
          </table:table-cell>
          <table:table-cell table:style-name="ce263" table:formula="of:=SUM([Real.K76:.M76])" office:value-type="float" office:value="0">
            <text:p/>
          </table:table-cell>
          <table:table-cell table:style-name="ce266" table:formula="of:=SUM([.B76:.E76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7]" office:value-type="string" office:string-value="External accounts">
            <text:p>External accounts</text:p>
          </table:table-cell>
          <table:table-cell table:style-name="ce89" table:formula="of:=SUM([Real.B77:.D77])" office:value-type="float" office:value="0">
            <text:p/>
          </table:table-cell>
          <table:table-cell table:style-name="ce109" table:formula="of:=SUM([Real.E77:.G77])" office:value-type="float" office:value="0">
            <text:p/>
          </table:table-cell>
          <table:table-cell table:style-name="ce105" table:formula="of:=SUM([Real.H77:.J77])" office:value-type="float" office:value="0">
            <text:p/>
          </table:table-cell>
          <table:table-cell table:style-name="ce104" table:formula="of:=SUM([Real.K77:.M77])" office:value-type="float" office:value="0">
            <text:p/>
          </table:table-cell>
          <table:table-cell table:style-name="ce266" table:formula="of:=SUM([.B77:.E7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8]" office:value-type="string" office:string-value="Women's outreach">
            <text:p>Women's outreach</text:p>
          </table:table-cell>
          <table:table-cell table:style-name="ce90" table:formula="of:=SUM([Real.B78:.D78])" office:value-type="float" office:value="0">
            <text:p/>
          </table:table-cell>
          <table:table-cell table:style-name="ce107" table:formula="of:=SUM([Real.E78:.G78])" office:value-type="float" office:value="18000">
            <text:p>$18,000</text:p>
          </table:table-cell>
          <table:table-cell table:style-name="ce106" table:formula="of:=SUM([Real.H78:.J78])" office:value-type="float" office:value="0">
            <text:p/>
          </table:table-cell>
          <table:table-cell table:style-name="ce137" table:formula="of:=SUM([Real.K78:.M78])" office:value-type="float" office:value="0">
            <text:p/>
          </table:table-cell>
          <table:table-cell table:style-name="ce158" table:formula="of:=SUM([.B78:.E78])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94" table:formula="of:=SUM([.B55];[.B58];[.B61];[.B64];[.B69];[.B70];[.B73:.B75];[.B78])" office:value-type="currency" office:currency="USD" office:value="43923.09">
            <text:p>$43,923</text:p>
          </table:table-cell>
          <table:table-cell table:style-name="ce112" table:formula="of:=SUM([.C55];[.C58];[.C61];[.C64];[.C69];[.C70];[.C73:.C75];[.C78])" office:value-type="currency" office:currency="USD" office:value="69437.12">
            <text:p>$69,437</text:p>
          </table:table-cell>
          <table:table-cell table:style-name="ce112" table:formula="of:=SUM([.D55];[.D58];[.D61];[.D64];[.D69];[.D70];[.D73:.D75];[.D78])" office:value-type="currency" office:currency="USD" office:value="81690.7">
            <text:p>$81,691</text:p>
          </table:table-cell>
          <table:table-cell table:style-name="ce112" table:formula="of:=SUM([.E55];[.E58];[.E61];[.E64];[.E69];[.E70];[.E73:.E75];[.E78])" office:value-type="currency" office:currency="USD" office:value="0">
            <text:p>$0</text:p>
          </table:table-cell>
          <table:table-cell table:style-name="ce160" table:formula="of:=SUM([.B79:.E79])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ce76" office:value-type="string">
            <text:p>Balance</text:p>
          </table:table-cell>
          <table:table-cell table:style-name="ce95" table:formula="of:=[.B79]-[.B47]" office:value-type="currency" office:currency="USD" office:value="-61687.84">
            <text:p>-$61,688</text:p>
          </table:table-cell>
          <table:table-cell table:style-name="ce113" table:formula="of:=[.C79]-[.C47]" office:value-type="currency" office:currency="USD" office:value="-26374.42">
            <text:p>-$26,374</text:p>
          </table:table-cell>
          <table:table-cell table:style-name="ce113" table:formula="of:=[.D79]-[.D47]" office:value-type="currency" office:currency="USD" office:value="43208.8">
            <text:p>$43,209</text:p>
          </table:table-cell>
          <table:table-cell table:style-name="ce113" table:formula="of:=[.E79]-[.E47]" office:value-type="currency" office:currency="USD" office:value="0">
            <text:p>$0</text:p>
          </table:table-cell>
          <table:table-cell table:style-name="ce161" table:formula="of:=[.F79]-[.F47]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3" table:number-rows-repeated="104849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>
        <table:named-expression table:name="my_name" table:base-cell-address="$Budget.$G$6" table:expression="OFFSET([.$B$6];0;0;COUNTA($a:$a);MATCH([.$G$2];my_months;0))"/>
        <table:named-expression table:name="bg_expense_ally" table:base-cell-address="$Budget.$G$6" table:expression="OFFSET([$Budget.$B$6];0;0;COUNTA($a:$a);MATCH([$Waterfall.$G$2];my_months;0))"/>
        <table:named-expression table:name="bg_expense_events" table:base-cell-address="$Budget.$G$6" table:expression="OFFSET([$Budget.$B$26];0;0;COUNTA($a:$a);MATCH([$Waterfall.$G$2];my_months;0))"/>
        <table:named-expression table:name="bg_expense_administrivia" table:base-cell-address="$Budget.$G$6" table:expression="OFFSET([$Budget.$B$9];0;0;COUNTA($a:$a);MATCH([$Waterfall.$G$2];my_months;0))"/>
        <table:named-expression table:name="bg_expense_local_outreach" table:base-cell-address="$Budget.$G$6" table:expression="OFFSET([$Budget.$B$36];0;0;COUNTA($a:$a);MATCH([$Waterfall.$G$2];my_months;0))"/>
        <table:named-expression table:name="bg_expense_marketing" table:base-cell-address="$Budget.$G$6" table:expression="OFFSET([$Budget.$B$41];0;0;COUNTA($a:$a);MATCH([$Waterfall.$G$2];my_months;0))"/>
        <table:named-expression table:name="bg_expense_wop" table:base-cell-address="$Budget.$G$6" table:expression="OFFSET([$Budget.$B$46];0;0;COUNTA($a:$a);MATCH([$Waterfall.$G$2];my_months;0))"/>
        <table:named-expression table:name="bg_expense_employees" table:base-cell-address="$Budget.$B$9" table:expression="OFFSET([$Budget.$B$18];0;0;COUNTA($a:$a);MATCH([$Waterfall.$G$2];my_months;0))"/>
        <table:named-expression table:name="bg_expense_exployees" table:base-cell-address="$Waterfall.$D$44" table:expression="OFFSET([$Budget.$B$18];0;0;COUNTA($a:$a);MATCH([$Waterfall.$G$2];my_months;0))"/>
        <table:named-expression table:name="bg_expense_fog" table:base-cell-address="$Waterfall.$D$44" table:expression="OFFSET([$Budget.$B$40];0;0;COUNTA($a:$a);MATCH([$Waterfall.$G$2];my_months;0))"/>
        <table:named-expression table:name="bg_expense_hackfests" table:base-cell-address="$Waterfall.$D$44" table:expression="OFFSET([$Budget.$B$35];0;0;COUNTA($a:$a);MATCH([$Waterfall.$G$2];my_months;0))"/>
        <table:named-expression table:name="bg_expense_mobile" table:base-cell-address="$Waterfall.$D$44" table:expression="OFFSET([$Budget.$B$45];0;0;COUNTA($a:$a);MATCH([$Waterfall.$G$2];my_months;0))"/>
        <table:named-expression table:name="bg_income_ally" table:base-cell-address="$Budget.$B$9" table:expression="OFFSET([$Budget.$B$55];0;0;COUNTA($a:$a);MATCH([$Waterfall.$G$2];my_months;0))"/>
        <table:named-expression table:name="bg_income_adboard" table:base-cell-address="$Budget.$B$9" table:expression="OFFSET([$Budget.$B$58];0;0;COUNTA($a:$a);MATCH([$Waterfall.$G$2];my_months;0))"/>
        <table:named-expression table:name="bg_income_affiliate_programs" table:base-cell-address="$Budget.$B$9" table:expression="OFFSET([$Budget.$B$61];0;0;COUNTA($a:$a);MATCH([$Waterfall.$G$2];my_months;0))"/>
        <table:named-expression table:name="bg_income_events" table:base-cell-address="$Budget.$B$9" table:expression="OFFSET([$Budget.$B$64];0;0;COUNTA($a:$a);MATCH([$Waterfall.$G$2];my_months;0))"/>
        <table:named-expression table:name="bg_income_hackfests" table:base-cell-address="$Budget.$B$9" table:expression="OFFSET([$Budget.$B$69];0;0;COUNTA($a:$a);MATCH([$Waterfall.$G$2];my_months;0))"/>
        <table:named-expression table:name="bg_income_fog" table:base-cell-address="$Budget.$B$9" table:expression="OFFSET([$Budget.$B$70];0;0;COUNTA($a:$a);MATCH([$Waterfall.$G$2];my_months;0))"/>
        <table:named-expression table:name="bg_income_interests" table:base-cell-address="$Budget.$B$9" table:expression="OFFSET([$Budget.$B$73];0;0;COUNTA($a:$a);MATCH([$Waterfall.$G$2];my_months;0))"/>
        <table:named-expression table:name="bg_income_other_corp_donations" table:base-cell-address="$Budget.$B$9" table:expression="OFFSET([$Budget.$B$74];0;0;COUNTA($a:$a);MATCH([$Waterfall.$G$2];my_months;0))"/>
        <table:named-expression table:name="bg_income_other" table:base-cell-address="$Budget.$B$9" table:expression="OFFSET([$Budget.$B$75];0;0;COUNTA($a:$a);MATCH([$Waterfall.$G$2];my_months;0))"/>
        <table:named-expression table:name="bg_income_wop" table:base-cell-address="$Budget.$B$9" table:expression="OFFSET([$Budget.$B$78];0;0;COUNTA($a:$a);MATCH([$Waterfall.$G$2];my_months;0))"/>
      </table:named-expressions>
      <table:database-ranges>
        <table:database-range table:name="my_months" table:target-range-address="Real.B5:Real.M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20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1-07-03T20:30:20</dc:date>
    <dc:creator>Germán Póo-Caamaño</dc:creator>
    <meta:editing-duration>P6DT20H3M</meta:editing-duration>
    <meta:editing-cycles>93</meta:editing-cycles>
    <meta:generator>LibreOffice/3.3$Linux LibreOffice_project/330m19$Build-202</meta:generator>
    <dc:title>GNOME Foundation Budget FY2010</dc:title>
    <meta:document-statistic meta:table-count="5" meta:cell-count="3623" meta:object-count="0"/>
  </office:meta>
</office:document-meta>
</file>